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99in"/>
    </style:style>
    <style:style style:name="co2" style:family="table-column">
      <style:table-column-properties fo:break-before="auto" style:column-width="1.0409in"/>
    </style:style>
    <style:style style:name="co3" style:family="table-column">
      <style:table-column-properties fo:break-before="auto" style:column-width="1.7909in"/>
    </style:style>
    <style:style style:name="co4" style:family="table-column">
      <style:table-column-properties fo:break-before="auto" style:column-width="1.5366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483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5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in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color="#ffffff"/>
    </style:style>
    <style:style style:name="ce4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1" table:number-columns-repeated="16377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Inf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0 <text:s/>&gt; <text:s/>443 [FIN, ACK] Seq=1 Ack=1 Win=513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5453" calcext:value-type="float">
            <text:p>0.0354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andard query 0xad8f A nexusrules.officeapps.live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3072" calcext:value-type="float">
            <text:p>0.0430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14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5166" calcext:value-type="float">
            <text:p>0.0451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9326" calcext:value-type="float">
            <text:p>0.0593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4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9785" calcext:value-type="float">
            <text:p>0.0597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TLSv1.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9147" calcext:value-type="float">
            <text:p>0.0791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4 <text:s/>&gt; <text:s/>443 [ACK] Seq=192 Ack=279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328" calcext:value-type="float">
            <text:p>0.07932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4 <text:s/>&gt; <text:s/>443 [ACK] Seq=192 Ack=559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7472" calcext:value-type="float">
            <text:p>0.0874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0 <text:s/>&gt; <text:s/>443 [ACK] Seq=2 Ack=2 Win=513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99408" calcext:value-type="float">
            <text:p>0.09940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TLSv1.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1556" calcext:value-type="float">
            <text:p>0.1215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TLSv1.2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7078" calcext:value-type="float">
            <text:p>0.1870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4 <text:s/>&gt; <text:s/>443 [ACK] Seq=1115 Ack=6534 Win=13030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33532" calcext:value-type="float">
            <text:p>1.4335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tandard query 0x4a36 A v10.events.data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46497" calcext:value-type="float">
            <text:p>1.44649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15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692754" calcext:value-type="float">
            <text:p>1.6927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5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693079" calcext:value-type="float">
            <text:p>1.6930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796426" calcext:value-type="float">
            <text:p>1.7964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5 <text:s/>&gt; <text:s/>443 [ACK] Seq=209 Ack=279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798645" calcext:value-type="float">
            <text:p>1.7986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902336" calcext:value-type="float">
            <text:p>1.9023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902481" calcext:value-type="float">
            <text:p>1.9024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5 <text:s/>&gt; <text:s/>443 [ACK] Seq=1274 Ack=4082 Win=13004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902481" calcext:value-type="float">
            <text:p>1.9024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5 <text:s/>&gt; <text:s/>443 [ACK] Seq=2672 Ack=4082 Win=13004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902481" calcext:value-type="float">
            <text:p>1.9024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5 <text:s/>&gt; <text:s/>443 [ACK] Seq=4070 Ack=4082 Win=13004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902481" calcext:value-type="float">
            <text:p>1.9024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012596" calcext:value-type="float">
            <text:p>2.0125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5 <text:s/>&gt; <text:s/>443 [FIN, ACK] Seq=6043 Ack=443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01367" calcext:value-type="float">
            <text:p>2.0136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4.79.197.219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52 <text:s/>&gt; <text:s/>443 [ACK] Seq=1 Ack=1 Win=511 Len=1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103088" calcext:value-type="float">
            <text:p>2.10308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5 <text:s/>&gt; <text:s/>443 [ACK] Seq=6044 Ack=4440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150775" calcext:value-type="float">
            <text:p>2.1507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843 <text:s/>&gt; <text:s/>443 [ACK] Seq=1 Ack=1 Win=8267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150775" calcext:value-type="float">
            <text:p>2.1507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LSv1.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50855" calcext:value-type="float">
            <text:p>2.15085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LSv1.2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213385" calcext:value-type="float">
            <text:p>2.2133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43 <text:s/>&gt; <text:s/>443 [ACK] Seq=2350 Ack=1645 Win=8267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213704" calcext:value-type="float">
            <text:p>2.2137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43 <text:s/>&gt; <text:s/>443 [ACK] Seq=2350 Ack=2504 Win=826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213821" calcext:value-type="float">
            <text:p>2.2138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43 <text:s/>&gt; <text:s/>443 [ACK] Seq=2350 Ack=2595 Win=826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430299" calcext:value-type="float">
            <text:p>2.4302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620 <text:s/>&gt; <text:s/>443 [ACK] Seq=1 Ack=2 Win=65535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031212" calcext:value-type="float">
            <text:p>3.0312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190.143.5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91 <text:s/>&gt; <text:s/>443 [FIN, ACK] Seq=1 Ack=1 Win=509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031319" calcext:value-type="float">
            <text:p>3.0313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90.22.18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89 <text:s/>&gt; <text:s/>443 [FIN, ACK] Seq=1 Ack=1 Win=513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03143" calcext:value-type="float">
            <text:p>3.031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93.184.220.2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58 <text:s/>&gt; <text:s/>80 [FIN, ACK] Seq=1 Ack=1 Win=51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037056" calcext:value-type="float">
            <text:p>3.0370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93.184.220.2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58 <text:s/>&gt; <text:s/>80 [ACK] Seq=2 Ack=2 Win=51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04842" calcext:value-type="float">
            <text:p>3.048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053385" calcext:value-type="float">
            <text:p>3.0533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190.143.5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91 <text:s/>&gt; <text:s/>443 [ACK] Seq=2 Ack=2 Win=509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081106" calcext:value-type="float">
            <text:p>3.08110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45 <text:s/>&gt; <text:s/>443 [ACK] Seq=1 Ack=44 Win=827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332562" calcext:value-type="float">
            <text:p>3.33256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90.22.18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89 <text:s/>&gt; <text:s/>443 [ACK] Seq=2 Ack=2 Win=513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535897" calcext:value-type="float">
            <text:p>3.53589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674 <text:s/>&gt; <text:s/>443 [ACK] Seq=1 Ack=2 Win=65535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67068" calcext:value-type="float">
            <text:p>5.670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2.91</text:p>
          </table:table-cell>
          <table:table-cell office:value-type="string" calcext:value-type="string">
            <text:p>TLSv1.2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670826" calcext:value-type="float">
            <text:p>5.6708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2.91</text:p>
          </table:table-cell>
          <table:table-cell office:value-type="string" calcext:value-type="string">
            <text:p>TLSv1.2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994156" calcext:value-type="float">
            <text:p>5.9941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2.9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52 <text:s/>&gt; <text:s/>443 [ACK] Seq=1741 Ack=427 Win=102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049434" calcext:value-type="float">
            <text:p>6.0494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739306" calcext:value-type="float">
            <text:p>7.73930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tandard query 0x21ae A v10.events.data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751358" calcext:value-type="float">
            <text:p>7.75135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17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940425" calcext:value-type="float">
            <text:p>7.94042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7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940782" calcext:value-type="float">
            <text:p>7.9407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965985" calcext:value-type="float">
            <text:p>7.9659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0.183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82 <text:s/>&gt; <text:s/>443 [FIN, ACK] Seq=1 Ack=47 Win=50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966123" calcext:value-type="float">
            <text:p>7.96612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0.183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82 <text:s/>&gt; <text:s/>443 [ACK] Seq=2 Ack=79 Win=50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966169" calcext:value-type="float">
            <text:p>7.96616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0.183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82 <text:s/>&gt; <text:s/>443 [RST, ACK] Seq=2 Ack=79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025198" calcext:value-type="float">
            <text:p>8.0251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7 <text:s/>&gt; <text:s/>443 [ACK] Seq=209 Ack=403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027483" calcext:value-type="float">
            <text:p>8.02748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251314" calcext:value-type="float">
            <text:p>8.2513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25145" calcext:value-type="float">
            <text:p>8.251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7 <text:s/>&gt; <text:s/>443 [ACK] Seq=1275 Ack=408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25145" calcext:value-type="float">
            <text:p>8.251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7 <text:s/>&gt; <text:s/>443 [ACK] Seq=2673 Ack=408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25145" calcext:value-type="float">
            <text:p>8.251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7 <text:s/>&gt; <text:s/>443 [ACK] Seq=4071 Ack=408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25145" calcext:value-type="float">
            <text:p>8.251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7 <text:s/>&gt; <text:s/>443 [ACK] Seq=5469 Ack=408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25145" calcext:value-type="float">
            <text:p>8.251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7 <text:s/>&gt; <text:s/>443 [ACK] Seq=6867 Ack=408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25145" calcext:value-type="float">
            <text:p>8.251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251599" calcext:value-type="float">
            <text:p>8.2515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7 <text:s/>&gt; <text:s/>443 [ACK] Seq=9496 Ack=408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251599" calcext:value-type="float">
            <text:p>8.2515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464801" calcext:value-type="float">
            <text:p>8.46480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7 <text:s/>&gt; <text:s/>443 [FIN, ACK] Seq=11547 Ack=4441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.656582" calcext:value-type="float">
            <text:p>8.6565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7 <text:s/>&gt; <text:s/>443 [ACK] Seq=11548 Ack=4442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701975" calcext:value-type="float">
            <text:p>8.7019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.82.255.255</text:p>
          </table:table-cell>
          <table:table-cell office:value-type="string" calcext:value-type="string">
            <text:p>BROWS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omain/Workgroup Announcement WORKGROUP, NT Workstation, Domain Enu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.052458" calcext:value-type="float">
            <text:p>9.05245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.821251" calcext:value-type="float">
            <text:p>9.8212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.82.255.255</text:p>
          </table:table-cell>
          <table:table-cell office:value-type="string" calcext:value-type="string">
            <text:p>BROWSER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Local Master Announcement TAMSDEN, Workstation, Server, NT Workstation, Potential Browser, Master Browser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.16987" calcext:value-type="float">
            <text:p>10.1698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76.224.9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96 <text:s/>&gt; <text:s/>443 [FIN, ACK] Seq=1 Ack=1 Win=511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.227999" calcext:value-type="float">
            <text:p>10.2279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77.224.1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95 <text:s/>&gt; <text:s/>443 [FIN, ACK] Seq=1 Ack=1 Win=511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.295207" calcext:value-type="float">
            <text:p>10.2952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76.224.9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96 <text:s/>&gt; <text:s/>443 [ACK] Seq=2 Ack=2 Win=511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.33933" calcext:value-type="float">
            <text:p>10.339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77.224.1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95 <text:s/>&gt; <text:s/>443 [ACK] Seq=2 Ack=2 Win=511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.466819" calcext:value-type="float">
            <text:p>11.4668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00 <text:s/>&gt; <text:s/>443 [FIN, ACK] Seq=1 Ack=1 Win=50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.467042" calcext:value-type="float">
            <text:p>11.4670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1.104.139.18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01 <text:s/>&gt; <text:s/>443 [FIN, ACK] Seq=1 Ack=1 Win=513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482818" calcext:value-type="float">
            <text:p>11.48281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1.104.139.18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01 <text:s/>&gt; <text:s/>443 [ACK] Seq=2 Ack=2 Win=513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507074" calcext:value-type="float">
            <text:p>11.5070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00 <text:s/>&gt; <text:s/>443 [ACK] Seq=2 Ack=2 Win=50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.288063" calcext:value-type="float">
            <text:p>12.28806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08.191.10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78 <text:s/>&gt; <text:s/>443 [ACK] Seq=1 Ack=32 Win=3272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.855178" calcext:value-type="float">
            <text:p>12.8551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5.185.216.4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25 <text:s/>&gt; <text:s/>80 [ACK] Seq=1 Ack=2 Win=507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.855458" calcext:value-type="float">
            <text:p>12.85545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5.185.216.4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25 <text:s/>&gt; <text:s/>80 [FIN, ACK] Seq=1 Ack=2 Win=507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.072042" calcext:value-type="float">
            <text:p>13.0720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.521738" calcext:value-type="float">
            <text:p>13.5217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56</text:p>
          </table:table-cell>
          <table:table-cell office:value-type="string" calcext:value-type="string">
            <text:p>TLSv1.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.539066" calcext:value-type="float">
            <text:p>13.5390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22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08 <text:s/>&gt; <text:s/>443 [ACK] Seq=1 Ack=1 Win=511 Len=1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.77666" calcext:value-type="float">
            <text:p>13.776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56</text:p>
          </table:table-cell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[TCP Retransmission] 1884 <text:s/>&gt; <text:s/>443 [PSH, ACK] Seq=1 Ack=1 Win=1021 Len=35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.971486" calcext:value-type="float">
            <text:p>13.97148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tandard query 0x8382 A mrodevicemgr.officeapps.live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.980053" calcext:value-type="float">
            <text:p>13.9800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16.58.207.227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22 <text:s/>&gt; <text:s/>443 [ACK] Seq=1 Ack=1 Win=511 Len=1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.98262" calcext:value-type="float">
            <text:p>13.9826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19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.002261" calcext:value-type="float">
            <text:p>14.0022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9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.002823" calcext:value-type="float">
            <text:p>14.00282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.021713" calcext:value-type="float">
            <text:p>14.02171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9 <text:s/>&gt; <text:s/>443 [ACK] Seq=212 Ack=559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.02839" calcext:value-type="float">
            <text:p>14.0283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.046019" calcext:value-type="float">
            <text:p>14.0460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9 <text:s/>&gt; <text:s/>443 [ACK] Seq=370 Ack=6169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.048234" calcext:value-type="float">
            <text:p>14.0482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.04836" calcext:value-type="float">
            <text:p>14.048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.048574" calcext:value-type="float">
            <text:p>14.0485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.065264" calcext:value-type="float">
            <text:p>14.0652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9 <text:s/>&gt; <text:s/>443 [ACK] Seq=784 Ack=6655 Win=13030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.065917" calcext:value-type="float">
            <text:p>14.0659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9 <text:s/>&gt; <text:s/>443 [FIN, ACK] Seq=784 Ack=6655 Win=13030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.083533" calcext:value-type="float">
            <text:p>14.0835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9 <text:s/>&gt; <text:s/>443 [ACK] Seq=785 Ack=6656 Win=13030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.240961" calcext:value-type="float">
            <text:p>14.2409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3.194.13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95 <text:s/>&gt; <text:s/>443 [RST, ACK] Seq=1 Ack=1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.292066" calcext:value-type="float">
            <text:p>14.2920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20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.308606" calcext:value-type="float">
            <text:p>14.30860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0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.309056" calcext:value-type="float">
            <text:p>14.3090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.328657" calcext:value-type="float">
            <text:p>14.32865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0 <text:s/>&gt; <text:s/>443 [ACK] Seq=212 Ack=419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.328946" calcext:value-type="float">
            <text:p>14.3289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0 <text:s/>&gt; <text:s/>443 [ACK] Seq=212 Ack=559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.333961" calcext:value-type="float">
            <text:p>14.3339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.350717" calcext:value-type="float">
            <text:p>14.3507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0 <text:s/>&gt; <text:s/>443 [ACK] Seq=370 Ack=6169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.351379" calcext:value-type="float">
            <text:p>14.3513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.351436" calcext:value-type="float">
            <text:p>14.3514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.351498" calcext:value-type="float">
            <text:p>14.3514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.370038" calcext:value-type="float">
            <text:p>14.3700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0 <text:s/>&gt; <text:s/>443 [ACK] Seq=846 Ack=6635 Win=13030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.37045" calcext:value-type="float">
            <text:p>14.370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0 <text:s/>&gt; <text:s/>443 [FIN, ACK] Seq=846 Ack=6635 Win=13030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.384319" calcext:value-type="float">
            <text:p>14.3843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tandard query 0xb026 A officecdn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.401679" calcext:value-type="float">
            <text:p>14.4016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0 <text:s/>&gt; <text:s/>443 [ACK] Seq=847 Ack=6636 Win=13030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.401685" calcext:value-type="float">
            <text:p>14.4016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22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.407728" calcext:value-type="float">
            <text:p>14.40772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2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.408031" calcext:value-type="float">
            <text:p>14.4080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HTTP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EAD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.408052" calcext:value-type="float">
            <text:p>14.40805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.408166" calcext:value-type="float">
            <text:p>14.4081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620 <text:s/>&gt; <text:s/>443 [RST, ACK] Seq=32 Ack=2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.409856" calcext:value-type="float">
            <text:p>14.4098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tandard query 0x53d5 A nimbus.bitdefender.net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.418776" calcext:value-type="float">
            <text:p>14.41877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25 <text:s/>&gt; <text:s/>443 [SYN] Seq=0 Win=65535 Len=0 MSS=1460 WS=8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.430029" calcext:value-type="float">
            <text:p>14.43002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tandard query 0x6f0b A officecdn.microsoft.com.edgesuite.net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.434708" calcext:value-type="float">
            <text:p>14.43470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5 <text:s/>&gt; <text:s/>443 [ACK] Seq=1 Ack=1 Win=26217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.435174" calcext:value-type="float">
            <text:p>14.4351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.438247" calcext:value-type="float">
            <text:p>14.4382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27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.439374" calcext:value-type="float">
            <text:p>14.4393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7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.439611" calcext:value-type="float">
            <text:p>14.4396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.439665" calcext:value-type="float">
            <text:p>14.43966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HTTP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HEAD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.439722" calcext:value-type="float">
            <text:p>14.43972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674 <text:s/>&gt; <text:s/>443 [RST, ACK] Seq=32 Ack=2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.441178" calcext:value-type="float">
            <text:p>14.4411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30 <text:s/>&gt; <text:s/>443 [SYN] Seq=0 Win=65535 Len=0 MSS=1460 WS=8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.45307" calcext:value-type="float">
            <text:p>14.453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5 <text:s/>&gt; <text:s/>443 [ACK] Seq=518 Ack=2797 Win=26217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.454164" calcext:value-type="float">
            <text:p>14.4541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.457034" calcext:value-type="float">
            <text:p>14.4570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0 <text:s/>&gt; <text:s/>443 [ACK] Seq=1 Ack=1 Win=65535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.457421" calcext:value-type="float">
            <text:p>14.4574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.464532" calcext:value-type="float">
            <text:p>14.4645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2 <text:s/>&gt; <text:s/>80 [ACK] Seq=181 Ack=279 Win=13107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.471307" calcext:value-type="float">
            <text:p>14.4713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.471399" calcext:value-type="float">
            <text:p>14.4713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.475571" calcext:value-type="float">
            <text:p>14.47557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0 <text:s/>&gt; <text:s/>443 [ACK] Seq=518 Ack=3171 Win=65535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.476753" calcext:value-type="float">
            <text:p>14.4767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.491328" calcext:value-type="float">
            <text:p>14.49132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7 <text:s/>&gt; <text:s/>80 [ACK] Seq=195 Ack=405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.494095" calcext:value-type="float">
            <text:p>14.49409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.494165" calcext:value-type="float">
            <text:p>14.49416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.539226" calcext:value-type="float">
            <text:p>14.5392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5 <text:s/>&gt; <text:s/>443 [ACK] Seq=1014 Ack=3553 Win=2614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.564612" calcext:value-type="float">
            <text:p>14.5646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0 <text:s/>&gt; <text:s/>443 [ACK] Seq=1028 Ack=3519 Win=65535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.600461" calcext:value-type="float">
            <text:p>14.6004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HTTP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EAD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.612843" calcext:value-type="float">
            <text:p>14.6128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HTTP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HEAD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.648396" calcext:value-type="float">
            <text:p>14.6483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2 <text:s/>&gt; <text:s/>80 [ACK] Seq=361 Ack=557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.664496" calcext:value-type="float">
            <text:p>14.6644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7 <text:s/>&gt; <text:s/>80 [ACK] Seq=389 Ack=809 Win=1305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.728582" calcext:value-type="float">
            <text:p>14.7285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853 <text:s/>&gt; <text:s/>443 [ACK] Seq=1 Ack=1 Win=16481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.728582" calcext:value-type="float">
            <text:p>14.7285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LSv1.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.728672" calcext:value-type="float">
            <text:p>14.7286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LSv1.2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.804693" calcext:value-type="float">
            <text:p>14.8046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53 <text:s/>&gt; <text:s/>443 [ACK] Seq=2266 Ack=2093 Win=16481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.804869" calcext:value-type="float">
            <text:p>14.80486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53 <text:s/>&gt; <text:s/>443 [ACK] Seq=2266 Ack=2150 Win=1648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.8214" calcext:value-type="float">
            <text:p>14.82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tandard query 0xd778 A geo.prod.do.dsp.mp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.83854" calcext:value-type="float">
            <text:p>14.838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31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.847341" calcext:value-type="float">
            <text:p>14.84734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53 <text:s/>&gt; <text:s/>443 [ACK] Seq=2266 Ack=2184 Win=1648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.854842" calcext:value-type="float">
            <text:p>14.8548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1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.856683" calcext:value-type="float">
            <text:p>14.85668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LSv1.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.872386" calcext:value-type="float">
            <text:p>14.87238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1 <text:s/>&gt; <text:s/>443 [ACK] Seq=212 Ack=243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.882902" calcext:value-type="float">
            <text:p>14.8829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LSv1.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.899272" calcext:value-type="float">
            <text:p>14.8992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1 <text:s/>&gt; <text:s/>443 [ACK] Seq=370 Ack=2553 Win=13107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.910159" calcext:value-type="float">
            <text:p>14.91015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LSv1.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.910243" calcext:value-type="float">
            <text:p>14.9102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LSv1.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.910438" calcext:value-type="float">
            <text:p>14.9104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.929357" calcext:value-type="float">
            <text:p>14.92935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1 <text:s/>&gt; <text:s/>443 [ACK] Seq=673 Ack=3155 Win=1305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.935122" calcext:value-type="float">
            <text:p>14.93512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1 <text:s/>&gt; <text:s/>443 [FIN, ACK] Seq=673 Ack=3155 Win=1305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.941627" calcext:value-type="float">
            <text:p>14.9416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tandard query 0xc506 A kv601.prod.do.dsp.mp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.950404" calcext:value-type="float">
            <text:p>14.9504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1 <text:s/>&gt; <text:s/>443 [ACK] Seq=674 Ack=3156 Win=1305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.952107" calcext:value-type="float">
            <text:p>14.9521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32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.958817" calcext:value-type="float">
            <text:p>14.9588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2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.959263" calcext:value-type="float">
            <text:p>14.95926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.966498" calcext:value-type="float">
            <text:p>14.9664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2 <text:s/>&gt; <text:s/>443 [ACK] Seq=214 Ack=409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.968869" calcext:value-type="float">
            <text:p>14.96886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2 <text:s/>&gt; <text:s/>443 [ACK] Seq=214 Ack=549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.975858" calcext:value-type="float">
            <text:p>14.97585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.984549" calcext:value-type="float">
            <text:p>14.98454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.000311" calcext:value-type="float">
            <text:p>15.0003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2 <text:s/>&gt; <text:s/>443 [FIN, ACK] Seq=673 Ack=708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.007774" calcext:value-type="float">
            <text:p>15.0077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2 <text:s/>&gt; <text:s/>443 [RST, ACK] Seq=674 Ack=7120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.226955" calcext:value-type="float">
            <text:p>15.22695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33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.236879" calcext:value-type="float">
            <text:p>15.2368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tandard query 0x5b98 A cp601.prod.do.dsp.mp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.244596" calcext:value-type="float">
            <text:p>15.2445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34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.25114" calcext:value-type="float">
            <text:p>15.251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4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.251559" calcext:value-type="float">
            <text:p>15.25155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.25881" calcext:value-type="float">
            <text:p>15.258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4 <text:s/>&gt; <text:s/>443 [ACK] Seq=214 Ack=279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.259747" calcext:value-type="float">
            <text:p>15.2597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4 <text:s/>&gt; <text:s/>443 [ACK] Seq=214 Ack=549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.269619" calcext:value-type="float">
            <text:p>15.2696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.277138" calcext:value-type="float">
            <text:p>15.2771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.301469" calcext:value-type="float">
            <text:p>15.30146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4 <text:s/>&gt; <text:s/>443 [FIN, ACK] Seq=890 Ack=6317 Win=1305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.307942" calcext:value-type="float">
            <text:p>15.3079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4 <text:s/>&gt; <text:s/>443 [RST, ACK] Seq=891 Ack=6348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.308575" calcext:value-type="float">
            <text:p>15.3085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tandard query 0x3679 A officecdn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.313062" calcext:value-type="float">
            <text:p>15.31306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3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5.313428" calcext:value-type="float">
            <text:p>15.31342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.329576" calcext:value-type="float">
            <text:p>15.32957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36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5.332994" calcext:value-type="float">
            <text:p>15.33299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6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5.333196" calcext:value-type="float">
            <text:p>15.3331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HTTP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5.351561" calcext:value-type="float">
            <text:p>15.3515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38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5.353854" calcext:value-type="float">
            <text:p>15.3538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8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.354063" calcext:value-type="float">
            <text:p>15.35406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HTTP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.368248" calcext:value-type="float">
            <text:p>15.3682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8 <text:s/>&gt; <text:s/>80 [FIN, ACK] Seq=295 Ack=448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.368297" calcext:value-type="float">
            <text:p>15.36829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6 <text:s/>&gt; <text:s/>80 [FIN, ACK] Seq=281 Ack=279 Win=13107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.369274" calcext:value-type="float">
            <text:p>15.3692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8 <text:s/>&gt; <text:s/>80 [ACK] Seq=296 Ack=449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.370365" calcext:value-type="float">
            <text:p>15.37036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6 <text:s/>&gt; <text:s/>80 [ACK] Seq=282 Ack=280 Win=13107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.410284" calcext:value-type="float">
            <text:p>15.41028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tandard query 0xed3f A officecdn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.416017" calcext:value-type="float">
            <text:p>15.4160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3 <text:s/>&gt; <text:s/>443 [ACK] Seq=209 Ack=403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5.418319" calcext:value-type="float">
            <text:p>15.4183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.715418" calcext:value-type="float">
            <text:p>15.71541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TCP Retransmission] 1933 <text:s/>&gt; <text:s/>443 [PSH, ACK] Seq=209 Ack=4031 Win=131328 Len=93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5.725611" calcext:value-type="float">
            <text:p>15.7256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.725791" calcext:value-type="float">
            <text:p>15.7257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33 <text:s/>&gt; <text:s/>443 [ACK] Seq=1274 Ack=408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.725791" calcext:value-type="float">
            <text:p>15.7257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33 <text:s/>&gt; <text:s/>443 [ACK] Seq=2672 Ack=408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.725791" calcext:value-type="float">
            <text:p>15.7257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5.730811" calcext:value-type="float">
            <text:p>15.7308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40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5.741688" calcext:value-type="float">
            <text:p>15.74168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0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.741938" calcext:value-type="float">
            <text:p>15.7419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HTTP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.75692" calcext:value-type="float">
            <text:p>15.756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42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5.758132" calcext:value-type="float">
            <text:p>15.7581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2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.758347" calcext:value-type="float">
            <text:p>15.7583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HTTP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5.770806" calcext:value-type="float">
            <text:p>15.77080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HTTP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.785154" calcext:value-type="float">
            <text:p>15.7851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HTTP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5.791947" calcext:value-type="float">
            <text:p>15.7919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2 <text:s/>&gt; <text:s/>80 [ACK] Seq=600 Ack=1896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5.79205" calcext:value-type="float">
            <text:p>15.792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2 <text:s/>&gt; <text:s/>80 [ACK] Seq=600 Ack=4692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5.792199" calcext:value-type="float">
            <text:p>15.7921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2 <text:s/>&gt; <text:s/>80 [ACK] Seq=600 Ack=7688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.792336" calcext:value-type="float">
            <text:p>15.7923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2 <text:s/>&gt; <text:s/>80 [ACK] Seq=600 Ack=10700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.8184" calcext:value-type="float">
            <text:p>15.818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3 <text:s/>&gt; <text:s/>443 [FIN, ACK] Seq=5055 Ack=4439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5.824115" calcext:value-type="float">
            <text:p>15.82411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2 <text:s/>&gt; <text:s/>80 [FIN, ACK] Seq=600 Ack=10700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5.824187" calcext:value-type="float">
            <text:p>15.82418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0 <text:s/>&gt; <text:s/>80 [FIN, ACK] Seq=572 Ack=557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5.825615" calcext:value-type="float">
            <text:p>15.82561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2 <text:s/>&gt; <text:s/>80 [ACK] Seq=601 Ack=1070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5.825793" calcext:value-type="float">
            <text:p>15.8257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0 <text:s/>&gt; <text:s/>80 [ACK] Seq=573 Ack=558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5.889143" calcext:value-type="float">
            <text:p>15.8891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44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5.908921" calcext:value-type="float">
            <text:p>15.9089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4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.909146" calcext:value-type="float">
            <text:p>15.909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HTTP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5.929949" calcext:value-type="float">
            <text:p>15.92994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46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5.93098" calcext:value-type="float">
            <text:p>15.930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6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5.931226" calcext:value-type="float">
            <text:p>15.9312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HTTP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5.943637" calcext:value-type="float">
            <text:p>15.9436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HTTP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5.960193" calcext:value-type="float">
            <text:p>15.9601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3 <text:s/>&gt; <text:s/>443 [ACK] Seq=5056 Ack=4440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.968823" calcext:value-type="float">
            <text:p>15.96882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HTTP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5.97583" calcext:value-type="float">
            <text:p>15.9758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6 <text:s/>&gt; <text:s/>80 [ACK] Seq=600 Ack=1896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.975982" calcext:value-type="float">
            <text:p>15.9759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6 <text:s/>&gt; <text:s/>80 [ACK] Seq=600 Ack=4692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5.976121" calcext:value-type="float">
            <text:p>15.9761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6 <text:s/>&gt; <text:s/>80 [ACK] Seq=600 Ack=7688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5.976272" calcext:value-type="float">
            <text:p>15.9762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6 <text:s/>&gt; <text:s/>80 [ACK] Seq=600 Ack=10700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6.005243" calcext:value-type="float">
            <text:p>16.0052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6 <text:s/>&gt; <text:s/>80 [FIN, ACK] Seq=600 Ack=10700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.005305" calcext:value-type="float">
            <text:p>16.0053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4 <text:s/>&gt; <text:s/>80 [FIN, ACK] Seq=572 Ack=557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6.006223" calcext:value-type="float">
            <text:p>16.00622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6 <text:s/>&gt; <text:s/>80 [ACK] Seq=601 Ack=1070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6.006401" calcext:value-type="float">
            <text:p>16.00640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4 <text:s/>&gt; <text:s/>80 [ACK] Seq=573 Ack=558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6.073722" calcext:value-type="float">
            <text:p>16.07372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7.258407" calcext:value-type="float">
            <text:p>17.2584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08.191.10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78 <text:s/>&gt; <text:s/>443 [ACK] Seq=1 Ack=33 Win=3272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7.299314" calcext:value-type="float">
            <text:p>17.2993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34 <text:s/>&gt; <text:s/>443 [ACK] Seq=1 Ack=44 Win=50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.07614" calcext:value-type="float">
            <text:p>19.076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9.509776" calcext:value-type="float">
            <text:p>19.50977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67.251.132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60 <text:s/>&gt; <text:s/>443 [ACK] Seq=1 Ack=1 Win=509 Len=1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1.292273" calcext:value-type="float">
            <text:p>21.29227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45 <text:s/>&gt; <text:s/>443 [ACK] Seq=1 Ack=87 Win=827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2.136757" calcext:value-type="float">
            <text:p>22.13675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99.84.12.226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81 <text:s/>&gt; <text:s/>443 [ACK] Seq=1 Ack=1 Win=510 Len=1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3.096555" calcext:value-type="float">
            <text:p>23.09655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6.098691" calcext:value-type="float">
            <text:p>26.0986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9.100526" calcext:value-type="float">
            <text:p>29.1005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9.712438" calcext:value-type="float">
            <text:p>29.7124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ndard query 0xa6ed A tsfe.trafficshaping.dsp.mp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9.723974" calcext:value-type="float">
            <text:p>29.7239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48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9.740114" calcext:value-type="float">
            <text:p>29.7401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8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9.740656" calcext:value-type="float">
            <text:p>29.7406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9.7601" calcext:value-type="float">
            <text:p>29.760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8 <text:s/>&gt; <text:s/>443 [ACK] Seq=220 Ack=385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9.764847" calcext:value-type="float">
            <text:p>29.7648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.782972" calcext:value-type="float">
            <text:p>29.7829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8 <text:s/>&gt; <text:s/>443 [ACK] Seq=378 Ack=3973 Win=13107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9.783976" calcext:value-type="float">
            <text:p>29.78397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9.784113" calcext:value-type="float">
            <text:p>29.78411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9.784314" calcext:value-type="float">
            <text:p>29.7843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9.784421" calcext:value-type="float">
            <text:p>29.7844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48 <text:s/>&gt; <text:s/>443 [ACK] Seq=785 Ack=3973 Win=13107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9.784421" calcext:value-type="float">
            <text:p>29.7844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9.801452" calcext:value-type="float">
            <text:p>29.80145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8 <text:s/>&gt; <text:s/>443 [ACK] Seq=2639 Ack=4053 Win=13107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9.803653" calcext:value-type="float">
            <text:p>29.8036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8 <text:s/>&gt; <text:s/>443 [ACK] Seq=2639 Ack=561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9.807724" calcext:value-type="float">
            <text:p>29.80772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8 <text:s/>&gt; <text:s/>443 [FIN, ACK] Seq=2639 Ack=561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9.823748" calcext:value-type="float">
            <text:p>29.8237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8 <text:s/>&gt; <text:s/>443 [ACK] Seq=2640 Ack=5620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0.019968" calcext:value-type="float">
            <text:p>30.0199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tandard query 0xfb14 A v10.events.data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.029595" calcext:value-type="float">
            <text:p>30.02959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49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0.106031" calcext:value-type="float">
            <text:p>30.1060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50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.109611" calcext:value-type="float">
            <text:p>30.1096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9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0.111127" calcext:value-type="float">
            <text:p>30.1111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0.125188" calcext:value-type="float">
            <text:p>30.12518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0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0.125655" calcext:value-type="float">
            <text:p>30.12565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0.144698" calcext:value-type="float">
            <text:p>30.1446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0 <text:s/>&gt; <text:s/>443 [ACK] Seq=220 Ack=279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0.156661" calcext:value-type="float">
            <text:p>30.1566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0.182143" calcext:value-type="float">
            <text:p>30.1821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0 <text:s/>&gt; <text:s/>443 [ACK] Seq=378 Ack=3973 Win=13004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0.183362" calcext:value-type="float">
            <text:p>30.18336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0.18353" calcext:value-type="float">
            <text:p>30.183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0.183762" calcext:value-type="float">
            <text:p>30.18376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0.183919" calcext:value-type="float">
            <text:p>30.1839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50 <text:s/>&gt; <text:s/>443 [ACK] Seq=785 Ack=3973 Win=13004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0.183919" calcext:value-type="float">
            <text:p>30.1839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50 <text:s/>&gt; <text:s/>443 [ACK] Seq=2183 Ack=3973 Win=13004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0.183919" calcext:value-type="float">
            <text:p>30.1839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0.195675" calcext:value-type="float">
            <text:p>30.1956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9 <text:s/>&gt; <text:s/>443 [ACK] Seq=209 Ack=279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0.200713" calcext:value-type="float">
            <text:p>30.20071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0.202337" calcext:value-type="float">
            <text:p>30.2023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0 <text:s/>&gt; <text:s/>443 [ACK] Seq=3733 Ack=4108 Win=13004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0.202605" calcext:value-type="float">
            <text:p>30.2026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0 <text:s/>&gt; <text:s/>443 [ACK] Seq=3733 Ack=611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0.205569" calcext:value-type="float">
            <text:p>30.20556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0 <text:s/>&gt; <text:s/>443 [FIN, ACK] Seq=3733 Ack=611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.229536" calcext:value-type="float">
            <text:p>30.2295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0 <text:s/>&gt; <text:s/>443 [ACK] Seq=3734 Ack=6118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0.385407" calcext:value-type="float">
            <text:p>30.3854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0.385919" calcext:value-type="float">
            <text:p>30.3859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49 <text:s/>&gt; <text:s/>443 [ACK] Seq=1274 Ack=4082 Win=13004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0.385919" calcext:value-type="float">
            <text:p>30.3859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0.480872" calcext:value-type="float">
            <text:p>30.4808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9 <text:s/>&gt; <text:s/>443 [FIN, ACK] Seq=3862 Ack=444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0.571066" calcext:value-type="float">
            <text:p>30.5710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9 <text:s/>&gt; <text:s/>443 [ACK] Seq=3863 Ack=4442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0.769287" calcext:value-type="float">
            <text:p>30.76928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tandard query 0x268f A cp601.prod.do.dsp.mp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0.784007" calcext:value-type="float">
            <text:p>30.7840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51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0.790906" calcext:value-type="float">
            <text:p>30.79090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1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0.791347" calcext:value-type="float">
            <text:p>30.7913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0.798396" calcext:value-type="float">
            <text:p>30.7983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1 <text:s/>&gt; <text:s/>443 [ACK] Seq=214 Ack=279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0.799298" calcext:value-type="float">
            <text:p>30.7992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1 <text:s/>&gt; <text:s/>443 [ACK] Seq=214 Ack=549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0.806356" calcext:value-type="float">
            <text:p>30.8063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0.815665" calcext:value-type="float">
            <text:p>30.81566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0.82449" calcext:value-type="float">
            <text:p>30.8244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1 <text:s/>&gt; <text:s/>443 [FIN, ACK] Seq=879 Ack=6710 Win=13004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0.835614" calcext:value-type="float">
            <text:p>30.8356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andard query 0x4dfd A dl.delivery.mp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0.843727" calcext:value-type="float">
            <text:p>30.8437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1 <text:s/>&gt; <text:s/>443 [RST, ACK] Seq=880 Ack=6741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0.848023" calcext:value-type="float">
            <text:p>30.84802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53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0.849134" calcext:value-type="float">
            <text:p>30.8491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3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0.849577" calcext:value-type="float">
            <text:p>30.84957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HTTP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GET /filestreamingservice/files/16408c09-f339-4f0a-b0ad-c629da82dd25/pieceshash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0.849595" calcext:value-type="float">
            <text:p>30.84959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08.191.100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0.849714" calcext:value-type="float">
            <text:p>30.8497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08.191.10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78 <text:s/>&gt; <text:s/>443 [RST, ACK] Seq=32 Ack=33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0.851119" calcext:value-type="float">
            <text:p>30.8511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tandard query 0xbce4 A nimbus.bitdefender.net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0.858905" calcext:value-type="float">
            <text:p>30.8589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56 <text:s/>&gt; <text:s/>443 [SYN] Seq=0 Win=65535 Len=0 MSS=1460 WS=8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0.861285" calcext:value-type="float">
            <text:p>30.8612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3 <text:s/>&gt; <text:s/>80 [ACK] Seq=312 Ack=144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0.861605" calcext:value-type="float">
            <text:p>30.8616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3 <text:s/>&gt; <text:s/>80 [ACK] Seq=312 Ack=843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0.861811" calcext:value-type="float">
            <text:p>30.8618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3 <text:s/>&gt; <text:s/>80 [ACK] Seq=312 Ack=1012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0.867797" calcext:value-type="float">
            <text:p>30.86779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57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0.870336" calcext:value-type="float">
            <text:p>30.8703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3 <text:s/>&gt; <text:s/>80 [FIN, ACK] Seq=312 Ack=1012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0.871256" calcext:value-type="float">
            <text:p>30.8712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3 <text:s/>&gt; <text:s/>80 [ACK] Seq=313 Ack=10128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0.875279" calcext:value-type="float">
            <text:p>30.8752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tandard query 0xf3ab A 3.tlu.dl.delivery.mp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0.876853" calcext:value-type="float">
            <text:p>30.8768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6 <text:s/>&gt; <text:s/>443 [ACK] Seq=1 Ack=1 Win=65535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0.8776" calcext:value-type="float">
            <text:p>30.877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TLSv1.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0.883935" calcext:value-type="float">
            <text:p>30.88393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0.884278" calcext:value-type="float">
            <text:p>30.8842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0.89009" calcext:value-type="float">
            <text:p>30.8900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59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0.890917" calcext:value-type="float">
            <text:p>30.8909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61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0.892093" calcext:value-type="float">
            <text:p>30.8920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1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0.892315" calcext:value-type="float">
            <text:p>30.89231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HTTP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GET /filestreamingservice/files/16408c09-f339-4f0a-b0ad-c629da82dd25?P1=1600754428&amp;P2=402&amp;P3=2&amp;P4=PqGdbomzs7AGg%2fukbhONiiOvbsQRox7gcH5B8WjxlKqYREVLT%2bkGPvKB3abJCSaAimGPscWxgHiLbh%2fNStkOwQ%3d%3d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0.892342" calcext:value-type="float">
            <text:p>30.8923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0.892385" calcext:value-type="float">
            <text:p>30.8923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0.898158" calcext:value-type="float">
            <text:p>30.89815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6 <text:s/>&gt; <text:s/>443 [ACK] Seq=518 Ack=2601 Win=65535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0.898398" calcext:value-type="float">
            <text:p>30.8983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0.898745" calcext:value-type="float">
            <text:p>30.8987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HTTP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GET /filestreamingservice/files/16408c09-f339-4f0a-b0ad-c629da82dd25?P1=1600754428&amp;P2=402&amp;P3=2&amp;P4=PqGdbomzs7AGg%2fukbhONiiOvbsQRox7gcH5B8WjxlKqYREVLT%2bkGPvKB3abJCSaAimGPscWxgHiLbh%2fNStkOwQ%3d%3d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0.899428" calcext:value-type="float">
            <text:p>30.89942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TLSv1.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0.901166" calcext:value-type="float">
            <text:p>30.9011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ACK] Seq=220 Ack=385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0.904439" calcext:value-type="float">
            <text:p>30.90443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0.913354" calcext:value-type="float">
            <text:p>30.9133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HTT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GET /filestreamingservice/files/16408c09-f339-4f0a-b0ad-c629da82dd25?P1=1600754428&amp;P2=402&amp;P3=2&amp;P4=PqGdbomzs7AGg%2fukbhONiiOvbsQRox7gcH5B8WjxlKqYREVLT%2bkGPvKB3abJCSaAimGPscWxgHiLbh%2fNStkOwQ%3d%3d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0.916115" calcext:value-type="float">
            <text:p>30.91611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TLSv1.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0.916166" calcext:value-type="float">
            <text:p>30.9161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TLSv1.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0.921042" calcext:value-type="float">
            <text:p>30.9210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ACK] Seq=378 Ack=3973 Win=13107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0.921546" calcext:value-type="float">
            <text:p>30.9215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0.921609" calcext:value-type="float">
            <text:p>30.92160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0.921692" calcext:value-type="float">
            <text:p>30.9216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0.921743" calcext:value-type="float">
            <text:p>30.9217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57 <text:s/>&gt; <text:s/>443 [ACK] Seq=785 Ack=3973 Win=13107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0.921743" calcext:value-type="float">
            <text:p>30.9217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57 <text:s/>&gt; <text:s/>443 [ACK] Seq=2183 Ack=3973 Win=13107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0.921743" calcext:value-type="float">
            <text:p>30.9217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57 <text:s/>&gt; <text:s/>443 [ACK] Seq=3581 Ack=3973 Win=13107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0.921743" calcext:value-type="float">
            <text:p>30.9217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57 <text:s/>&gt; <text:s/>443 [ACK] Seq=4979 Ack=3973 Win=13107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0.921743" calcext:value-type="float">
            <text:p>30.9217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57 <text:s/>&gt; <text:s/>443 [ACK] Seq=6377 Ack=3973 Win=13107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0.921743" calcext:value-type="float">
            <text:p>30.9217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0.921862" calcext:value-type="float">
            <text:p>30.92186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48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0.921957" calcext:value-type="float">
            <text:p>30.92195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27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0.922244" calcext:value-type="float">
            <text:p>30.9222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82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0.922973" calcext:value-type="float">
            <text:p>30.92297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967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0.925122" calcext:value-type="float">
            <text:p>30.92512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526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0.925405" calcext:value-type="float">
            <text:p>30.9254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769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0.934551" calcext:value-type="float">
            <text:p>30.9345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204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0.934751" calcext:value-type="float">
            <text:p>30.9347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638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.93485" calcext:value-type="float">
            <text:p>30.934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783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0.937474" calcext:value-type="float">
            <text:p>30.9374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342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0.937593" calcext:value-type="float">
            <text:p>30.9375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622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0.937751" calcext:value-type="float">
            <text:p>30.9377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041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0.93792" calcext:value-type="float">
            <text:p>30.937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600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0.938063" calcext:value-type="float">
            <text:p>30.93806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020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0.939327" calcext:value-type="float">
            <text:p>30.9393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ACK] Seq=8109 Ack=4066 Win=13107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0.939471" calcext:value-type="float">
            <text:p>30.93947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ACK] Seq=8109 Ack=4176 Win=13107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0.939725" calcext:value-type="float">
            <text:p>30.93972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159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0.940748" calcext:value-type="float">
            <text:p>30.9407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998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0.940927" calcext:value-type="float">
            <text:p>30.9409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697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0.941656" calcext:value-type="float">
            <text:p>30.9416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837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0.942429" calcext:value-type="float">
            <text:p>30.94242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536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0.942524" calcext:value-type="float">
            <text:p>30.94252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816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0.942866" calcext:value-type="float">
            <text:p>30.9428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375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0.943027" calcext:value-type="float">
            <text:p>30.9430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515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0.943884" calcext:value-type="float">
            <text:p>30.94388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794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0.94408" calcext:value-type="float">
            <text:p>30.9440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9074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0.944282" calcext:value-type="float">
            <text:p>30.9442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9633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0.945238" calcext:value-type="float">
            <text:p>30.9452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0052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0.945758" calcext:value-type="float">
            <text:p>30.94575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1031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0.94584" calcext:value-type="float">
            <text:p>30.9458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ACK] Seq=8109 Ack=5616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0.946223" calcext:value-type="float">
            <text:p>30.94622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ACK] Seq=8109 Ack=8036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0.946378" calcext:value-type="float">
            <text:p>30.9463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1450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0.946577" calcext:value-type="float">
            <text:p>30.94657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2429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0.947308" calcext:value-type="float">
            <text:p>30.94730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2709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0.948128" calcext:value-type="float">
            <text:p>30.94812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3408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0.948229" calcext:value-type="float">
            <text:p>30.94822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3547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0.948399" calcext:value-type="float">
            <text:p>30.9483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4107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0.948579" calcext:value-type="float">
            <text:p>30.9485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FIN, ACK] Seq=8109 Ack=8036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0.949826" calcext:value-type="float">
            <text:p>30.9498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4806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0.949948" calcext:value-type="float">
            <text:p>30.9499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5365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0.950075" calcext:value-type="float">
            <text:p>30.9500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5505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0.95134" calcext:value-type="float">
            <text:p>30.951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6204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0.951445" calcext:value-type="float">
            <text:p>30.9514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6343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0.9516" calcext:value-type="float">
            <text:p>30.951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6763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0.951736" calcext:value-type="float">
            <text:p>30.9517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7042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0.952667" calcext:value-type="float">
            <text:p>30.95266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7182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0.952837" calcext:value-type="float">
            <text:p>30.9528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7602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0.953021" calcext:value-type="float">
            <text:p>30.9530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8161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0.954394" calcext:value-type="float">
            <text:p>30.95439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8720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0.954703" calcext:value-type="float">
            <text:p>30.95470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9838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0.954873" calcext:value-type="float">
            <text:p>30.95487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0118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0.955965" calcext:value-type="float">
            <text:p>30.95596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0677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0.956161" calcext:value-type="float">
            <text:p>30.9561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1236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0.956646" calcext:value-type="float">
            <text:p>30.9566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1796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.956797" calcext:value-type="float">
            <text:p>30.95679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2355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0.956961" calcext:value-type="float">
            <text:p>30.9569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2914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0.957104" calcext:value-type="float">
            <text:p>30.957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3194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0.957229" calcext:value-type="float">
            <text:p>30.95722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3333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0.958283" calcext:value-type="float">
            <text:p>30.95828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3893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0.958609" calcext:value-type="float">
            <text:p>30.95860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4172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0.959577" calcext:value-type="float">
            <text:p>30.95957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4871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0.959743" calcext:value-type="float">
            <text:p>30.9597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5710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0.959884" calcext:value-type="float">
            <text:p>30.95988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6129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0.960017" calcext:value-type="float">
            <text:p>30.9600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6549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0.960186" calcext:value-type="float">
            <text:p>30.96018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6689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0.960414" calcext:value-type="float">
            <text:p>30.9604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7248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0.96061" calcext:value-type="float">
            <text:p>30.960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7527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0.960752" calcext:value-type="float">
            <text:p>30.96075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1 <text:s/>&gt; <text:s/>80 [ACK] Seq=423 Ack=1033 Win=13030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0.960786" calcext:value-type="float">
            <text:p>30.96078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5 <text:s/>&gt; <text:s/>443 [ACK] Seq=1510 Ack=3884 Win=26108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0.961637" calcext:value-type="float">
            <text:p>30.9616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8087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0.961833" calcext:value-type="float">
            <text:p>30.9618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8366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0.962244" calcext:value-type="float">
            <text:p>30.9622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8925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0.962475" calcext:value-type="float">
            <text:p>30.9624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9624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0.962602" calcext:value-type="float">
            <text:p>30.9626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9904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0.962768" calcext:value-type="float">
            <text:p>30.9627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0323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0.962969" calcext:value-type="float">
            <text:p>30.96296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0883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0.963106" calcext:value-type="float">
            <text:p>30.96310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1162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0.963767" calcext:value-type="float">
            <text:p>30.96376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1721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0.964291" calcext:value-type="float">
            <text:p>30.9642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2001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0.964741" calcext:value-type="float">
            <text:p>30.96474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2700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0.965099" calcext:value-type="float">
            <text:p>30.9650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3818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0.96603" calcext:value-type="float">
            <text:p>30.9660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4378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0.966188" calcext:value-type="float">
            <text:p>30.96618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ACK] Seq=8110 Ack=803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0.966221" calcext:value-type="float">
            <text:p>30.9662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4657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0.966339" calcext:value-type="float">
            <text:p>30.96633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4937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0.967377" calcext:value-type="float">
            <text:p>30.96737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5496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0.967492" calcext:value-type="float">
            <text:p>30.9674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5915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0.967649" calcext:value-type="float">
            <text:p>30.96764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6335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0.969352" calcext:value-type="float">
            <text:p>30.96935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6475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0.969489" calcext:value-type="float">
            <text:p>30.96948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6894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0.96956" calcext:value-type="float">
            <text:p>30.969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7453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0.969677" calcext:value-type="float">
            <text:p>30.96967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7593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0.969739" calcext:value-type="float">
            <text:p>30.96973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8012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0.969849" calcext:value-type="float">
            <text:p>30.96984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8152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0.969908" calcext:value-type="float">
            <text:p>30.96990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8572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0.970024" calcext:value-type="float">
            <text:p>30.97002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8711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0.970285" calcext:value-type="float">
            <text:p>30.9702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9131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0.970392" calcext:value-type="float">
            <text:p>30.9703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9271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0.970551" calcext:value-type="float">
            <text:p>30.9705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9830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0.97061" calcext:value-type="float">
            <text:p>30.970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0249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0.970727" calcext:value-type="float">
            <text:p>30.9707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0389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0.973046" calcext:value-type="float">
            <text:p>30.9730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0808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0.973117" calcext:value-type="float">
            <text:p>30.9731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1368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0.973234" calcext:value-type="float">
            <text:p>30.9732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1507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0.974174" calcext:value-type="float">
            <text:p>30.9741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2206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0.97429" calcext:value-type="float">
            <text:p>30.9742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26263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0.974357" calcext:value-type="float">
            <text:p>30.97435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31855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0.974636" calcext:value-type="float">
            <text:p>30.9746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37447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0.974755" calcext:value-type="float">
            <text:p>30.97475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41641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0.974821" calcext:value-type="float">
            <text:p>30.9748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47233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0.975107" calcext:value-type="float">
            <text:p>30.9751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48631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0.975243" calcext:value-type="float">
            <text:p>30.9752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52825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0.975312" calcext:value-type="float">
            <text:p>30.9753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58417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0.975427" calcext:value-type="float">
            <text:p>30.9754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59815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0.979709" calcext:value-type="float">
            <text:p>30.97970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64009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0.979801" calcext:value-type="float">
            <text:p>30.97980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66805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0.979963" calcext:value-type="float">
            <text:p>30.97996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72397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0.980103" calcext:value-type="float">
            <text:p>30.98010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76591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0.980963" calcext:value-type="float">
            <text:p>30.98096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83581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0.981079" calcext:value-type="float">
            <text:p>30.9810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87775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0.981151" calcext:value-type="float">
            <text:p>30.9811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93367 Win=5255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0.981293" calcext:value-type="float">
            <text:p>30.9812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96163 Win=5255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0.981347" calcext:value-type="float">
            <text:p>30.9813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00357 Win=5255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0.981457" calcext:value-type="float">
            <text:p>30.98145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01755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0.98152" calcext:value-type="float">
            <text:p>30.9815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05949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0.981793" calcext:value-type="float">
            <text:p>30.9817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07347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0.981934" calcext:value-type="float">
            <text:p>30.9819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1154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0.982078" calcext:value-type="float">
            <text:p>30.9820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17133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0.982215" calcext:value-type="float">
            <text:p>30.98221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21327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0.982343" calcext:value-type="float">
            <text:p>30.9823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24123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0.985079" calcext:value-type="float">
            <text:p>30.9850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6 <text:s/>&gt; <text:s/>443 [ACK] Seq=1017 Ack=3553 Win=65535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0.986299" calcext:value-type="float">
            <text:p>30.9862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29715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.986447" calcext:value-type="float">
            <text:p>30.9864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3251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0.987394" calcext:value-type="float">
            <text:p>30.98739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5348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0.987928" calcext:value-type="float">
            <text:p>30.98792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7445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0.988718" calcext:value-type="float">
            <text:p>30.98871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77247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0.988854" calcext:value-type="float">
            <text:p>30.9888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82839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30.989638" calcext:value-type="float">
            <text:p>30.9896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87033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0.990246" calcext:value-type="float">
            <text:p>30.990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92625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0.990394" calcext:value-type="float">
            <text:p>30.99039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96819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0.990563" calcext:value-type="float">
            <text:p>30.99056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0241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0.991514" calcext:value-type="float">
            <text:p>30.9915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0940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0.991637" calcext:value-type="float">
            <text:p>30.9916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13595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0.991704" calcext:value-type="float">
            <text:p>30.9917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19187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0.991983" calcext:value-type="float">
            <text:p>30.99198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24895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0.992094" calcext:value-type="float">
            <text:p>30.99209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2769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0.992161" calcext:value-type="float">
            <text:p>30.9921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33283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30.992302" calcext:value-type="float">
            <text:p>30.9923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3468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30.992486" calcext:value-type="float">
            <text:p>30.99248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40273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0.99266" calcext:value-type="float">
            <text:p>30.992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45865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0.992799" calcext:value-type="float">
            <text:p>30.9927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4866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30.992854" calcext:value-type="float">
            <text:p>30.9928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52855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30.992975" calcext:value-type="float">
            <text:p>30.9929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54253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31.000851" calcext:value-type="float">
            <text:p>31.0008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59845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31.000954" calcext:value-type="float">
            <text:p>31.0009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6264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1.001092" calcext:value-type="float">
            <text:p>31.0010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66835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1.001249" calcext:value-type="float">
            <text:p>31.00124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71029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31.001417" calcext:value-type="float">
            <text:p>31.0014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7662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1.001625" calcext:value-type="float">
            <text:p>31.00162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8361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31.001756" calcext:value-type="float">
            <text:p>31.0017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87805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31.001916" calcext:value-type="float">
            <text:p>31.00191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93397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31.002102" calcext:value-type="float">
            <text:p>31.0021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98989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1.002276" calcext:value-type="float">
            <text:p>31.00227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0458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31.002412" calcext:value-type="float">
            <text:p>31.0024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10173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31.003402" calcext:value-type="float">
            <text:p>31.0034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12969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1.003523" calcext:value-type="float">
            <text:p>31.00352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15765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1.003695" calcext:value-type="float">
            <text:p>31.00369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19959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31.003818" calcext:value-type="float">
            <text:p>31.00381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21357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1.003905" calcext:value-type="float">
            <text:p>31.0039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26949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31.004147" calcext:value-type="float">
            <text:p>31.0041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29745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31.004301" calcext:value-type="float">
            <text:p>31.00430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3254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1.004449" calcext:value-type="float">
            <text:p>31.00444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38133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1.004575" calcext:value-type="float">
            <text:p>31.0045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42327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31.004641" calcext:value-type="float">
            <text:p>31.00464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47919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1.004806" calcext:value-type="float">
            <text:p>31.00480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52113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31.004978" calcext:value-type="float">
            <text:p>31.0049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59103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31.005078" calcext:value-type="float">
            <text:p>31.0050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6050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1.005132" calcext:value-type="float">
            <text:p>31.0051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64695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31.00527" calcext:value-type="float">
            <text:p>31.005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6749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31.005394" calcext:value-type="float">
            <text:p>31.00539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68889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31.006398" calcext:value-type="float">
            <text:p>31.0063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7448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1.006932" calcext:value-type="float">
            <text:p>31.0069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80073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31.007104" calcext:value-type="float">
            <text:p>31.007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85665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31.008026" calcext:value-type="float">
            <text:p>31.0080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92655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31.008162" calcext:value-type="float">
            <text:p>31.00816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96849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31.008334" calcext:value-type="float">
            <text:p>31.0083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0244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31.008503" calcext:value-type="float">
            <text:p>31.00850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08033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31.008671" calcext:value-type="float">
            <text:p>31.00867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13625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31.008857" calcext:value-type="float">
            <text:p>31.00885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19217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31.009024" calcext:value-type="float">
            <text:p>31.00902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24809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31.009178" calcext:value-type="float">
            <text:p>31.0091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29295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31.009332" calcext:value-type="float">
            <text:p>31.0093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34887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31.009464" calcext:value-type="float">
            <text:p>31.0094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3908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31.009608" calcext:value-type="float">
            <text:p>31.00960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4117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31.037638" calcext:value-type="float">
            <text:p>31.0376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FIN, ACK] Seq=861 Ack=841171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31.038352" calcext:value-type="float">
            <text:p>31.03835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1 <text:s/>&gt; <text:s/>80 [FIN, ACK] Seq=423 Ack=1033 Win=13030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31.040718" calcext:value-type="float">
            <text:p>31.04071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2 Ack=841172 Win=10539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1.040779" calcext:value-type="float">
            <text:p>31.0407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1 <text:s/>&gt; <text:s/>80 [ACK] Seq=424 Ack=1034 Win=13030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31.171253" calcext:value-type="float">
            <text:p>31.1712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62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31.179025" calcext:value-type="float">
            <text:p>31.17902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2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31.179533" calcext:value-type="float">
            <text:p>31.1795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31.186337" calcext:value-type="float">
            <text:p>31.1863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2 <text:s/>&gt; <text:s/>443 [ACK] Seq=214 Ack=279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31.18834" calcext:value-type="float">
            <text:p>31.188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2 <text:s/>&gt; <text:s/>443 [ACK] Seq=214 Ack=549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31.206999" calcext:value-type="float">
            <text:p>31.2069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31.214983" calcext:value-type="float">
            <text:p>31.21498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31.222251" calcext:value-type="float">
            <text:p>31.2222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63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31.225909" calcext:value-type="float">
            <text:p>31.22590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2 <text:s/>&gt; <text:s/>443 [FIN, ACK] Seq=880 Ack=6728 Win=13004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1.232212" calcext:value-type="float">
            <text:p>31.2322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2 <text:s/>&gt; <text:s/>443 [RST, ACK] Seq=881 Ack=6759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31.239868" calcext:value-type="float">
            <text:p>31.2398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65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31.240947" calcext:value-type="float">
            <text:p>31.2409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5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31.24142" calcext:value-type="float">
            <text:p>31.241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HTTP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GET /filestreamingservice/files/1d7319ea-1ab6-4263-a184-164421be7824/pieceshash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31.253151" calcext:value-type="float">
            <text:p>31.2531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5 <text:s/>&gt; <text:s/>80 [ACK] Seq=313 Ack=144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31.253382" calcext:value-type="float">
            <text:p>31.2533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5 <text:s/>&gt; <text:s/>80 [ACK] Seq=313 Ack=5990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31.262324" calcext:value-type="float">
            <text:p>31.26232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5 <text:s/>&gt; <text:s/>80 [FIN, ACK] Seq=313 Ack=5990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31.263339" calcext:value-type="float">
            <text:p>31.26333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5 <text:s/>&gt; <text:s/>80 [ACK] Seq=314 Ack=599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31.268093" calcext:value-type="float">
            <text:p>31.2680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tandard query 0x9214 A 2.tlu.dl.delivery.mp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1.286497" calcext:value-type="float">
            <text:p>31.28649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67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31.288078" calcext:value-type="float">
            <text:p>31.2880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69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31.288272" calcext:value-type="float">
            <text:p>31.2882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7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31.288707" calcext:value-type="float">
            <text:p>31.2887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HTTP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GET /filestreamingservice/files/1d7319ea-1ab6-4263-a184-164421be7824?P1=1600752390&amp;P2=402&amp;P3=2&amp;P4=aEnxura2ZAeGtwrs2t0qOfgjURCnXMPyiYkAuXvOAP%2fLw927AdpAC6CXij2LGsKwlT3UA%2fVe9iBRqkAdt25zjg%3d%3d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31.288713" calcext:value-type="float">
            <text:p>31.28871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1.288762" calcext:value-type="float">
            <text:p>31.28876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31.289042" calcext:value-type="float">
            <text:p>31.2890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9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31.289179" calcext:value-type="float">
            <text:p>31.2891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HTTP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GET /filestreamingservice/files/1d7319ea-1ab6-4263-a184-164421be7824?P1=1600752390&amp;P2=402&amp;P3=2&amp;P4=aEnxura2ZAeGtwrs2t0qOfgjURCnXMPyiYkAuXvOAP%2fLw927AdpAC6CXij2LGsKwlT3UA%2fVe9iBRqkAdt25zjg%3d%3d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31.300819" calcext:value-type="float">
            <text:p>31.3008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7 <text:s/>&gt; <text:s/>80 [FIN, ACK] Seq=422 Ack=626 Win=1305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31.302354" calcext:value-type="float">
            <text:p>31.3023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7 <text:s/>&gt; <text:s/>80 [ACK] Seq=423 Ack=627 Win=1305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31.302842" calcext:value-type="float">
            <text:p>31.3028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3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31.303231" calcext:value-type="float">
            <text:p>31.3032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1.303349" calcext:value-type="float">
            <text:p>31.30334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9 <text:s/>&gt; <text:s/>80 [FIN, ACK] Seq=422 Ack=627 Win=1305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31.306881" calcext:value-type="float">
            <text:p>31.3068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9 <text:s/>&gt; <text:s/>80 [ACK] Seq=423 Ack=628 Win=1305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31.349725" calcext:value-type="float">
            <text:p>31.34972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0 <text:s/>&gt; <text:s/>443 [ACK] Seq=1522 Ack=3850 Win=65535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31.362751" calcext:value-type="float">
            <text:p>31.3627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70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1.384266" calcext:value-type="float">
            <text:p>31.3842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3 <text:s/>&gt; <text:s/>443 [ACK] Seq=209 Ack=403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31.386205" calcext:value-type="float">
            <text:p>31.3862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31.595691" calcext:value-type="float">
            <text:p>31.5956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0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31.597091" calcext:value-type="float">
            <text:p>31.5970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31.600775" calcext:value-type="float">
            <text:p>31.6007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31.600898" calcext:value-type="float">
            <text:p>31.6008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63 <text:s/>&gt; <text:s/>443 [ACK] Seq=1274 Ack=408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31.600898" calcext:value-type="float">
            <text:p>31.6008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31.804296" calcext:value-type="float">
            <text:p>31.8042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31.804769" calcext:value-type="float">
            <text:p>31.80476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3 <text:s/>&gt; <text:s/>443 [FIN, ACK] Seq=3026 Ack=4439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31.902226" calcext:value-type="float">
            <text:p>31.9022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3 <text:s/>&gt; <text:s/>443 [ACK] Seq=3027 Ack=4440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31.902494" calcext:value-type="float">
            <text:p>31.90249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0 <text:s/>&gt; <text:s/>443 [ACK] Seq=369 Ack=1371 Win=12979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31.902791" calcext:value-type="float">
            <text:p>31.9027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1.902844" calcext:value-type="float">
            <text:p>31.9028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31.902902" calcext:value-type="float">
            <text:p>31.9029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70 <text:s/>&gt; <text:s/>443 [ACK] Seq=684 Ack=1371 Win=12979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31.902902" calcext:value-type="float">
            <text:p>31.9029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70 <text:s/>&gt; <text:s/>443 [ACK] Seq=2082 Ack=1371 Win=12979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31.902902" calcext:value-type="float">
            <text:p>31.9029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70 <text:s/>&gt; <text:s/>443 [ACK] Seq=3480 Ack=1371 Win=12979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31.902902" calcext:value-type="float">
            <text:p>31.9029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31.902961" calcext:value-type="float">
            <text:p>31.9029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2.106977" calcext:value-type="float">
            <text:p>32.10697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0 <text:s/>&gt; <text:s/>443 [ACK] Seq=5570 Ack=284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32.11817" calcext:value-type="float">
            <text:p>32.118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0 <text:s/>&gt; <text:s/>443 [FIN, ACK] Seq=5570 Ack=284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32.312424" calcext:value-type="float">
            <text:p>32.31242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0 <text:s/>&gt; <text:s/>443 [ACK] Seq=5571 Ack=2850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32.373164" calcext:value-type="float">
            <text:p>32.3731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71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32.556931" calcext:value-type="float">
            <text:p>32.5569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72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32.559181" calcext:value-type="float">
            <text:p>32.5591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1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.559639" calcext:value-type="float">
            <text:p>32.55963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32.824142" calcext:value-type="float">
            <text:p>32.8241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1 <text:s/>&gt; <text:s/>443 [ACK] Seq=209 Ack=403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32.82428" calcext:value-type="float">
            <text:p>32.8242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2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32.825103" calcext:value-type="float">
            <text:p>32.82510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32.831138" calcext:value-type="float">
            <text:p>32.8311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33.045525" calcext:value-type="float">
            <text:p>33.04552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33.047766" calcext:value-type="float">
            <text:p>33.0477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71 <text:s/>&gt; <text:s/>443 [ACK] Seq=1274 Ack=408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3.047766" calcext:value-type="float">
            <text:p>33.0477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33.054844" calcext:value-type="float">
            <text:p>33.0548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33.1388" calcext:value-type="float">
            <text:p>33.138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3.144193" calcext:value-type="float">
            <text:p>33.1441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2 <text:s/>&gt; <text:s/>443 [ACK] Seq=369 Ack=1370 Win=12979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33.148229" calcext:value-type="float">
            <text:p>33.14822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33.148407" calcext:value-type="float">
            <text:p>33.1484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33.148542" calcext:value-type="float">
            <text:p>33.1485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33.14871" calcext:value-type="float">
            <text:p>33.1487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72 <text:s/>&gt; <text:s/>443 [ACK] Seq=722 Ack=1370 Win=12979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33.14871" calcext:value-type="float">
            <text:p>33.1487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72 <text:s/>&gt; <text:s/>443 [ACK] Seq=2120 Ack=1370 Win=12979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33.14871" calcext:value-type="float">
            <text:p>33.1487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72 <text:s/>&gt; <text:s/>443 [ACK] Seq=3518 Ack=1370 Win=12979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33.14871" calcext:value-type="float">
            <text:p>33.1487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33.154783" calcext:value-type="float">
            <text:p>33.15478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1 <text:s/>&gt; <text:s/>443 [FIN, ACK] Seq=2691 Ack=4439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33.23345" calcext:value-type="float">
            <text:p>33.233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2 <text:s/>&gt; <text:s/>443 [ACK] Seq=5570 Ack=1408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33.234341" calcext:value-type="float">
            <text:p>33.23434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2 <text:s/>&gt; <text:s/>443 [ACK] Seq=5570 Ack=1518 Win=13107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33.234573" calcext:value-type="float">
            <text:p>33.23457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2 <text:s/>&gt; <text:s/>443 [ACK] Seq=5570 Ack=1560 Win=13107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33.23482" calcext:value-type="float">
            <text:p>33.234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1 <text:s/>&gt; <text:s/>443 [ACK] Seq=2692 Ack=4440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3.256644" calcext:value-type="float">
            <text:p>33.2566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2 <text:s/>&gt; <text:s/>443 [FIN, ACK] Seq=5570 Ack=2852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33.338995" calcext:value-type="float">
            <text:p>33.33899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75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33.340796" calcext:value-type="float">
            <text:p>33.3407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2 <text:s/>&gt; <text:s/>443 [RST, ACK] Seq=5571 Ack=2894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33.34115" calcext:value-type="float">
            <text:p>33.3411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33.341764" calcext:value-type="float">
            <text:p>33.3417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HTTP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GET /filestreamingservice/files/1d7319ea-1ab6-4263-a184-164421be7824?P1=1601366359&amp;P2=402&amp;P3=2&amp;P4=cGpA823mM4RM3IlFeCL3q%2ffBQJERZlViOIfNREnopulmIxddQVJrqWfEesNdaBFHgVJ4uTdJJSyCTZ%2fm7k20Yg%3d%3d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33.341983" calcext:value-type="float">
            <text:p>33.34198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77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33.348647" calcext:value-type="float">
            <text:p>33.3486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33.348836" calcext:value-type="float">
            <text:p>33.3488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HTTP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GET /filestreamingservice/files/1d7319ea-1ab6-4263-a184-164421be7824?P1=1601366359&amp;P2=402&amp;P3=2&amp;P4=cGpA823mM4RM3IlFeCL3q%2ffBQJERZlViOIfNREnopulmIxddQVJrqWfEesNdaBFHgVJ4uTdJJSyCTZ%2fm7k20Yg%3d%3d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33.356444" calcext:value-type="float">
            <text:p>33.3564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HTTP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GET /filestreamingservice/files/1d7319ea-1ab6-4263-a184-164421be7824?P1=1601366359&amp;P2=402&amp;P3=2&amp;P4=cGpA823mM4RM3IlFeCL3q%2ffBQJERZlViOIfNREnopulmIxddQVJrqWfEesNdaBFHgVJ4uTdJJSyCTZ%2fm7k20Yg%3d%3d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33.361353" calcext:value-type="float">
            <text:p>33.3613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HTTP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GET /filestreamingservice/files/1d7319ea-1ab6-4263-a184-164421be7824?P1=1601366359&amp;P2=402&amp;P3=2&amp;P4=cGpA823mM4RM3IlFeCL3q%2ffBQJERZlViOIfNREnopulmIxddQVJrqWfEesNdaBFHgVJ4uTdJJSyCTZ%2fm7k20Yg%3d%3d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33.363698" calcext:value-type="float">
            <text:p>33.3636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523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3.363997" calcext:value-type="float">
            <text:p>33.36399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112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33.364861" calcext:value-type="float">
            <text:p>33.3648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392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33.365151" calcext:value-type="float">
            <text:p>33.3651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757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3.368351" calcext:value-type="float">
            <text:p>33.3683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243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3.368498" calcext:value-type="float">
            <text:p>33.3684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046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33.369759" calcext:value-type="float">
            <text:p>33.36975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336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3.369909" calcext:value-type="float">
            <text:p>33.36990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625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33.370012" calcext:value-type="float">
            <text:p>33.3700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523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33.370231" calcext:value-type="float">
            <text:p>33.3702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1252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3.371255" calcext:value-type="float">
            <text:p>33.37125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3045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33.371527" calcext:value-type="float">
            <text:p>33.3715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1671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33.371553" calcext:value-type="float">
            <text:p>33.3715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3324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33.371932" calcext:value-type="float">
            <text:p>33.3719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17571 Win=1305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33.372077" calcext:value-type="float">
            <text:p>33.37207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3744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33.372258" calcext:value-type="float">
            <text:p>33.37225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4303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33.372422" calcext:value-type="float">
            <text:p>33.37242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4722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33.37577" calcext:value-type="float">
            <text:p>33.3757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2046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33.376203" calcext:value-type="float">
            <text:p>33.37620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2755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33.376244" calcext:value-type="float">
            <text:p>33.3762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5142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3.376758" calcext:value-type="float">
            <text:p>33.37675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3314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3.376801" calcext:value-type="float">
            <text:p>33.37680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6120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33.37727" calcext:value-type="float">
            <text:p>33.377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75 <text:s/>&gt; <text:s/>80 [ACK] Seq=859 Ack=66801 Win=131328 Len=0 SLE=69597 SRE=70995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33.377311" calcext:value-type="float">
            <text:p>33.3773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75 <text:s/>&gt; <text:s/>80 [ACK] Seq=859 Ack=68199 Win=131328 Len=0 SLE=69597 SRE=70995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33.37735" calcext:value-type="float">
            <text:p>33.3773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TCP Dup ACK 1772#1] 1975 <text:s/>&gt; <text:s/>80 [ACK] Seq=859 Ack=68199 Win=131328 Len=0 SLE=69597 SRE=72393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33.377387" calcext:value-type="float">
            <text:p>33.37738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TCP Dup ACK 1772#2] 1975 <text:s/>&gt; <text:s/>80 [ACK] Seq=859 Ack=68199 Win=131328 Len=0 SLE=69597 SRE=7379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3.377429" calcext:value-type="float">
            <text:p>33.37742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7379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3.378105" calcext:value-type="float">
            <text:p>33.378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3594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3.378421" calcext:value-type="float">
            <text:p>33.3784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36288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33.378734" calcext:value-type="float">
            <text:p>33.3787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8078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3.379042" calcext:value-type="float">
            <text:p>33.3790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8777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3.380375" calcext:value-type="float">
            <text:p>33.3803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9336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3.380732" calcext:value-type="float">
            <text:p>33.3807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9615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3.380881" calcext:value-type="float">
            <text:p>33.3808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TCP Dup ACK 1800#1] 1975 <text:s/>&gt; <text:s/>80 [ACK] Seq=859 Ack=96159 Win=131328 Len=0 SLE=68199 SRE=69597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3.380926" calcext:value-type="float">
            <text:p>33.3809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9895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3.381074" calcext:value-type="float">
            <text:p>33.3810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0454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33.382246" calcext:value-type="float">
            <text:p>33.382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0734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3.382476" calcext:value-type="float">
            <text:p>33.38247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1013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3.382655" calcext:value-type="float">
            <text:p>33.38265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1433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3.382846" calcext:value-type="float">
            <text:p>33.3828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1992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3.383039" calcext:value-type="float">
            <text:p>33.38303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2272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3.383451" calcext:value-type="float">
            <text:p>33.3834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2831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33.38431" calcext:value-type="float">
            <text:p>33.384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3390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3.384414" calcext:value-type="float">
            <text:p>33.3844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3530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33.385087" calcext:value-type="float">
            <text:p>33.38508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4229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33.385226" calcext:value-type="float">
            <text:p>33.3852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4508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33.385397" calcext:value-type="float">
            <text:p>33.38539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4928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33.386204" calcext:value-type="float">
            <text:p>33.3862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5627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33.386315" calcext:value-type="float">
            <text:p>33.38631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5767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33.386479" calcext:value-type="float">
            <text:p>33.3864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6046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33.387381" calcext:value-type="float">
            <text:p>33.3873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6605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3.387688" calcext:value-type="float">
            <text:p>33.38768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7304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33.387882" calcext:value-type="float">
            <text:p>33.3878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7584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3.388084" calcext:value-type="float">
            <text:p>33.38808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7724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33.388478" calcext:value-type="float">
            <text:p>33.3884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8423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3.388704" calcext:value-type="float">
            <text:p>33.3887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8842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3.389195" calcext:value-type="float">
            <text:p>33.38919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9401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3.389696" calcext:value-type="float">
            <text:p>33.3896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9961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33.389985" calcext:value-type="float">
            <text:p>33.3899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0380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33.390252" calcext:value-type="float">
            <text:p>33.39025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0520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33.390571" calcext:value-type="float">
            <text:p>33.39057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1079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3.39075" calcext:value-type="float">
            <text:p>33.390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1638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3.391554" calcext:value-type="float">
            <text:p>33.3915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2197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33.391799" calcext:value-type="float">
            <text:p>33.3917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2477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3.395811" calcext:value-type="float">
            <text:p>33.3958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3036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3.396212" calcext:value-type="float">
            <text:p>33.3962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4015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3.396441" calcext:value-type="float">
            <text:p>33.39644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4434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33.396698" calcext:value-type="float">
            <text:p>33.3966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5273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3.397812" calcext:value-type="float">
            <text:p>33.3978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5832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3.398272" calcext:value-type="float">
            <text:p>33.3982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6391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3.398466" calcext:value-type="float">
            <text:p>33.3984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6811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3.398731" calcext:value-type="float">
            <text:p>33.3987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7370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3.399407" calcext:value-type="float">
            <text:p>33.3994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7929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3.399573" calcext:value-type="float">
            <text:p>33.39957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8069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3.399886" calcext:value-type="float">
            <text:p>33.39988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8349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3.400059" calcext:value-type="float">
            <text:p>33.40005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8908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3.401048" calcext:value-type="float">
            <text:p>33.4010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9467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3.401225" calcext:value-type="float">
            <text:p>33.40122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30026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3.401981" calcext:value-type="float">
            <text:p>33.4019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30306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.40212" calcext:value-type="float">
            <text:p>33.402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30725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.958732" calcext:value-type="float">
            <text:p>14.95873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32 [SYN, ACK] Seq=0 Ack=1 Win=292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.965893" calcext:value-type="float">
            <text:p>14.965893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2 [ACK] Seq=1 Ack=214 Win=3033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.966304" calcext:value-type="float">
            <text:p>14.966304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Server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.966427" calcext:value-type="float">
            <text:p>14.966427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32 [ACK] Seq=1399 Ack=214 Win=30336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.966427" calcext:value-type="float">
            <text:p>14.966427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ertificate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.968818" calcext:value-type="float">
            <text:p>14.968818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Certificate Status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.972869" calcext:value-type="float">
            <text:p>14.972869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.983176" calcext:value-type="float">
            <text:p>14.983176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ew Session Ticket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.997548" calcext:value-type="float">
            <text:p>14.997548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.007695" calcext:value-type="float">
            <text:p>15.007695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.007929" calcext:value-type="float">
            <text:p>15.007929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2 [FIN, ACK] Seq=7120 Ack=674 Win=313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.251042" calcext:value-type="float">
            <text:p>15.25104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34 [SYN, ACK] Seq=0 Ack=1 Win=292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.257858" calcext:value-type="float">
            <text:p>15.257858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4 [ACK] Seq=1 Ack=214 Win=3033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.258339" calcext:value-type="float">
            <text:p>15.258339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Server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.258791" calcext:value-type="float">
            <text:p>15.258791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34 [ACK] Seq=1399 Ack=214 Win=30336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5.259207" calcext:value-type="float">
            <text:p>15.259207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ertificate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.259731" calcext:value-type="float">
            <text:p>15.259731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Certificate Status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5.265295" calcext:value-type="float">
            <text:p>15.265295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.276263" calcext:value-type="float">
            <text:p>15.276263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ew Session Ticket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.299302" calcext:value-type="float">
            <text:p>15.2993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5.307851" calcext:value-type="float">
            <text:p>15.307851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.308109" calcext:value-type="float">
            <text:p>15.308109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4 [FIN, ACK] Seq=6348 Ack=891 Win=3148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0.790832" calcext:value-type="float">
            <text:p>30.79083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51 [SYN, ACK] Seq=0 Ack=1 Win=292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0.797853" calcext:value-type="float">
            <text:p>30.797853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1 [ACK] Seq=1 Ack=214 Win=3033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0.798353" calcext:value-type="float">
            <text:p>30.798353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Server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0.798353" calcext:value-type="float">
            <text:p>30.798353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51 [ACK] Seq=1399 Ack=214 Win=30336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0.798545" calcext:value-type="float">
            <text:p>30.798545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ertificate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0.799263" calcext:value-type="float">
            <text:p>30.799263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Certificate Status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0.80475" calcext:value-type="float">
            <text:p>30.80475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0.814985" calcext:value-type="float">
            <text:p>30.814985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ew Session Ticket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0.822743" calcext:value-type="float">
            <text:p>30.822743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0.843621" calcext:value-type="float">
            <text:p>30.843621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0.843932" calcext:value-type="float">
            <text:p>30.84393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1 [FIN, ACK] Seq=6741 Ack=880 Win=313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31.178917" calcext:value-type="float">
            <text:p>31.178917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62 [SYN, ACK] Seq=0 Ack=1 Win=292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31.1859" calcext:value-type="float">
            <text:p>31.1859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62 [ACK] Seq=1 Ack=214 Win=3033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31.186292" calcext:value-type="float">
            <text:p>31.18629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Server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31.186292" calcext:value-type="float">
            <text:p>31.18629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62 [ACK] Seq=1399 Ack=214 Win=30336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31.186467" calcext:value-type="float">
            <text:p>31.186467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ertificate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1.188309" calcext:value-type="float">
            <text:p>31.188309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Certificate Status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31.205245" calcext:value-type="float">
            <text:p>31.205245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31.214319" calcext:value-type="float">
            <text:p>31.214319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ew Session Ticket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31.224445" calcext:value-type="float">
            <text:p>31.224445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31.23213" calcext:value-type="float">
            <text:p>31.23213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31.23239" calcext:value-type="float">
            <text:p>31.23239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62 [FIN, ACK] Seq=6759 Ack=881 Win=313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675516" calcext:value-type="float">
            <text:p>5.675516</text:p>
          </table:table-cell>
          <table:table-cell office:value-type="string" calcext:value-type="string">
            <text:p>13.107.42.2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735 [RST, ACK] Seq=1 Ack=1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2264" calcext:value-type="float">
            <text:p>0.042264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tandard query response 0xad8f A nexusrules.officeapps.live.com CNAME prod.nexusrules.live.com.akadns.net A 52.109.76.3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45784" calcext:value-type="float">
            <text:p>1.445784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tandard query response 0x4a36 A v10.events.data.microsoft.com CNAME global.asimov.events.data.trafficmanager.net CNAME skypedataprdcoleus06.cloudapp.net A 52.114.133.6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750704" calcext:value-type="float">
            <text:p>7.750704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tandard query response 0x21ae A v10.events.data.microsoft.com CNAME global.asimov.events.data.trafficmanager.net CNAME skypedataprdcoleus06.cloudapp.net A 52.114.133.6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.981696" calcext:value-type="float">
            <text:p>13.981696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tandard query response 0x8382 A mrodevicemgr.officeapps.live.com CNAME prod.mrodevicemgr.live.com.akadns.net A 52.109.88.44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.399941" calcext:value-type="float">
            <text:p>14.399941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Standard query response 0xb026 A officecdn.microsoft.com CNAME office.c2r.akadns.net CNAME 2-01-3f20-0003.cdx.cedexis.net CNAME office-prod.edgekey.net CNAME office-prod.edgekey.net.globalredir.akadns.net CNAME e1723.dscd.akamaiedge.net A 23.44.100.99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.417682" calcext:value-type="float">
            <text:p>14.41768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andard query response 0x53d5 A nimbus.bitdefender.net CNAME elb-irl-amz.nimbus.bitdefender.net CNAME kube-nimbus-1399884016.eu-west-1.elb.amazonaws.com A 52.213.158.68 A 52.214.218.92 A 52.49.20.117 A 52.209.122.186 A 52.48.169.164 A 52.212.19.105 A 54.171.241.5 A 54.77.210.20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.436753" calcext:value-type="float">
            <text:p>14.436753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tandard query response 0x6f0b A officecdn.microsoft.com.edgesuite.net CNAME officecdn.microsoft.com.edgesuite.net.globalredir.akadns.net CNAME a1737.dspw65.akamai.net A 23.55.58.192 A 23.55.58.24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.82818" calcext:value-type="float">
            <text:p>14.82818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tandard query response 0xd778 A geo.prod.do.dsp.mp.microsoft.com CNAME geo-prod.do.dsp.mp.microsoft.com CNAME geo-prod.dodsp.mp.microsoft.com.nsatc.net CNAME array612.prod.do.dsp.mp.microsoft.com A 20.54.24.14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.948767" calcext:value-type="float">
            <text:p>14.948767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tandard query response 0xc506 A kv601.prod.do.dsp.mp.microsoft.com CNAME kv601.prod.dodsp.mp.microsoft.com.nsatc.net CNAME kv601.prod.do.dsp.mp.microsoft.com.edgekey.net CNAME e12358.g.akamaiedge.net A 104.119.150.246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.2438" calcext:value-type="float">
            <text:p>15.2438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tandard query response 0x5b98 A cp601.prod.do.dsp.mp.microsoft.com CNAME cp601.prod.dodsp.mp.microsoft.com.nsatc.net CNAME cp601.prod.do.dsp.mp.microsoft.com.edgekey.net CNAME e12358.g.akamaiedge.net A 104.119.150.246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5.328108" calcext:value-type="float">
            <text:p>15.328108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Standard query response 0x3679 A officecdn.microsoft.com CNAME office.c2r.akadns.net CNAME 2-01-3f20-0003.cdx.cedexis.net CNAME office-prod.edgekey.net CNAME office-prod.edgekey.net.globalredir.akadns.net CNAME e1723.dscd.akamaiedge.net A 23.44.100.99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5.721928" calcext:value-type="float">
            <text:p>15.721928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Standard query response 0xed3f A officecdn.microsoft.com CNAME office.c2r.akadns.net CNAME 2-01-3f20-0003.cdx.cedexis.net CNAME office-prod.edgekey.net CNAME office-prod.edgekey.net.globalredir.akadns.net CNAME e1723.dscd.akamaiedge.net A 23.44.100.99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9.723095" calcext:value-type="float">
            <text:p>29.723095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tandard query response 0xa6ed A tsfe.trafficshaping.dsp.mp.microsoft.com CNAME tsfe.trafficmanager.net CNAME tsfe-prod-db5.trafficmanager.net A 52.155.169.137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0.028055" calcext:value-type="float">
            <text:p>30.028055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tandard query response 0xfb14 A v10.events.data.microsoft.com CNAME global.asimov.events.data.trafficmanager.net CNAME skypedataprdcoleus06.cloudapp.net A 52.114.133.6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0.783135" calcext:value-type="float">
            <text:p>30.783135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tandard query response 0x268f A cp601.prod.do.dsp.mp.microsoft.com CNAME cp601.prod.dodsp.mp.microsoft.com.nsatc.net CNAME cp601.prod.do.dsp.mp.microsoft.com.edgekey.net CNAME e12358.g.akamaiedge.net A 104.119.150.246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0.843932" calcext:value-type="float">
            <text:p>30.84393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Standard query response 0x4dfd A dl.delivery.mp.microsoft.com CNAME nontlu-fg-shim.trafficmanager.net CNAME 2-01-3cf7-000c.cdx.cedexis.net CNAME dl.delivery.mp.microsoft.com-c.edgesuite.net CNAME a1683.dscd.akamai.net A 2.17.115.33 A 23.55.58.67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0.857958" calcext:value-type="float">
            <text:p>30.857958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andard query response 0xbce4 A nimbus.bitdefender.net CNAME elb-irl-amz.nimbus.bitdefender.net CNAME kube-nimbus-1399884016.eu-west-1.elb.amazonaws.com A 52.212.19.105 A 54.171.241.5 A 52.210.100.4 A 52.49.156.55 A 52.31.95.8 A 34.251.68.59 A 54.72.98.214 A 52.212.8.92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0.882289" calcext:value-type="float">
            <text:p>30.882289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tandard query response 0xf3ab A 3.tlu.dl.delivery.mp.microsoft.com CNAME 3.tlu.dl.delivery.mp.microsoft.com.c.footprint.net A 8.238.55.254 A 67.26.43.254 A 8.238.2.126 A 8.248.171.254 A 8.250.43.254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31.274927" calcext:value-type="float">
            <text:p>31.274927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tandard query response 0x9214 A 2.tlu.dl.delivery.mp.microsoft.com CNAME 2.tlu.dl.delivery.mp.microsoft.com.edgesuite.net CNAME a122.dscg3.akamai.net A 2.17.115.10 A 23.55.58.104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31.28822" calcext:value-type="float">
            <text:p>31.2882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67 [SYN, ACK] Seq=0 Ack=1 Win=146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1.289901" calcext:value-type="float">
            <text:p>31.28990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67 [ACK] Seq=1 Ack=422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31.29976" calcext:value-type="float">
            <text:p>31.2997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HTTP/1.1 403 Forbidden <text:s/>(text/html)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31.302307" calcext:value-type="float">
            <text:p>31.30230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67 [FIN, ACK] Seq=626 Ack=423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33.341006" calcext:value-type="float">
            <text:p>33.34100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75 [SYN, ACK] Seq=0 Ack=1 Win=146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3.348529" calcext:value-type="float">
            <text:p>33.34852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75 [ACK] Seq=1 Ack=422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33.355391" calcext:value-type="float">
            <text:p>33.35539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33.363417" calcext:value-type="float">
            <text:p>33.36341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9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3.36364" calcext:value-type="float">
            <text:p>33.3636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5 [PSH, ACK] Seq=2389 Ack=859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33.36364" calcext:value-type="float">
            <text:p>33.3636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3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33.36364" calcext:value-type="float">
            <text:p>33.3636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83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33.363927" calcext:value-type="float">
            <text:p>33.3639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23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33.363927" calcext:value-type="float">
            <text:p>33.3639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663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33.363927" calcext:value-type="float">
            <text:p>33.3639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803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33.363927" calcext:value-type="float">
            <text:p>33.3639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80 <text:s/>&gt; <text:s/>1975 [PSH, ACK] Seq=9429 Ack=859 Win=16768 Len=2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33.363927" calcext:value-type="float">
            <text:p>33.3639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67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33.363927" calcext:value-type="float">
            <text:p>33.3639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5 [PSH, ACK] Seq=11077 Ack=859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33.36473" calcext:value-type="float">
            <text:p>33.3647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12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33.364831" calcext:value-type="float">
            <text:p>33.36483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252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33.364955" calcext:value-type="float">
            <text:p>33.36495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392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33.365115" calcext:value-type="float">
            <text:p>33.36511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532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33.365115" calcext:value-type="float">
            <text:p>33.36511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80 <text:s/>&gt; <text:s/>1975 [PSH, ACK] Seq=16719 Ack=859 Win=16768 Len=852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33.368456" calcext:value-type="float">
            <text:p>33.36845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757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33.368456" calcext:value-type="float">
            <text:p>33.36845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5 [PSH, ACK] Seq=18969 Ack=859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33.368456" calcext:value-type="float">
            <text:p>33.36845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901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33.368456" calcext:value-type="float">
            <text:p>33.36845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5 [PSH, ACK] Seq=20417 Ack=859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33.369726" calcext:value-type="float">
            <text:p>33.36972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046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33.369726" calcext:value-type="float">
            <text:p>33.36972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5 [PSH, ACK] Seq=21865 Ack=859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33.369726" calcext:value-type="float">
            <text:p>33.36972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191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33.369726" calcext:value-type="float">
            <text:p>33.36972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5 [PSH, ACK] Seq=23313 Ack=859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33.369884" calcext:value-type="float">
            <text:p>33.3698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336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3.369884" calcext:value-type="float">
            <text:p>33.3698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5 [PSH, ACK] Seq=24761 Ack=859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33.369884" calcext:value-type="float">
            <text:p>33.3698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81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33.369884" calcext:value-type="float">
            <text:p>33.3698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5 [PSH, ACK] Seq=26209 Ack=859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33.371203" calcext:value-type="float">
            <text:p>33.3712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625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33.371203" calcext:value-type="float">
            <text:p>33.3712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765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33.371203" calcext:value-type="float">
            <text:p>33.3712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905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33.371338" calcext:value-type="float">
            <text:p>33.37133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045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33.371496" calcext:value-type="float">
            <text:p>33.37149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185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33.372048" calcext:value-type="float">
            <text:p>33.37204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324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3.372048" calcext:value-type="float">
            <text:p>33.37204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464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33.372048" calcext:value-type="float">
            <text:p>33.37204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604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33.372232" calcext:value-type="float">
            <text:p>33.37223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744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33.372232" calcext:value-type="float">
            <text:p>33.37223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884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33.372232" calcext:value-type="float">
            <text:p>33.37223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4023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33.372232" calcext:value-type="float">
            <text:p>33.37223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4163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33.372401" calcext:value-type="float">
            <text:p>33.37240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4303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33.372401" calcext:value-type="float">
            <text:p>33.37240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4443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3.372401" calcext:value-type="float">
            <text:p>33.37240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4583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4722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4862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002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142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282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421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561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701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841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981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6120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6260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6400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6540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[TCP Previous segment not captured] 80 <text:s/>&gt; <text:s/>1975 [ACK] Seq=6959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[TCP Out-Of-Order] 80 <text:s/>&gt; <text:s/>1975 [ACK] Seq=6680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7099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7239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[TCP Out-Of-Order] 80 <text:s/>&gt; <text:s/>1975 [ACK] Seq=6819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3.378661" calcext:value-type="float">
            <text:p>33.37866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7379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33.378661" calcext:value-type="float">
            <text:p>33.37866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7518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33.378661" calcext:value-type="float">
            <text:p>33.37866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7658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33.378661" calcext:value-type="float">
            <text:p>33.37866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7798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33.378661" calcext:value-type="float">
            <text:p>33.37866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7938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33.37897" calcext:value-type="float">
            <text:p>33.3789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8078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3.37897" calcext:value-type="float">
            <text:p>33.3789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8217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33.37897" calcext:value-type="float">
            <text:p>33.3789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8357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3.37897" calcext:value-type="float">
            <text:p>33.3789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8497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3.37897" calcext:value-type="float">
            <text:p>33.3789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8637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3.380274" calcext:value-type="float">
            <text:p>33.38027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8777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3.380274" calcext:value-type="float">
            <text:p>33.38027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8916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33.380274" calcext:value-type="float">
            <text:p>33.38027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056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3.380274" calcext:value-type="float">
            <text:p>33.38027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196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3.380694" calcext:value-type="float">
            <text:p>33.38069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336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3.380694" calcext:value-type="float">
            <text:p>33.38069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476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33.380841" calcext:value-type="float">
            <text:p>33.38084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[TCP Out-Of-Order] 80 <text:s/>&gt; <text:s/>1975 [ACK] Seq=6819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3.380841" calcext:value-type="float">
            <text:p>33.38084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615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3.380841" calcext:value-type="float">
            <text:p>33.38084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755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33.381041" calcext:value-type="float">
            <text:p>33.38104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895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3.381041" calcext:value-type="float">
            <text:p>33.38104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0035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33.381041" calcext:value-type="float">
            <text:p>33.38104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0175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3.381041" calcext:value-type="float">
            <text:p>33.38104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0314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33.382112" calcext:value-type="float">
            <text:p>33.3821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0454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3.382212" calcext:value-type="float">
            <text:p>33.3822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0594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33.382434" calcext:value-type="float">
            <text:p>33.38243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0734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3.382434" calcext:value-type="float">
            <text:p>33.38243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0874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33.382603" calcext:value-type="float">
            <text:p>33.382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013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3.382603" calcext:value-type="float">
            <text:p>33.382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153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3.382603" calcext:value-type="float">
            <text:p>33.382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293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3.382784" calcext:value-type="float">
            <text:p>33.3827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433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3.382784" calcext:value-type="float">
            <text:p>33.3827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573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3.382784" calcext:value-type="float">
            <text:p>33.3827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712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3.382784" calcext:value-type="float">
            <text:p>33.3827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852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3.383001" calcext:value-type="float">
            <text:p>33.38300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992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33.383001" calcext:value-type="float">
            <text:p>33.38300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2132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3.383416" calcext:value-type="float">
            <text:p>33.38341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2272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3.383416" calcext:value-type="float">
            <text:p>33.38341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2411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33.383416" calcext:value-type="float">
            <text:p>33.38341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2551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33.383416" calcext:value-type="float">
            <text:p>33.38341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2691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3.384265" calcext:value-type="float">
            <text:p>33.38426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2831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3.384265" calcext:value-type="float">
            <text:p>33.38426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2971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3.384265" calcext:value-type="float">
            <text:p>33.38426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3110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3.384265" calcext:value-type="float">
            <text:p>33.38426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3250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33.38439" calcext:value-type="float">
            <text:p>33.3843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3390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3.384544" calcext:value-type="float">
            <text:p>33.38454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3530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33.385028" calcext:value-type="float">
            <text:p>33.38502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3670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3.385028" calcext:value-type="float">
            <text:p>33.38502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3809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3.385028" calcext:value-type="float">
            <text:p>33.38502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3949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3.385028" calcext:value-type="float">
            <text:p>33.38502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4089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33.38519" calcext:value-type="float">
            <text:p>33.3851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PSH, ACK] Seq=14229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33.38519" calcext:value-type="float">
            <text:p>33.3851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4369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3.385346" calcext:value-type="float">
            <text:p>33.38534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4508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3.385346" calcext:value-type="float">
            <text:p>33.38534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4648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33.385346" calcext:value-type="float">
            <text:p>33.38534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4788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33.385537" calcext:value-type="float">
            <text:p>33.38553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4928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33.386164" calcext:value-type="float">
            <text:p>33.38616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5068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3.386164" calcext:value-type="float">
            <text:p>33.38616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5207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33.386164" calcext:value-type="float">
            <text:p>33.38616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5347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33.386164" calcext:value-type="float">
            <text:p>33.38616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5487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3.386292" calcext:value-type="float">
            <text:p>33.38629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5627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33.386453" calcext:value-type="float">
            <text:p>33.38645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5767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33.386453" calcext:value-type="float">
            <text:p>33.38645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5906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33.387304" calcext:value-type="float">
            <text:p>33.3873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6046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33.387304" calcext:value-type="float">
            <text:p>33.3873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6186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33.387304" calcext:value-type="float">
            <text:p>33.3873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6326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33.387304" calcext:value-type="float">
            <text:p>33.3873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6466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3.387627" calcext:value-type="float">
            <text:p>33.3876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6605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33.387627" calcext:value-type="float">
            <text:p>33.3876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6745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3.387627" calcext:value-type="float">
            <text:p>33.3876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6885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3.387627" calcext:value-type="float">
            <text:p>33.3876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7025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33.387627" calcext:value-type="float">
            <text:p>33.3876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7165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33.387842" calcext:value-type="float">
            <text:p>33.38784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7304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33.387842" calcext:value-type="float">
            <text:p>33.38784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7444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33.388049" calcext:value-type="float">
            <text:p>33.38804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PSH, ACK] Seq=17584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3.388198" calcext:value-type="float">
            <text:p>33.38819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7724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33.388408" calcext:value-type="float">
            <text:p>33.38840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7864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33.388408" calcext:value-type="float">
            <text:p>33.38840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8003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3.388408" calcext:value-type="float">
            <text:p>33.38840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8143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33.388408" calcext:value-type="float">
            <text:p>33.38840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8283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33.388655" calcext:value-type="float">
            <text:p>33.38865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8423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33.388655" calcext:value-type="float">
            <text:p>33.38865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8563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33.388655" calcext:value-type="float">
            <text:p>33.38865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8702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33.388983" calcext:value-type="float">
            <text:p>33.38898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8842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3.389153" calcext:value-type="float">
            <text:p>33.38915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8982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33.389153" calcext:value-type="float">
            <text:p>33.38915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9122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33.389153" calcext:value-type="float">
            <text:p>33.38915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9262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3.389635" calcext:value-type="float">
            <text:p>33.38963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9401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33.389635" calcext:value-type="float">
            <text:p>33.38963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9541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33.389635" calcext:value-type="float">
            <text:p>33.38963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9681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33.389635" calcext:value-type="float">
            <text:p>33.38963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9821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33.389781" calcext:value-type="float">
            <text:p>33.38978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9961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33.389939" calcext:value-type="float">
            <text:p>33.38993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0100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33.389939" calcext:value-type="float">
            <text:p>33.38993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0240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33.390229" calcext:value-type="float">
            <text:p>33.39022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0380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33.390351" calcext:value-type="float">
            <text:p>33.39035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0520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33.390524" calcext:value-type="float">
            <text:p>33.39052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0660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33.390524" calcext:value-type="float">
            <text:p>33.39052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0799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3.390524" calcext:value-type="float">
            <text:p>33.39052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PSH, ACK] Seq=20939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33.390689" calcext:value-type="float">
            <text:p>33.39068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1079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33.390689" calcext:value-type="float">
            <text:p>33.39068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1219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33.390689" calcext:value-type="float">
            <text:p>33.39068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1359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3.390689" calcext:value-type="float">
            <text:p>33.39068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1498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33.391508" calcext:value-type="float">
            <text:p>33.39150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1638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33.391508" calcext:value-type="float">
            <text:p>33.39150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1778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33.391508" calcext:value-type="float">
            <text:p>33.39150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1918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3.391508" calcext:value-type="float">
            <text:p>33.39150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2058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3.391639" calcext:value-type="float">
            <text:p>33.39163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2197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33.391778" calcext:value-type="float">
            <text:p>33.39177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2337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3.395712" calcext:value-type="float">
            <text:p>33.3957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2477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3.395712" calcext:value-type="float">
            <text:p>33.3957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2617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3.395712" calcext:value-type="float">
            <text:p>33.3957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2757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33.395712" calcext:value-type="float">
            <text:p>33.3957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2896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3.396104" calcext:value-type="float">
            <text:p>33.3961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3036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3.396104" calcext:value-type="float">
            <text:p>33.3961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3176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3.396104" calcext:value-type="float">
            <text:p>33.3961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3316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3.396104" calcext:value-type="float">
            <text:p>33.3961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3456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33.396104" calcext:value-type="float">
            <text:p>33.3961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3595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3.396104" calcext:value-type="float">
            <text:p>33.3961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3735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3.396104" calcext:value-type="float">
            <text:p>33.3961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3875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3.396386" calcext:value-type="float">
            <text:p>33.39638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015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3.396386" calcext:value-type="float">
            <text:p>33.39638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155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3.396386" calcext:value-type="float">
            <text:p>33.39638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294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3.396609" calcext:value-type="float">
            <text:p>33.39660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PSH, ACK] Seq=24434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3.396609" calcext:value-type="float">
            <text:p>33.39660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574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33.396609" calcext:value-type="float">
            <text:p>33.39660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714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3.396609" calcext:value-type="float">
            <text:p>33.39660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854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3.396609" calcext:value-type="float">
            <text:p>33.39660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993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3.396609" calcext:value-type="float">
            <text:p>33.39660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5133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33.397706" calcext:value-type="float">
            <text:p>33.39770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5273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3.397706" calcext:value-type="float">
            <text:p>33.39770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5413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3.397706" calcext:value-type="float">
            <text:p>33.39770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5553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3.397706" calcext:value-type="float">
            <text:p>33.39770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5692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3.398188" calcext:value-type="float">
            <text:p>33.39818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5832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3.398188" calcext:value-type="float">
            <text:p>33.39818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5972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3.398188" calcext:value-type="float">
            <text:p>33.39818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6112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3.398188" calcext:value-type="float">
            <text:p>33.39818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6252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3.398412" calcext:value-type="float">
            <text:p>33.3984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6391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3.398412" calcext:value-type="float">
            <text:p>33.3984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6531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3.398412" calcext:value-type="float">
            <text:p>33.3984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6671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3.398668" calcext:value-type="float">
            <text:p>33.39866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6811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3.398668" calcext:value-type="float">
            <text:p>33.39866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6951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3.398668" calcext:value-type="float">
            <text:p>33.39866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7090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3.398668" calcext:value-type="float">
            <text:p>33.39866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7230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3.399344" calcext:value-type="float">
            <text:p>33.39934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7370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3.399344" calcext:value-type="float">
            <text:p>33.39934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7510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3.399344" calcext:value-type="float">
            <text:p>33.39934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7650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3.399344" calcext:value-type="float">
            <text:p>33.39934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7789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3.39955" calcext:value-type="float">
            <text:p>33.3995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7929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3.399849" calcext:value-type="float">
            <text:p>33.39984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8069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3.399849" calcext:value-type="float">
            <text:p>33.39984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8209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PSH, ACK] Seq=28349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8488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8628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8768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3.400822" calcext:value-type="float">
            <text:p>33.40082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8908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3.401002" calcext:value-type="float">
            <text:p>33.4010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9048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3.401002" calcext:value-type="float">
            <text:p>33.4010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9187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3.401002" calcext:value-type="float">
            <text:p>33.4010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9327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3.40117" calcext:value-type="float">
            <text:p>33.4011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9467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3.40117" calcext:value-type="float">
            <text:p>33.4011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9607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3.40117" calcext:value-type="float">
            <text:p>33.4011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9747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3.40117" calcext:value-type="float">
            <text:p>33.4011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9886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3.401361" calcext:value-type="float">
            <text:p>33.40136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0026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3.401944" calcext:value-type="float">
            <text:p>33.40194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0166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3.402087" calcext:value-type="float">
            <text:p>33.40208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0306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3.402087" calcext:value-type="float">
            <text:p>33.40208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0446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3.402087" calcext:value-type="float">
            <text:p>33.40208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0585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.40221" calcext:value-type="float">
            <text:p>33.4022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0725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0.849057" calcext:value-type="float">
            <text:p>30.849057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53 [SYN, ACK] Seq=0 Ack=1 Win=146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0.85058" calcext:value-type="float">
            <text:p>30.85058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53 [ACK] Seq=1 Ack=312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0.861194" calcext:value-type="float">
            <text:p>30.861194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3 [ACK] Seq=1 Ack=312 Win=15744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0.861194" calcext:value-type="float">
            <text:p>30.861194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3 [PSH, ACK] Seq=1399 Ack=312 Win=15744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0.861515" calcext:value-type="float">
            <text:p>30.861515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3 [ACK] Seq=1449 Ack=312 Win=15744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0.861515" calcext:value-type="float">
            <text:p>30.861515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3 [ACK] Seq=2847 Ack=312 Win=15744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0.861515" calcext:value-type="float">
            <text:p>30.861515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3 [ACK] Seq=4245 Ack=312 Win=15744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.861515" calcext:value-type="float">
            <text:p>30.861515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3 [ACK] Seq=5643 Ack=312 Win=15744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0.861515" calcext:value-type="float">
            <text:p>30.861515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3 [ACK] Seq=7041 Ack=312 Win=15744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0.861772" calcext:value-type="float">
            <text:p>30.86177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3 [ACK] Seq=8439 Ack=312 Win=15744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0.861772" calcext:value-type="float">
            <text:p>30.86177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HTTP/1.1 200 OK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0.871212" calcext:value-type="float">
            <text:p>30.87121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53 [FIN, ACK] Seq=10127 Ack=313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31.240866" calcext:value-type="float">
            <text:p>31.240866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65 [SYN, ACK] Seq=0 Ack=1 Win=146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31.242412" calcext:value-type="float">
            <text:p>31.24241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65 [ACK] Seq=1 Ack=313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31.253074" calcext:value-type="float">
            <text:p>31.253074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65 [ACK] Seq=1 Ack=313 Win=15744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31.253074" calcext:value-type="float">
            <text:p>31.253074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65 [PSH, ACK] Seq=1399 Ack=313 Win=15744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1.253338" calcext:value-type="float">
            <text:p>31.253338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65 [ACK] Seq=1449 Ack=313 Win=15744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31.253338" calcext:value-type="float">
            <text:p>31.253338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65 [ACK] Seq=2847 Ack=313 Win=15744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31.253338" calcext:value-type="float">
            <text:p>31.253338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65 [ACK] Seq=4245 Ack=313 Win=15744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31.253338" calcext:value-type="float">
            <text:p>31.253338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TTP/1.1 200 OK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31.263283" calcext:value-type="float">
            <text:p>31.263283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65 [FIN, ACK] Seq=5990 Ack=314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053343" calcext:value-type="float">
            <text:p>3.053343</text:p>
          </table:table-cell>
          <table:table-cell office:value-type="string" calcext:value-type="string">
            <text:p>20.190.143.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791 [FIN, ACK] Seq=1 Ack=2 Win=1642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.854739" calcext:value-type="float">
            <text:p>14.854739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31 [SYN, ACK] Seq=0 Ack=1 Win=65535 Len=0 MSS=1398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.872268" calcext:value-type="float">
            <text:p>14.872268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31 [ACK] Seq=1 Ack=212 Win=52531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.872354" calcext:value-type="float">
            <text:p>14.872354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.899041" calcext:value-type="float">
            <text:p>14.899041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.899239" calcext:value-type="float">
            <text:p>14.899239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.926887" calcext:value-type="float">
            <text:p>14.926887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.92825" calcext:value-type="float">
            <text:p>14.92825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1 [ACK] Seq=2591 Ack=673 Win=52480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.929333" calcext:value-type="float">
            <text:p>14.929333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.950343" calcext:value-type="float">
            <text:p>14.950343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1 [FIN, ACK] Seq=3155 Ack=674 Win=52480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020292" calcext:value-type="float">
            <text:p>2.020292</text:p>
          </table:table-cell>
          <table:table-cell office:value-type="string" calcext:value-type="string">
            <text:p>204.79.197.2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752 [ACK] Seq=1 Ack=2 Win=8208 Len=0 SLE=1 SRE=2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764391" calcext:value-type="float">
            <text:p>4.764391</text:p>
          </table:table-cell>
          <table:table-cell office:value-type="string" calcext:value-type="string">
            <text:p>204.79.197.2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698 [RST, ACK] Seq=1 Ack=1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.855131" calcext:value-type="float">
            <text:p>12.855131</text:p>
          </table:table-cell>
          <table:table-cell office:value-type="string" calcext:value-type="string">
            <text:p>205.185.216.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825 [FIN, ACK] Seq=1 Ack=1 Win=18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.856457" calcext:value-type="float">
            <text:p>12.856457</text:p>
          </table:table-cell>
          <table:table-cell office:value-type="string" calcext:value-type="string">
            <text:p>205.185.216.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825 [ACK] Seq=2 Ack=2 Win=18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.018212" calcext:value-type="float">
            <text:p>14.018212</text:p>
          </table:table-cell>
          <table:table-cell office:value-type="string" calcext:value-type="string">
            <text:p>216.58.207.2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722 [ACK] Seq=1 Ack=2 Win=251 Len=0 SLE=1 SRE=2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.407624" calcext:value-type="float">
            <text:p>14.407624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22 [SYN, ACK] Seq=0 Ack=1 Win=146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.411883" calcext:value-type="float">
            <text:p>14.411883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22 [ACK] Seq=1 Ack=181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.422834" calcext:value-type="float">
            <text:p>14.422834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TP/1.1 301 Moved Permanently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.607805" calcext:value-type="float">
            <text:p>14.607805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TP/1.1 301 Moved Permanently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.332883" calcext:value-type="float">
            <text:p>15.332883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36 [SYN, ACK] Seq=0 Ack=1 Win=146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.334912" calcext:value-type="float">
            <text:p>15.33491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36 [ACK] Seq=1 Ack=281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.346705" calcext:value-type="float">
            <text:p>15.346705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TP/1.1 301 Moved Permanently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.370338" calcext:value-type="float">
            <text:p>15.370338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36 [FIN, ACK] Seq=279 Ack=282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.741605" calcext:value-type="float">
            <text:p>15.741605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40 [SYN, ACK] Seq=0 Ack=1 Win=146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5.743109" calcext:value-type="float">
            <text:p>15.743109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40 [ACK] Seq=1 Ack=285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.753642" calcext:value-type="float">
            <text:p>15.75364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TP/1.1 301 Moved Permanently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.78447" calcext:value-type="float">
            <text:p>15.78447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TP/1.1 301 Moved Permanently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5.825759" calcext:value-type="float">
            <text:p>15.825759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40 [FIN, ACK] Seq=557 Ack=573 Win=167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.908854" calcext:value-type="float">
            <text:p>15.908854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44 [SYN, ACK] Seq=0 Ack=1 Win=146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.910093" calcext:value-type="float">
            <text:p>15.910093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44 [ACK] Seq=1 Ack=285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.926638" calcext:value-type="float">
            <text:p>15.926638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TP/1.1 301 Moved Permanently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.968233" calcext:value-type="float">
            <text:p>15.968233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TP/1.1 301 Moved Permanently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6.006368" calcext:value-type="float">
            <text:p>16.006368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44 [FIN, ACK] Seq=557 Ack=573 Win=167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31.288986" calcext:value-type="float">
            <text:p>31.28898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69 [SYN, ACK] Seq=0 Ack=1 Win=146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31.290347" calcext:value-type="float">
            <text:p>31.290347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69 [ACK] Seq=1 Ack=422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31.301012" calcext:value-type="float">
            <text:p>31.30101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HTTP/1.1 403 Forbidden <text:s/>(text/html)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31.30681" calcext:value-type="float">
            <text:p>31.30681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69 [FIN, ACK] Seq=627 Ack=423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33.348529" calcext:value-type="float">
            <text:p>33.348529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77 [SYN, ACK] Seq=0 Ack=1 Win=146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33.349677" calcext:value-type="float">
            <text:p>33.349677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77 [ACK] Seq=1 Ack=422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33.360401" calcext:value-type="float">
            <text:p>33.360401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33.368306" calcext:value-type="float">
            <text:p>33.3683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99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33.368306" calcext:value-type="float">
            <text:p>33.3683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7 [PSH, ACK] Seq=2389 Ack=859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33.369984" calcext:value-type="float">
            <text:p>33.369984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243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33.369984" calcext:value-type="float">
            <text:p>33.369984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383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33.370193" calcext:value-type="float">
            <text:p>33.37019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523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3.370193" calcext:value-type="float">
            <text:p>33.37019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663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33.370193" calcext:value-type="float">
            <text:p>33.37019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803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33.370193" calcext:value-type="float">
            <text:p>33.37019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942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33.370193" calcext:value-type="float">
            <text:p>33.37019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80 <text:s/>&gt; <text:s/>1977 [PSH, ACK] Seq=10827 Ack=859 Win=16768 Len=30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33.370193" calcext:value-type="float">
            <text:p>33.37019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1112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33.371203" calcext:value-type="float">
            <text:p>33.37120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1252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33.371496" calcext:value-type="float">
            <text:p>33.37149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1392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33.371496" calcext:value-type="float">
            <text:p>33.37149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1532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33.37191" calcext:value-type="float">
            <text:p>33.37191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80 <text:s/>&gt; <text:s/>1977 [PSH, ACK] Seq=16719 Ack=859 Win=16768 Len=852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33.375676" calcext:value-type="float">
            <text:p>33.37567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1757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33.375676" calcext:value-type="float">
            <text:p>33.37567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7 [PSH, ACK] Seq=18969 Ack=859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33.375676" calcext:value-type="float">
            <text:p>33.37567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1901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3.375676" calcext:value-type="float">
            <text:p>33.37567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7 [PSH, ACK] Seq=20417 Ack=859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2046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7 [PSH, ACK] Seq=21865 Ack=859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2191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7 [PSH, ACK] Seq=23313 Ack=859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2336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2476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2615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2755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28955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30353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31751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33.378055" calcext:value-type="float">
            <text:p>33.378055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33149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33.378055" calcext:value-type="float">
            <text:p>33.378055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34547 Ack=859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3.378392" calcext:value-type="float">
            <text:p>33.37839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.546531" calcext:value-type="float">
            <text:p>13.546531</text:p>
          </table:table-cell>
          <table:table-cell office:value-type="string" calcext:value-type="string">
            <text:p>23.55.58.12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708 [ACK] Seq=1 Ack=2 Win=259 Len=0 SLE=1 SRE=2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.439308" calcext:value-type="float">
            <text:p>14.439308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27 [SYN, ACK] Seq=0 Ack=1 Win=146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.441022" calcext:value-type="float">
            <text:p>14.44102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27 [ACK] Seq=1 Ack=195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.450919" calcext:value-type="float">
            <text:p>14.450919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HTTP/1.1 200 OK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.622882" calcext:value-type="float">
            <text:p>14.62288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HTTP/1.1 200 OK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5.353782" calcext:value-type="float">
            <text:p>15.35378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38 [SYN, ACK] Seq=0 Ack=1 Win=146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.357343" calcext:value-type="float">
            <text:p>15.357343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38 [ACK] Seq=1 Ack=295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5.365316" calcext:value-type="float">
            <text:p>15.365316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.369224" calcext:value-type="float">
            <text:p>15.369224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38 [FIN, ACK] Seq=448 Ack=296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.758082" calcext:value-type="float">
            <text:p>15.75808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42 [SYN, ACK] Seq=0 Ack=1 Win=146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5.759283" calcext:value-type="float">
            <text:p>15.759283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42 [ACK] Seq=1 Ack=299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5.76961" calcext:value-type="float">
            <text:p>15.76961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5.791913" calcext:value-type="float">
            <text:p>15.791913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2 [ACK] Seq=448 Ack=600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5.791913" calcext:value-type="float">
            <text:p>15.791913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42 [PSH, ACK] Seq=1846 Ack=600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5.792005" calcext:value-type="float">
            <text:p>15.792005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2 [ACK] Seq=1896 Ack=600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5.792038" calcext:value-type="float">
            <text:p>15.792038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2 [ACK] Seq=3294 Ack=600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.792172" calcext:value-type="float">
            <text:p>15.79217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2 [ACK] Seq=4692 Ack=600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5.792172" calcext:value-type="float">
            <text:p>15.79217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2 [ACK] Seq=6090 Ack=600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.792172" calcext:value-type="float">
            <text:p>15.79217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80 <text:s/>&gt; <text:s/>1942 [PSH, ACK] Seq=7488 Ack=600 Win=16768 Len=20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.792317" calcext:value-type="float">
            <text:p>15.792317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2 [ACK] Seq=7688 Ack=600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5.792317" calcext:value-type="float">
            <text:p>15.792317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2 [ACK] Seq=9086 Ack=600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5.792317" calcext:value-type="float">
            <text:p>15.792317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5.825561" calcext:value-type="float">
            <text:p>15.825561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42 [FIN, ACK] Seq=10700 Ack=601 Win=167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5.930921" calcext:value-type="float">
            <text:p>15.930921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46 [SYN, ACK] Seq=0 Ack=1 Win=146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5.932169" calcext:value-type="float">
            <text:p>15.932169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46 [ACK] Seq=1 Ack=299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5.942526" calcext:value-type="float">
            <text:p>15.942526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5.975693" calcext:value-type="float">
            <text:p>15.975693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6 [ACK] Seq=448 Ack=600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5.975809" calcext:value-type="float">
            <text:p>15.975809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46 [PSH, ACK] Seq=1846 Ack=600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.97596" calcext:value-type="float">
            <text:p>15.97596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6 [ACK] Seq=1896 Ack=600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5.97596" calcext:value-type="float">
            <text:p>15.97596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6 [ACK] Seq=3294 Ack=600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.976095" calcext:value-type="float">
            <text:p>15.976095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6 [ACK] Seq=4692 Ack=600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5.976095" calcext:value-type="float">
            <text:p>15.976095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6 [ACK] Seq=6090 Ack=600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5.976095" calcext:value-type="float">
            <text:p>15.976095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80 <text:s/>&gt; <text:s/>1946 [PSH, ACK] Seq=7488 Ack=600 Win=16768 Len=20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.976249" calcext:value-type="float">
            <text:p>15.976249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6 [ACK] Seq=7688 Ack=600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5.976249" calcext:value-type="float">
            <text:p>15.976249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6 [ACK] Seq=9086 Ack=600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5.976249" calcext:value-type="float">
            <text:p>15.976249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6.006165" calcext:value-type="float">
            <text:p>16.006165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46 [FIN, ACK] Seq=10700 Ack=601 Win=167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159976" calcext:value-type="float">
            <text:p>2.159976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43 [ACK] Seq=1 Ack=1778 Win=2053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200535" calcext:value-type="float">
            <text:p>2.200535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43 [ACK] Seq=1 Ack=2350 Win=2051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213079" calcext:value-type="float">
            <text:p>2.213079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213356" calcext:value-type="float">
            <text:p>2.213356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213546" calcext:value-type="float">
            <text:p>2.213546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213684" calcext:value-type="float">
            <text:p>2.213684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213684" calcext:value-type="float">
            <text:p>2.213684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213803" calcext:value-type="float">
            <text:p>2.213803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213803" calcext:value-type="float">
            <text:p>2.213803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036872" calcext:value-type="float">
            <text:p>3.03687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.736303" calcext:value-type="float">
            <text:p>14.736303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53 [ACK] Seq=1 Ack=1778 Win=2053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.776169" calcext:value-type="float">
            <text:p>14.776169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53 [ACK] Seq=1 Ack=2266 Win=2051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.804528" calcext:value-type="float">
            <text:p>14.804528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.804651" calcext:value-type="float">
            <text:p>14.804651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.804651" calcext:value-type="float">
            <text:p>14.804651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.804849" calcext:value-type="float">
            <text:p>14.804849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.805615" calcext:value-type="float">
            <text:p>14.805615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7.258076" calcext:value-type="float">
            <text:p>17.258076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1.251362" calcext:value-type="float">
            <text:p>21.25136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9.526704" calcext:value-type="float">
            <text:p>19.526704</text:p>
          </table:table-cell>
          <table:table-cell office:value-type="string" calcext:value-type="string">
            <text:p>40.67.251.1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760 [ACK] Seq=1 Ack=2 Win=7971 Len=0 SLE=1 SRE=2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.339265" calcext:value-type="float">
            <text:p>10.339265</text:p>
          </table:table-cell>
          <table:table-cell office:value-type="string" calcext:value-type="string">
            <text:p>40.77.224.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795 [FIN, ACK] Seq=1 Ack=2 Win=2053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741545" calcext:value-type="float">
            <text:p>3.741545</text:p>
          </table:table-cell>
          <table:table-cell office:value-type="string" calcext:value-type="string">
            <text:p>40.90.22.18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705 [RST, ACK] Seq=1 Ack=1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3324" calcext:value-type="float">
            <text:p>3.3324</text:p>
          </table:table-cell>
          <table:table-cell office:value-type="string" calcext:value-type="string">
            <text:p>40.90.22.18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789 [FIN, ACK] Seq=1 Ack=2 Win=102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482713" calcext:value-type="float">
            <text:p>11.482713</text:p>
          </table:table-cell>
          <table:table-cell office:value-type="string" calcext:value-type="string">
            <text:p>51.104.139.18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01 [FIN, ACK] Seq=1 Ack=2 Win=102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940331" calcext:value-type="float">
            <text:p>7.940331</text:p>
          </table:table-cell>
          <table:table-cell office:value-type="string" calcext:value-type="string">
            <text:p>51.105.218.22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702 [RST, ACK] Seq=1 Ack=1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9222" calcext:value-type="float">
            <text:p>0.05922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14 [SYN, ACK] Seq=0 Ack=1 Win=8192 Len=0 MSS=1398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8126" calcext:value-type="float">
            <text:p>0.078126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4 [ACK] Seq=1 Ack=19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9119" calcext:value-type="float">
            <text:p>0.079119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4 [ACK] Seq=1399 Ack=19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9299" calcext:value-type="float">
            <text:p>0.079299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4 [ACK] Seq=2797 Ack=19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9299" calcext:value-type="float">
            <text:p>0.079299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4 [ACK] Seq=4195 Ack=19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5018" calcext:value-type="float">
            <text:p>0.095018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erver Hello, Certificate, Certificate Status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8406" calcext:value-type="float">
            <text:p>0.118406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40098" calcext:value-type="float">
            <text:p>0.140098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.507019" calcext:value-type="float">
            <text:p>11.507019</text:p>
          </table:table-cell>
          <table:table-cell office:value-type="string" calcext:value-type="string">
            <text:p>52.109.76.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00 [FIN, ACK] Seq=1 Ack=2 Win=2053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.002183" calcext:value-type="float">
            <text:p>14.002183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19 [SYN, ACK] Seq=0 Ack=1 Win=65535 Len=0 MSS=1398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.020905" calcext:value-type="float">
            <text:p>14.020905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9 [ACK] Seq=1 Ack=212 Win=52531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.021675" calcext:value-type="float">
            <text:p>14.021675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9 [ACK] Seq=1399 Ack=212 Win=52531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.021675" calcext:value-type="float">
            <text:p>14.021675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9 [ACK] Seq=2797 Ack=212 Win=52531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.021675" calcext:value-type="float">
            <text:p>14.021675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9 [ACK] Seq=4195 Ack=212 Win=52531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.021844" calcext:value-type="float">
            <text:p>14.021844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Server Hello, Certificate, Certificate Status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.04597" calcext:value-type="float">
            <text:p>14.04597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.04597" calcext:value-type="float">
            <text:p>14.04597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.064117" calcext:value-type="float">
            <text:p>14.064117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.064117" calcext:value-type="float">
            <text:p>14.064117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9 [ACK] Seq=6207 Ack=784 Win=52480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.065207" calcext:value-type="float">
            <text:p>14.065207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.083454" calcext:value-type="float">
            <text:p>14.083454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9 [FIN, ACK] Seq=6655 Ack=785 Win=52480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.308527" calcext:value-type="float">
            <text:p>14.308527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20 [SYN, ACK] Seq=0 Ack=1 Win=65535 Len=0 MSS=1398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.328154" calcext:value-type="float">
            <text:p>14.328154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20 [ACK] Seq=1 Ack=212 Win=52531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.328616" calcext:value-type="float">
            <text:p>14.328616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20 [ACK] Seq=1399 Ack=212 Win=52531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.328616" calcext:value-type="float">
            <text:p>14.328616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20 [ACK] Seq=2797 Ack=212 Win=52531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.328916" calcext:value-type="float">
            <text:p>14.328916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20 [ACK] Seq=4195 Ack=212 Win=52531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.329027" calcext:value-type="float">
            <text:p>14.329027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Server Hello, Certificate, Certificate Status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.350614" calcext:value-type="float">
            <text:p>14.350614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.350692" calcext:value-type="float">
            <text:p>14.35069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.366803" calcext:value-type="float">
            <text:p>14.366803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20 [ACK] Seq=6169 Ack=846 Win=52480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.368761" calcext:value-type="float">
            <text:p>14.368761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.370006" calcext:value-type="float">
            <text:p>14.370006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.401621" calcext:value-type="float">
            <text:p>14.401621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20 [FIN, ACK] Seq=6635 Ack=847 Win=52480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.776803" calcext:value-type="float">
            <text:p>13.776803</text:p>
          </table:table-cell>
          <table:table-cell office:value-type="string" calcext:value-type="string">
            <text:p>52.109.88.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84 [ACK] Seq=1 Ack=36 Win=1025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791966" calcext:value-type="float">
            <text:p>13.791966</text:p>
          </table:table-cell>
          <table:table-cell office:value-type="string" calcext:value-type="string">
            <text:p>52.109.88.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TCP Dup ACK 149#1] 443 <text:s/>&gt; <text:s/>1884 [ACK] Seq=1 Ack=36 Win=1025 Len=0 SLE=1 SRE=36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764391" calcext:value-type="float">
            <text:p>4.764391</text:p>
          </table:table-cell>
          <table:table-cell office:value-type="string" calcext:value-type="string">
            <text:p>52.113.194.1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30 [RST, ACK] Seq=1 Ack=1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789681" calcext:value-type="float">
            <text:p>5.789681</text:p>
          </table:table-cell>
          <table:table-cell office:value-type="string" calcext:value-type="string">
            <text:p>52.114.132.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52 [ACK] Seq=1 Ack=1741 Win=102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994092" calcext:value-type="float">
            <text:p>5.994092</text:p>
          </table:table-cell>
          <table:table-cell office:value-type="string" calcext:value-type="string">
            <text:p>52.114.132.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692647" calcext:value-type="float">
            <text:p>1.692647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15 [SYN, ACK] Seq=0 Ack=1 Win=8192 Len=0 MSS=1398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796378" calcext:value-type="float">
            <text:p>1.796378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5 [ACK] Seq=1 Ack=209 Win=262656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96378" calcext:value-type="float">
            <text:p>1.796378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5 [ACK] Seq=1399 Ack=209 Win=262656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797492" calcext:value-type="float">
            <text:p>1.79749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898428" calcext:value-type="float">
            <text:p>1.898428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001359" calcext:value-type="float">
            <text:p>2.001359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5 [ACK] Seq=4082 Ack=2672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001359" calcext:value-type="float">
            <text:p>2.001359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5 [ACK] Seq=4082 Ack=6043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002443" calcext:value-type="float">
            <text:p>2.002443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103015" calcext:value-type="float">
            <text:p>2.103015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5 [FIN, ACK] Seq=4439 Ack=6044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940331" calcext:value-type="float">
            <text:p>7.94033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17 [SYN, ACK] Seq=0 Ack=1 Win=8192 Len=0 MSS=1398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.024237" calcext:value-type="float">
            <text:p>8.024237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7 [ACK] Seq=1 Ack=209 Win=262656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025161" calcext:value-type="float">
            <text:p>8.02516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7 [ACK] Seq=1399 Ack=209 Win=262656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025161" calcext:value-type="float">
            <text:p>8.02516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247214" calcext:value-type="float">
            <text:p>8.247214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451992" calcext:value-type="float">
            <text:p>8.45199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7 [ACK] Seq=4082 Ack=2673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453161" calcext:value-type="float">
            <text:p>8.45316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7 [ACK] Seq=4082 Ack=11547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453161" calcext:value-type="float">
            <text:p>8.45316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656523" calcext:value-type="float">
            <text:p>8.656523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7 [FIN, ACK] Seq=4441 Ack=11548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5.312966" calcext:value-type="float">
            <text:p>15.312966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33 [SYN, ACK] Seq=0 Ack=1 Win=8192 Len=0 MSS=1398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5.393196" calcext:value-type="float">
            <text:p>15.393196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3 [ACK] Seq=1 Ack=209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.415932" calcext:value-type="float">
            <text:p>15.41593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33 [ACK] Seq=1 Ack=209 Win=262656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.415932" calcext:value-type="float">
            <text:p>15.41593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33 [ACK] Seq=1399 Ack=209 Win=262656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.415932" calcext:value-type="float">
            <text:p>15.41593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.721928" calcext:value-type="float">
            <text:p>15.721928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5.800215" calcext:value-type="float">
            <text:p>15.800215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TCP Dup ACK 381#1] 443 <text:s/>&gt; <text:s/>1933 [ACK] Seq=4082 Ack=302 Win=262656 Len=0 SLE=209 SRE=302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5.805176" calcext:value-type="float">
            <text:p>15.805176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3 [ACK] Seq=4082 Ack=2672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5.805176" calcext:value-type="float">
            <text:p>15.805176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3 [ACK] Seq=4082 Ack=5055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5.808176" calcext:value-type="float">
            <text:p>15.808176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.953812" calcext:value-type="float">
            <text:p>15.95381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3 [ACK] Seq=4439 Ack=5056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.960147" calcext:value-type="float">
            <text:p>15.960147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3 [FIN, ACK] Seq=4439 Ack=5056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0.109519" calcext:value-type="float">
            <text:p>30.109519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49 [SYN, ACK] Seq=0 Ack=1 Win=8192 Len=0 MSS=1398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0.192373" calcext:value-type="float">
            <text:p>30.192373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49 [ACK] Seq=1 Ack=209 Win=262656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0.195561" calcext:value-type="float">
            <text:p>30.19556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49 [ACK] Seq=1399 Ack=209 Win=262656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0.195891" calcext:value-type="float">
            <text:p>30.19589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0.366131" calcext:value-type="float">
            <text:p>30.36613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0.468493" calcext:value-type="float">
            <text:p>30.468493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49 [ACK] Seq=4082 Ack=2672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0.471574" calcext:value-type="float">
            <text:p>30.471574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0.570912" calcext:value-type="float">
            <text:p>30.57091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49 [FIN, ACK] Seq=4441 Ack=3863 Win=26163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31.302793" calcext:value-type="float">
            <text:p>31.302793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63 [SYN, ACK] Seq=0 Ack=1 Win=8192 Len=0 MSS=1398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31.38408" calcext:value-type="float">
            <text:p>31.38408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63 [ACK] Seq=1 Ack=209 Win=262656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31.384234" calcext:value-type="float">
            <text:p>31.384234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63 [ACK] Seq=1399 Ack=209 Win=262656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31.384234" calcext:value-type="float">
            <text:p>31.384234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31.595201" calcext:value-type="float">
            <text:p>31.59520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31.799593" calcext:value-type="float">
            <text:p>31.799593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63 [ACK] Seq=4082 Ack=3026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31.800011" calcext:value-type="float">
            <text:p>31.80001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31.902139" calcext:value-type="float">
            <text:p>31.902139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63 [FIN, ACK] Seq=4439 Ack=3027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32.559093" calcext:value-type="float">
            <text:p>32.559093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71 [SYN, ACK] Seq=0 Ack=1 Win=8192 Len=0 MSS=1398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32.823821" calcext:value-type="float">
            <text:p>32.82382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71 [ACK] Seq=1 Ack=209 Win=262656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32.823821" calcext:value-type="float">
            <text:p>32.82382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71 [ACK] Seq=1399 Ack=209 Win=262656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32.823821" calcext:value-type="float">
            <text:p>32.82382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3.03025" calcext:value-type="float">
            <text:p>33.03025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33.143875" calcext:value-type="float">
            <text:p>33.143875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71 [ACK] Seq=4082 Ack=2691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33.144105" calcext:value-type="float">
            <text:p>33.144105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33.234742" calcext:value-type="float">
            <text:p>33.23474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71 [FIN, ACK] Seq=4439 Ack=2692 Win=2626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9.740014" calcext:value-type="float">
            <text:p>29.740014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48 [SYN, ACK] Seq=0 Ack=1 Win=65535 Len=0 MSS=1398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9.758946" calcext:value-type="float">
            <text:p>29.758946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48 [ACK] Seq=1 Ack=220 Win=52531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9.759988" calcext:value-type="float">
            <text:p>29.75998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48 [ACK] Seq=1399 Ack=220 Win=52531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9.759988" calcext:value-type="float">
            <text:p>29.75998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.782753" calcext:value-type="float">
            <text:p>29.782753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.782933" calcext:value-type="float">
            <text:p>29.782933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9.800026" calcext:value-type="float">
            <text:p>29.800026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.800026" calcext:value-type="float">
            <text:p>29.800026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48 [ACK] Seq=4011 Ack=785 Win=52480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9.801357" calcext:value-type="float">
            <text:p>29.801357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48 [ACK] Seq=4011 Ack=2639 Win=5255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9.801357" calcext:value-type="float">
            <text:p>29.801357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9.803565" calcext:value-type="float">
            <text:p>29.803565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48 [ACK] Seq=4053 Ack=2639 Win=5255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9.803565" calcext:value-type="float">
            <text:p>29.803565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9.823618" calcext:value-type="float">
            <text:p>29.82361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48 [FIN, ACK] Seq=5619 Ack=2640 Win=5255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0.125098" calcext:value-type="float">
            <text:p>30.12509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50 [SYN, ACK] Seq=0 Ack=1 Win=65535 Len=0 MSS=1398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0.144515" calcext:value-type="float">
            <text:p>30.144515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50 [ACK] Seq=1 Ack=220 Win=52531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0.144515" calcext:value-type="float">
            <text:p>30.144515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50 [ACK] Seq=1399 Ack=220 Win=52531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0.144997" calcext:value-type="float">
            <text:p>30.144997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.181816" calcext:value-type="float">
            <text:p>30.181816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0.182088" calcext:value-type="float">
            <text:p>30.18208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0.202018" calcext:value-type="float">
            <text:p>30.20201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0 [ACK] Seq=3973 Ack=747 Win=52480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0.202018" calcext:value-type="float">
            <text:p>30.20201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0.202252" calcext:value-type="float">
            <text:p>30.20225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0 [ACK] Seq=4011 Ack=3733 Win=5255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0.202252" calcext:value-type="float">
            <text:p>30.20225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0.202252" calcext:value-type="float">
            <text:p>30.20225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0.202547" calcext:value-type="float">
            <text:p>30.202547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50 [ACK] Seq=4108 Ack=3733 Win=5255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0.202547" calcext:value-type="float">
            <text:p>30.202547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0.229363" calcext:value-type="float">
            <text:p>30.229363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0 [FIN, ACK] Seq=6117 Ack=3734 Win=5255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0.883851" calcext:value-type="float">
            <text:p>30.883851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57 [SYN, ACK] Seq=0 Ack=1 Win=65535 Len=0 MSS=1398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0.901006" calcext:value-type="float">
            <text:p>30.901006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57 [ACK] Seq=1 Ack=220 Win=52531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0.901142" calcext:value-type="float">
            <text:p>30.90114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57 [ACK] Seq=1399 Ack=220 Win=525312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0.901142" calcext:value-type="float">
            <text:p>30.90114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.920877" calcext:value-type="float">
            <text:p>30.920877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0.921021" calcext:value-type="float">
            <text:p>30.921021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0.938024" calcext:value-type="float">
            <text:p>30.938024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7 [ACK] Seq=3973 Ack=785 Win=52480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0.938168" calcext:value-type="float">
            <text:p>30.93816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0.938311" calcext:value-type="float">
            <text:p>30.938311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7 [ACK] Seq=4011 Ack=3581 Win=5255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0.938434" calcext:value-type="float">
            <text:p>30.938434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7 [ACK] Seq=4011 Ack=4979 Win=5255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0.938566" calcext:value-type="float">
            <text:p>30.938566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7 [ACK] Seq=4011 Ack=8109 Win=5255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0.939307" calcext:value-type="float">
            <text:p>30.939307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0.939454" calcext:value-type="float">
            <text:p>30.939454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0.939454" calcext:value-type="float">
            <text:p>30.939454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0.939585" calcext:value-type="float">
            <text:p>30.939585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0.945635" calcext:value-type="float">
            <text:p>30.945635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57 [ACK] Seq=4218 Ack=8109 Win=5255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0.946118" calcext:value-type="float">
            <text:p>30.94611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57 [ACK] Seq=5616 Ack=8109 Win=5255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0.946118" calcext:value-type="float">
            <text:p>30.94611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0.946118" calcext:value-type="float">
            <text:p>30.94611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0.966143" calcext:value-type="float">
            <text:p>30.966143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7 [FIN, ACK] Seq=8036 Ack=8110 Win=5255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.295111" calcext:value-type="float">
            <text:p>10.295111</text:p>
          </table:table-cell>
          <table:table-cell office:value-type="string" calcext:value-type="string">
            <text:p>52.176.224.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796 [FIN, ACK] Seq=1 Ack=2 Win=102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.240731" calcext:value-type="float">
            <text:p>12.240731</text:p>
          </table:table-cell>
          <table:table-cell office:value-type="string" calcext:value-type="string">
            <text:p>52.208.191.10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7.258372" calcext:value-type="float">
            <text:p>17.258372</text:p>
          </table:table-cell>
          <table:table-cell office:value-type="string" calcext:value-type="string">
            <text:p>52.208.191.10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78 [FIN, ACK] Seq=32 Ack=1 Win=11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0.86533" calcext:value-type="float">
            <text:p>30.86533</text:p>
          </table:table-cell>
          <table:table-cell office:value-type="string" calcext:value-type="string">
            <text:p>52.208.191.10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78 [RST] Seq=33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965786" calcext:value-type="float">
            <text:p>7.965786</text:p>
          </table:table-cell>
          <table:table-cell office:value-type="string" calcext:value-type="string">
            <text:p>52.210.183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965997" calcext:value-type="float">
            <text:p>7.965997</text:p>
          </table:table-cell>
          <table:table-cell office:value-type="string" calcext:value-type="string">
            <text:p>52.210.183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982053" calcext:value-type="float">
            <text:p>7.982053</text:p>
          </table:table-cell>
          <table:table-cell office:value-type="string" calcext:value-type="string">
            <text:p>52.210.183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782 [ACK] Seq=79 Ack=2 Win=147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0.876775" calcext:value-type="float">
            <text:p>30.876775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43 <text:s/>&gt; <text:s/>1956 [SYN, ACK] Seq=0 Ack=1 Win=26883 Len=0 MSS=139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0.898008" calcext:value-type="float">
            <text:p>30.898008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6 [ACK] Seq=1 Ack=518 Win=2680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0.898117" calcext:value-type="float">
            <text:p>30.898117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Server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0.898117" calcext:value-type="float">
            <text:p>30.898117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443 <text:s/>&gt; <text:s/>1956 [ACK] Seq=1301 Ack=518 Win=26800 Len=130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0.898315" calcext:value-type="float">
            <text:p>30.898315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Certificate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0.91586" calcext:value-type="float">
            <text:p>30.91586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0.934829" calcext:value-type="float">
            <text:p>30.934829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6 [ACK] Seq=3222 Ack=1017 Win=289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0.938168" calcext:value-type="float">
            <text:p>30.938168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.434606" calcext:value-type="float">
            <text:p>14.434606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25 [SYN, ACK] Seq=0 Ack=1 Win=26883 Len=0 MSS=1398 SACK_PERM=1 WS=256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.451358" calcext:value-type="float">
            <text:p>14.451358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25 [ACK] Seq=1 Ack=518 Win=281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.453016" calcext:value-type="float">
            <text:p>14.453016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Server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.453016" calcext:value-type="float">
            <text:p>14.453016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25 [ACK] Seq=1399 Ack=518 Win=28160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.453245" calcext:value-type="float">
            <text:p>14.453245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Certificate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.456967" calcext:value-type="float">
            <text:p>14.456967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43 <text:s/>&gt; <text:s/>1930 [SYN, ACK] Seq=0 Ack=1 Win=26883 Len=0 MSS=139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.470931" calcext:value-type="float">
            <text:p>14.470931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.473755" calcext:value-type="float">
            <text:p>14.473755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0 [ACK] Seq=1 Ack=518 Win=2680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.47531" calcext:value-type="float">
            <text:p>14.47531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Server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.475522" calcext:value-type="float">
            <text:p>14.47552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443 <text:s/>&gt; <text:s/>1930 [ACK] Seq=1301 Ack=518 Win=26800 Len=130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.475522" calcext:value-type="float">
            <text:p>14.47552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Certificate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.487728" calcext:value-type="float">
            <text:p>14.487728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25 [ACK] Seq=3222 Ack=1014 Win=3020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.492993" calcext:value-type="float">
            <text:p>14.492993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.493699" calcext:value-type="float">
            <text:p>14.493699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.509989" calcext:value-type="float">
            <text:p>14.509989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0 [ACK] Seq=3222 Ack=1028 Win=289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.522358" calcext:value-type="float">
            <text:p>14.522358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0.908291" calcext:value-type="float">
            <text:p>30.908291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25 [ACK] Seq=3553 Ack=1510 Win=322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0.917874" calcext:value-type="float">
            <text:p>30.917874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31.30681" calcext:value-type="float">
            <text:p>31.30681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0 [ACK] Seq=3519 Ack=1522 Win=3108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31.308633" calcext:value-type="float">
            <text:p>31.308633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430259" calcext:value-type="float">
            <text:p>2.430259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620 [FIN, ACK] Seq=1 Ack=1 Win=4288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535855" calcext:value-type="float">
            <text:p>3.535855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674 [FIN, ACK] Seq=1 Ack=1 Win=4609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.42652" calcext:value-type="float">
            <text:p>14.42652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620 [RST] Seq=2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.455368" calcext:value-type="float">
            <text:p>14.455368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674 [RST] Seq=2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7379" calcext:value-type="float">
            <text:p>0.087379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0 [FIN, ACK] Seq=1 Ack=2 Win=205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31.595201" calcext:value-type="float">
            <text:p>31.595201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70 [SYN, ACK] Seq=0 Ack=1 Win=65535 Len=0 MSS=1398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1.799593" calcext:value-type="float">
            <text:p>31.799593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31.902139" calcext:value-type="float">
            <text:p>31.902139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31.902471" calcext:value-type="float">
            <text:p>31.902471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32.106828" calcext:value-type="float">
            <text:p>32.106828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32.106828" calcext:value-type="float">
            <text:p>32.106828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70 [ACK] Seq=1409 Ack=5570 Win=5255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32.106828" calcext:value-type="float">
            <text:p>32.106828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32.106828" calcext:value-type="float">
            <text:p>32.106828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2.106828" calcext:value-type="float">
            <text:p>32.106828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32.106828" calcext:value-type="float">
            <text:p>32.106828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32.312291" calcext:value-type="float">
            <text:p>32.312291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70 [FIN, ACK] Seq=2849 Ack=5571 Win=5255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32.823821" calcext:value-type="float">
            <text:p>32.823821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72 [SYN, ACK] Seq=0 Ack=1 Win=65535 Len=0 MSS=1398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33.03025" calcext:value-type="float">
            <text:p>33.03025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33.144105" calcext:value-type="float">
            <text:p>33.144105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33.144105" calcext:value-type="float">
            <text:p>33.144105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33.233159" calcext:value-type="float">
            <text:p>33.233159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72 [ACK] Seq=1370 Ack=494 Win=52505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3.233385" calcext:value-type="float">
            <text:p>33.233385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33.23424" calcext:value-type="float">
            <text:p>33.23424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72 [ACK] Seq=1408 Ack=5570 Win=5255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33.23424" calcext:value-type="float">
            <text:p>33.23424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33.23424" calcext:value-type="float">
            <text:p>33.23424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33.23453" calcext:value-type="float">
            <text:p>33.23453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3.237518" calcext:value-type="float">
            <text:p>33.237518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33.340711" calcext:value-type="float">
            <text:p>33.340711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33.341006" calcext:value-type="float">
            <text:p>33.341006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72 [FIN, ACK] Seq=2894 Ack=5571 Win=5255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0.892041" calcext:value-type="float">
            <text:p>30.892041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61 [SYN, ACK] Seq=0 Ack=1 Win=146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0.898008" calcext:value-type="float">
            <text:p>30.898008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61 [ACK] Seq=1 Ack=423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0.91319" calcext:value-type="float">
            <text:p>30.91319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31.040653" calcext:value-type="float">
            <text:p>31.040653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61 [FIN, ACK] Seq=1033 Ack=424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0.898315" calcext:value-type="float">
            <text:p>30.89831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59 [SYN, ACK] Seq=0 Ack=1 Win=14600 Len=0 MSS=1398 SACK_PERM=1 WS=12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0.899846" calcext:value-type="float">
            <text:p>30.89984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59 [ACK] Seq=1 Ack=423 Win=1574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0.912378" calcext:value-type="float">
            <text:p>30.91237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0.921702" calcext:value-type="float">
            <text:p>30.9217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03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0.921844" calcext:value-type="float">
            <text:p>30.92184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9 [PSH, ACK] Seq=2431 Ack=861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0.921927" calcext:value-type="float">
            <text:p>30.9219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8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0.921927" calcext:value-type="float">
            <text:p>30.9219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7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0.922067" calcext:value-type="float">
            <text:p>30.92206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80 <text:s/>&gt; <text:s/>1959 [PSH, ACK] Seq=5277 Ack=861 Win=16768 Len=10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0.922218" calcext:value-type="float">
            <text:p>30.9222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37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0.922218" calcext:value-type="float">
            <text:p>30.9222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9 [PSH, ACK] Seq=6775 Ack=861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0.922923" calcext:value-type="float">
            <text:p>30.92292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2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0.922923" calcext:value-type="float">
            <text:p>30.92292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9 [PSH, ACK] Seq=8223 Ack=861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0.922923" calcext:value-type="float">
            <text:p>30.92292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27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0.925062" calcext:value-type="float">
            <text:p>30.9250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967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0.925062" calcext:value-type="float">
            <text:p>30.9250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106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0.925062" calcext:value-type="float">
            <text:p>30.9250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46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0.925062" calcext:value-type="float">
            <text:p>30.9250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386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0.925369" calcext:value-type="float">
            <text:p>30.92536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526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0.925369" calcext:value-type="float">
            <text:p>30.92536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80 <text:s/>&gt; <text:s/>1959 [PSH, ACK] Seq=16661 Ack=861 Win=16768 Len=1036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0.934499" calcext:value-type="float">
            <text:p>30.9344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769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0.934499" calcext:value-type="float">
            <text:p>30.9344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9 [PSH, ACK] Seq=19095 Ack=861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0.934499" calcext:value-type="float">
            <text:p>30.9344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14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0.934499" calcext:value-type="float">
            <text:p>30.9344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054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0.934499" calcext:value-type="float">
            <text:p>30.9344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80 <text:s/>&gt; <text:s/>1959 [PSH, ACK] Seq=21941 Ack=861 Win=16768 Len=10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0.93472" calcext:value-type="float">
            <text:p>30.934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204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0.93472" calcext:value-type="float">
            <text:p>30.934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9 [PSH, ACK] Seq=23439 Ack=861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0.93472" calcext:value-type="float">
            <text:p>30.934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348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0.93472" calcext:value-type="float">
            <text:p>30.934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9 [PSH, ACK] Seq=24887 Ack=861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0.93472" calcext:value-type="float">
            <text:p>30.934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93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0.93472" calcext:value-type="float">
            <text:p>30.934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9 [PSH, ACK] Seq=26335 Ack=861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0.934829" calcext:value-type="float">
            <text:p>30.93482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638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0.934829" calcext:value-type="float">
            <text:p>30.93482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9 [PSH, ACK] Seq=27783 Ack=861 Win=16768 Len=50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0.937417" calcext:value-type="float">
            <text:p>30.93741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783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0.937417" calcext:value-type="float">
            <text:p>30.93741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923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0.937417" calcext:value-type="float">
            <text:p>30.93741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062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0.937417" calcext:value-type="float">
            <text:p>30.93741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02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0.937562" calcext:value-type="float">
            <text:p>30.9375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342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0.937562" calcext:value-type="float">
            <text:p>30.9375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482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0.937719" calcext:value-type="float">
            <text:p>30.9377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622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0.937719" calcext:value-type="float">
            <text:p>30.9377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761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0.937719" calcext:value-type="float">
            <text:p>30.9377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901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0.937894" calcext:value-type="float">
            <text:p>30.9378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041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0.937894" calcext:value-type="float">
            <text:p>30.9378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181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0.937894" calcext:value-type="float">
            <text:p>30.9378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321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0.937894" calcext:value-type="float">
            <text:p>30.9378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460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0.938024" calcext:value-type="float">
            <text:p>30.93802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600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0.938024" calcext:value-type="float">
            <text:p>30.93802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740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0.938024" calcext:value-type="float">
            <text:p>30.93802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880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0.939702" calcext:value-type="float">
            <text:p>30.9397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020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0.94066" calcext:value-type="float">
            <text:p>30.940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59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0.94066" calcext:value-type="float">
            <text:p>30.940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299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0.94066" calcext:value-type="float">
            <text:p>30.940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439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0.94066" calcext:value-type="float">
            <text:p>30.940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579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0.94066" calcext:value-type="float">
            <text:p>30.940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719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0.94066" calcext:value-type="float">
            <text:p>30.940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58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0.940871" calcext:value-type="float">
            <text:p>30.9408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998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0.940871" calcext:value-type="float">
            <text:p>30.9408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138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0.940871" calcext:value-type="float">
            <text:p>30.9408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278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0.940871" calcext:value-type="float">
            <text:p>30.9408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418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0.940871" calcext:value-type="float">
            <text:p>30.9408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57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0.941635" calcext:value-type="float">
            <text:p>30.941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697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0.942388" calcext:value-type="float">
            <text:p>30.942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37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0.942388" calcext:value-type="float">
            <text:p>30.942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977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0.942388" calcext:value-type="float">
            <text:p>30.942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117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0.942388" calcext:value-type="float">
            <text:p>30.942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256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0.942388" calcext:value-type="float">
            <text:p>30.942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396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0.942497" calcext:value-type="float">
            <text:p>30.94249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536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0.942497" calcext:value-type="float">
            <text:p>30.94249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676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0.942814" calcext:value-type="float">
            <text:p>30.9428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816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0.942814" calcext:value-type="float">
            <text:p>30.9428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955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0.942814" calcext:value-type="float">
            <text:p>30.9428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095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0.942814" calcext:value-type="float">
            <text:p>30.9428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235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0.943002" calcext:value-type="float">
            <text:p>30.9430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375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0.943773" calcext:value-type="float">
            <text:p>30.94377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515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0.943855" calcext:value-type="float">
            <text:p>30.94385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654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0.944034" calcext:value-type="float">
            <text:p>30.94403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794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0.944034" calcext:value-type="float">
            <text:p>30.94403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934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0.944226" calcext:value-type="float">
            <text:p>30.9442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9074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0.944226" calcext:value-type="float">
            <text:p>30.9442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9214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0.944226" calcext:value-type="float">
            <text:p>30.9442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9353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0.944226" calcext:value-type="float">
            <text:p>30.9442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9493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0.944417" calcext:value-type="float">
            <text:p>30.94441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9633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0.945133" calcext:value-type="float">
            <text:p>30.94513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9773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0.945133" calcext:value-type="float">
            <text:p>30.94513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9913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0.945635" calcext:value-type="float">
            <text:p>30.945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0052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0.945635" calcext:value-type="float">
            <text:p>30.945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0192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0.945635" calcext:value-type="float">
            <text:p>30.945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0332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0.945635" calcext:value-type="float">
            <text:p>30.945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10472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0.945635" calcext:value-type="float">
            <text:p>30.945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0612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0.945635" calcext:value-type="float">
            <text:p>30.945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0751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0.945635" calcext:value-type="float">
            <text:p>30.945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0891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0.946118" calcext:value-type="float">
            <text:p>30.9461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1031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0.946335" calcext:value-type="float">
            <text:p>30.9463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1171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0.946335" calcext:value-type="float">
            <text:p>30.9463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1311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.946531" calcext:value-type="float">
            <text:p>30.946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1450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0.946531" calcext:value-type="float">
            <text:p>30.946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1590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0.946531" calcext:value-type="float">
            <text:p>30.946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1730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0.946531" calcext:value-type="float">
            <text:p>30.946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1870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0.946531" calcext:value-type="float">
            <text:p>30.946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010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0.946531" calcext:value-type="float">
            <text:p>30.946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149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0.946531" calcext:value-type="float">
            <text:p>30.946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289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0.94727" calcext:value-type="float">
            <text:p>30.947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429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0.94727" calcext:value-type="float">
            <text:p>30.947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569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0.947449" calcext:value-type="float">
            <text:p>30.94744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709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0.948096" calcext:value-type="float">
            <text:p>30.9480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848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0.948096" calcext:value-type="float">
            <text:p>30.9480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988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0.948096" calcext:value-type="float">
            <text:p>30.9480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3128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0.948096" calcext:value-type="float">
            <text:p>30.9480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3268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0.948215" calcext:value-type="float">
            <text:p>30.94821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3408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0.948261" calcext:value-type="float">
            <text:p>30.9482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3547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0.94838" calcext:value-type="float">
            <text:p>30.948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3687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0.94838" calcext:value-type="float">
            <text:p>30.948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3827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0.94838" calcext:value-type="float">
            <text:p>30.948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3967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0.94851" calcext:value-type="float">
            <text:p>30.9485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4107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0.949784" calcext:value-type="float">
            <text:p>30.94978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4246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0.949784" calcext:value-type="float">
            <text:p>30.94978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4386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0.949784" calcext:value-type="float">
            <text:p>30.94978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14526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0.949784" calcext:value-type="float">
            <text:p>30.94978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4666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0.949927" calcext:value-type="float">
            <text:p>30.9499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4806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0.949927" calcext:value-type="float">
            <text:p>30.9499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4945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0.949927" calcext:value-type="float">
            <text:p>30.9499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5085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0.949927" calcext:value-type="float">
            <text:p>30.9499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5225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0.95006" calcext:value-type="float">
            <text:p>30.9500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5365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0.951034" calcext:value-type="float">
            <text:p>30.95103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5505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0.951298" calcext:value-type="float">
            <text:p>30.9512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5644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0.951298" calcext:value-type="float">
            <text:p>30.9512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5784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0.951298" calcext:value-type="float">
            <text:p>30.9512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5924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0.951298" calcext:value-type="float">
            <text:p>30.9512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6064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0.951424" calcext:value-type="float">
            <text:p>30.95142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6204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0.951578" calcext:value-type="float">
            <text:p>30.95157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6343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0.951578" calcext:value-type="float">
            <text:p>30.95157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6483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0.951578" calcext:value-type="float">
            <text:p>30.95157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6623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0.951718" calcext:value-type="float">
            <text:p>30.9517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6763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0.951718" calcext:value-type="float">
            <text:p>30.9517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6903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0.952638" calcext:value-type="float">
            <text:p>30.952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7042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0.952798" calcext:value-type="float">
            <text:p>30.9527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7182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0.952798" calcext:value-type="float">
            <text:p>30.9527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7322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0.952798" calcext:value-type="float">
            <text:p>30.9527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7462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0.952987" calcext:value-type="float">
            <text:p>30.9529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7602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0.952987" calcext:value-type="float">
            <text:p>30.9529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7741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0.952987" calcext:value-type="float">
            <text:p>30.9529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17881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0.952987" calcext:value-type="float">
            <text:p>30.9529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8021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0.954312" calcext:value-type="float">
            <text:p>30.95431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8161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0.954312" calcext:value-type="float">
            <text:p>30.95431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8301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0.954312" calcext:value-type="float">
            <text:p>30.95431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8440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0.954312" calcext:value-type="float">
            <text:p>30.95431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8580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0.954638" calcext:value-type="float">
            <text:p>30.954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8720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0.954638" calcext:value-type="float">
            <text:p>30.954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8860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0.954638" calcext:value-type="float">
            <text:p>30.954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000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0.954638" calcext:value-type="float">
            <text:p>30.954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139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0.954638" calcext:value-type="float">
            <text:p>30.954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279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0.954638" calcext:value-type="float">
            <text:p>30.954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419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0.954638" calcext:value-type="float">
            <text:p>30.954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559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0.954638" calcext:value-type="float">
            <text:p>30.954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699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0.954847" calcext:value-type="float">
            <text:p>30.95484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838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0.954847" calcext:value-type="float">
            <text:p>30.95484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978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0.95592" calcext:value-type="float">
            <text:p>30.9559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0118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0.95592" calcext:value-type="float">
            <text:p>30.9559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0258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0.95592" calcext:value-type="float">
            <text:p>30.9559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0398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0.95592" calcext:value-type="float">
            <text:p>30.9559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0537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0.956127" calcext:value-type="float">
            <text:p>30.9561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0677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0.956127" calcext:value-type="float">
            <text:p>30.9561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0817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0.956127" calcext:value-type="float">
            <text:p>30.9561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0957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0.956127" calcext:value-type="float">
            <text:p>30.9561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1097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0.95661" calcext:value-type="float">
            <text:p>30.956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1236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0.95661" calcext:value-type="float">
            <text:p>30.956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1376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0.95661" calcext:value-type="float">
            <text:p>30.956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1516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0.95661" calcext:value-type="float">
            <text:p>30.956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1656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0.956768" calcext:value-type="float">
            <text:p>30.9567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1796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0.956768" calcext:value-type="float">
            <text:p>30.9567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21935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0.956768" calcext:value-type="float">
            <text:p>30.9567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2075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0.956768" calcext:value-type="float">
            <text:p>30.9567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2215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0.956932" calcext:value-type="float">
            <text:p>30.95693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2355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0.956932" calcext:value-type="float">
            <text:p>30.95693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2495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0.956932" calcext:value-type="float">
            <text:p>30.95693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2634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0.956932" calcext:value-type="float">
            <text:p>30.95693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2774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0.957082" calcext:value-type="float">
            <text:p>30.95708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2914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0.957082" calcext:value-type="float">
            <text:p>30.95708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3054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0.957214" calcext:value-type="float">
            <text:p>30.9572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3194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0.957361" calcext:value-type="float">
            <text:p>30.9573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3333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0.95823" calcext:value-type="float">
            <text:p>30.9582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3473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0.95823" calcext:value-type="float">
            <text:p>30.9582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3613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0.95823" calcext:value-type="float">
            <text:p>30.9582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3753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0.958583" calcext:value-type="float">
            <text:p>30.95858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3893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0.958583" calcext:value-type="float">
            <text:p>30.95858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032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0.958732" calcext:value-type="float">
            <text:p>30.95873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172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0.959509" calcext:value-type="float">
            <text:p>30.95950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312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0.959509" calcext:value-type="float">
            <text:p>30.95950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452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0.959509" calcext:value-type="float">
            <text:p>30.95950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592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0.959509" calcext:value-type="float">
            <text:p>30.95950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731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0.9597" calcext:value-type="float">
            <text:p>30.959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871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0.9597" calcext:value-type="float">
            <text:p>30.959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5011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0.9597" calcext:value-type="float">
            <text:p>30.959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5151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0.9597" calcext:value-type="float">
            <text:p>30.959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5291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0.9597" calcext:value-type="float">
            <text:p>30.959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5430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0.9597" calcext:value-type="float">
            <text:p>30.959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5570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0.959851" calcext:value-type="float">
            <text:p>30.95985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25710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0.959851" calcext:value-type="float">
            <text:p>30.95985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5850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0.959851" calcext:value-type="float">
            <text:p>30.95985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5990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0.959979" calcext:value-type="float">
            <text:p>30.9599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6129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0.959979" calcext:value-type="float">
            <text:p>30.9599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6269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0.959979" calcext:value-type="float">
            <text:p>30.9599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6409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0.960147" calcext:value-type="float">
            <text:p>30.96014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6549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0.96036" calcext:value-type="float">
            <text:p>30.960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6689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0.96036" calcext:value-type="float">
            <text:p>30.960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6828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0.96036" calcext:value-type="float">
            <text:p>30.960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6968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0.96036" calcext:value-type="float">
            <text:p>30.960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7108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0.960574" calcext:value-type="float">
            <text:p>30.96057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7248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0.960574" calcext:value-type="float">
            <text:p>30.96057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7388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0.961541" calcext:value-type="float">
            <text:p>30.96154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7527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0.961541" calcext:value-type="float">
            <text:p>30.96154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7667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0.961541" calcext:value-type="float">
            <text:p>30.96154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7807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0.961541" calcext:value-type="float">
            <text:p>30.96154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7947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0.961802" calcext:value-type="float">
            <text:p>30.9618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8087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0.961802" calcext:value-type="float">
            <text:p>30.9618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8226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0.962194" calcext:value-type="float">
            <text:p>30.9621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8366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0.962194" calcext:value-type="float">
            <text:p>30.9621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8506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0.962194" calcext:value-type="float">
            <text:p>30.9621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8646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0.962194" calcext:value-type="float">
            <text:p>30.9621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8786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0.962314" calcext:value-type="float">
            <text:p>30.9623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8925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0.962413" calcext:value-type="float">
            <text:p>30.9624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9065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0.962413" calcext:value-type="float">
            <text:p>30.9624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9205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0.962413" calcext:value-type="float">
            <text:p>30.9624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9345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0.962413" calcext:value-type="float">
            <text:p>30.9624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9485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0.962562" calcext:value-type="float">
            <text:p>30.9625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29624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0.962562" calcext:value-type="float">
            <text:p>30.9625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9764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0.962727" calcext:value-type="float">
            <text:p>30.9627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9904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0.962727" calcext:value-type="float">
            <text:p>30.9627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0044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0.962727" calcext:value-type="float">
            <text:p>30.9627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0184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0.962919" calcext:value-type="float">
            <text:p>30.9629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0323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0.962919" calcext:value-type="float">
            <text:p>30.9629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0463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0.962919" calcext:value-type="float">
            <text:p>30.9629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0603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0.962919" calcext:value-type="float">
            <text:p>30.9629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0743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0.963064" calcext:value-type="float">
            <text:p>30.96306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0883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0.963064" calcext:value-type="float">
            <text:p>30.96306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1022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0.963677" calcext:value-type="float">
            <text:p>30.96367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1162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0.963677" calcext:value-type="float">
            <text:p>30.96367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1302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0.963677" calcext:value-type="float">
            <text:p>30.96367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1442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0.963677" calcext:value-type="float">
            <text:p>30.96367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1582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0.964226" calcext:value-type="float">
            <text:p>30.9642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1721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0.964226" calcext:value-type="float">
            <text:p>30.9642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1861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0.964425" calcext:value-type="float">
            <text:p>30.96442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001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0.964648" calcext:value-type="float">
            <text:p>30.9646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141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0.964648" calcext:value-type="float">
            <text:p>30.9646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281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0.964648" calcext:value-type="float">
            <text:p>30.9646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420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0.964648" calcext:value-type="float">
            <text:p>30.9646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560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.965008" calcext:value-type="float">
            <text:p>30.9650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700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0.965008" calcext:value-type="float">
            <text:p>30.9650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840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0.965008" calcext:value-type="float">
            <text:p>30.9650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980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0.965008" calcext:value-type="float">
            <text:p>30.9650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3119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0.965008" calcext:value-type="float">
            <text:p>30.9650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3259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0.965008" calcext:value-type="float">
            <text:p>30.9650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3399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0.965008" calcext:value-type="float">
            <text:p>30.9650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3539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0.965008" calcext:value-type="float">
            <text:p>30.9650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33679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0.965999" calcext:value-type="float">
            <text:p>30.9659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3818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0.965999" calcext:value-type="float">
            <text:p>30.9659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3958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0.965999" calcext:value-type="float">
            <text:p>30.9659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4098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0.965999" calcext:value-type="float">
            <text:p>30.9659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4238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0.966143" calcext:value-type="float">
            <text:p>30.9661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4378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0.966143" calcext:value-type="float">
            <text:p>30.9661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4517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0.966321" calcext:value-type="float">
            <text:p>30.96632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4657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0.966321" calcext:value-type="float">
            <text:p>30.96632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4797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0.967345" calcext:value-type="float">
            <text:p>30.9673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4937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0.967345" calcext:value-type="float">
            <text:p>30.9673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5077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0.967345" calcext:value-type="float">
            <text:p>30.9673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5216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0.967345" calcext:value-type="float">
            <text:p>30.9673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5356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0.967468" calcext:value-type="float">
            <text:p>30.9674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5496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0.967468" calcext:value-type="float">
            <text:p>30.9674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5636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0.967468" calcext:value-type="float">
            <text:p>30.9674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5776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0.967627" calcext:value-type="float">
            <text:p>30.9676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5915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0.967627" calcext:value-type="float">
            <text:p>30.9676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6055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0.967627" calcext:value-type="float">
            <text:p>30.9676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6195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0.969334" calcext:value-type="float">
            <text:p>30.96933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6335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0.96947" calcext:value-type="float">
            <text:p>30.9694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6475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0.96947" calcext:value-type="float">
            <text:p>30.9694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6614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0.96947" calcext:value-type="float">
            <text:p>30.9694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6754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0.969537" calcext:value-type="float">
            <text:p>30.96953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6894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0.969537" calcext:value-type="float">
            <text:p>30.96953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37034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0.969537" calcext:value-type="float">
            <text:p>30.96953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7174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0.969537" calcext:value-type="float">
            <text:p>30.96953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7313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0.969664" calcext:value-type="float">
            <text:p>30.96966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7453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0.96972" calcext:value-type="float">
            <text:p>30.969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7593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0.96972" calcext:value-type="float">
            <text:p>30.969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7733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0.96972" calcext:value-type="float">
            <text:p>30.969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7873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0.969839" calcext:value-type="float">
            <text:p>30.96983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012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0.96989" calcext:value-type="float">
            <text:p>30.9698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152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0.96989" calcext:value-type="float">
            <text:p>30.9698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292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0.96989" calcext:value-type="float">
            <text:p>30.9698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432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0.970011" calcext:value-type="float">
            <text:p>30.97001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572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0.970129" calcext:value-type="float">
            <text:p>30.97012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711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0.97027" calcext:value-type="float">
            <text:p>30.970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851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0.97027" calcext:value-type="float">
            <text:p>30.970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991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0.97038" calcext:value-type="float">
            <text:p>30.970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9131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0.97042" calcext:value-type="float">
            <text:p>30.970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9271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0.970531" calcext:value-type="float">
            <text:p>30.970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9410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0.970531" calcext:value-type="float">
            <text:p>30.970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9550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0.970531" calcext:value-type="float">
            <text:p>30.970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9690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0.970589" calcext:value-type="float">
            <text:p>30.97058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9830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0.970589" calcext:value-type="float">
            <text:p>30.97058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9970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0.970589" calcext:value-type="float">
            <text:p>30.97058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0109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0.970714" calcext:value-type="float">
            <text:p>30.9707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0249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0.972911" calcext:value-type="float">
            <text:p>30.97291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40389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0.973031" calcext:value-type="float">
            <text:p>30.9730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0529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0.973031" calcext:value-type="float">
            <text:p>30.9730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0669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0.973095" calcext:value-type="float">
            <text:p>30.97309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0808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0.973095" calcext:value-type="float">
            <text:p>30.97309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0948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0.973095" calcext:value-type="float">
            <text:p>30.97309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1088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0.973095" calcext:value-type="float">
            <text:p>30.97309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1228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0.973223" calcext:value-type="float">
            <text:p>30.97322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1368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0.973345" calcext:value-type="float">
            <text:p>30.9733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1507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0.974145" calcext:value-type="float">
            <text:p>30.9741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1647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0.974145" calcext:value-type="float">
            <text:p>30.9741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1787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0.974145" calcext:value-type="float">
            <text:p>30.9741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1927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0.974145" calcext:value-type="float">
            <text:p>30.9741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2067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0.974272" calcext:value-type="float">
            <text:p>30.9742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2206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0.974272" calcext:value-type="float">
            <text:p>30.9742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2346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0.974272" calcext:value-type="float">
            <text:p>30.9742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2486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0.974335" calcext:value-type="float">
            <text:p>30.9743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2626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0.974335" calcext:value-type="float">
            <text:p>30.9743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2766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.974335" calcext:value-type="float">
            <text:p>30.9743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2905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0.974335" calcext:value-type="float">
            <text:p>30.9743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3045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0.974615" calcext:value-type="float">
            <text:p>30.97461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3185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0.974615" calcext:value-type="float">
            <text:p>30.97461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3325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0.974615" calcext:value-type="float">
            <text:p>30.97461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3465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0.974615" calcext:value-type="float">
            <text:p>30.97461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3604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0.974738" calcext:value-type="float">
            <text:p>30.9747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3744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0.974738" calcext:value-type="float">
            <text:p>30.9747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43884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0.974738" calcext:value-type="float">
            <text:p>30.9747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4024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0.9748" calcext:value-type="float">
            <text:p>30.97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4164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0.9748" calcext:value-type="float">
            <text:p>30.97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4303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0.9748" calcext:value-type="float">
            <text:p>30.97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4443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0.9748" calcext:value-type="float">
            <text:p>30.97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4583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0.975091" calcext:value-type="float">
            <text:p>30.97509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4723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0.975224" calcext:value-type="float">
            <text:p>30.97522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4863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0.975224" calcext:value-type="float">
            <text:p>30.97522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5002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0.975224" calcext:value-type="float">
            <text:p>30.97522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5142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0.975288" calcext:value-type="float">
            <text:p>30.9752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5282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0.975288" calcext:value-type="float">
            <text:p>30.9752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5422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0.975288" calcext:value-type="float">
            <text:p>30.9752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5562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0.975288" calcext:value-type="float">
            <text:p>30.9752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5701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0.975416" calcext:value-type="float">
            <text:p>30.97541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5841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0.97635" calcext:value-type="float">
            <text:p>30.97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5981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0.97966" calcext:value-type="float">
            <text:p>30.979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6121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0.97966" calcext:value-type="float">
            <text:p>30.979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6261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0.979772" calcext:value-type="float">
            <text:p>30.9797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6400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0.979772" calcext:value-type="float">
            <text:p>30.9797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6540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0.979939" calcext:value-type="float">
            <text:p>30.97993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6680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0.979939" calcext:value-type="float">
            <text:p>30.97993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6820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0.979939" calcext:value-type="float">
            <text:p>30.97993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6960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0.979939" calcext:value-type="float">
            <text:p>30.97993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7099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0.980083" calcext:value-type="float">
            <text:p>30.98008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7239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0.980083" calcext:value-type="float">
            <text:p>30.98008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7379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0.980083" calcext:value-type="float">
            <text:p>30.98008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7519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0.98023" calcext:value-type="float">
            <text:p>30.9802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7659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0.980936" calcext:value-type="float">
            <text:p>30.9809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7798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0.980936" calcext:value-type="float">
            <text:p>30.9809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7938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0.980936" calcext:value-type="float">
            <text:p>30.9809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8078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0.980936" calcext:value-type="float">
            <text:p>30.9809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8218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0.981061" calcext:value-type="float">
            <text:p>30.9810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8358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0.981061" calcext:value-type="float">
            <text:p>30.9810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8497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0.981061" calcext:value-type="float">
            <text:p>30.9810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8637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0.981126" calcext:value-type="float">
            <text:p>30.9811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8777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0.981126" calcext:value-type="float">
            <text:p>30.9811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8917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0.981126" calcext:value-type="float">
            <text:p>30.9811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9057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0.981126" calcext:value-type="float">
            <text:p>30.9811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9196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0.981253" calcext:value-type="float">
            <text:p>30.98125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9336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0.981281" calcext:value-type="float">
            <text:p>30.98128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9476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0.981329" calcext:value-type="float">
            <text:p>30.98132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9616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0.981329" calcext:value-type="float">
            <text:p>30.98132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9756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0.981329" calcext:value-type="float">
            <text:p>30.98132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49895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0.981445" calcext:value-type="float">
            <text:p>30.9814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0035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0.981504" calcext:value-type="float">
            <text:p>30.98150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0175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0.981504" calcext:value-type="float">
            <text:p>30.98150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0315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0.981504" calcext:value-type="float">
            <text:p>30.98150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0455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0.981777" calcext:value-type="float">
            <text:p>30.98177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0594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0.981911" calcext:value-type="float">
            <text:p>30.98191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0734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0.981911" calcext:value-type="float">
            <text:p>30.98191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0874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0.981911" calcext:value-type="float">
            <text:p>30.98191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014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0.982052" calcext:value-type="float">
            <text:p>30.98205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154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0.982052" calcext:value-type="float">
            <text:p>30.98205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293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0.982052" calcext:value-type="float">
            <text:p>30.98205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433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0.982052" calcext:value-type="float">
            <text:p>30.98205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573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0.982196" calcext:value-type="float">
            <text:p>30.9821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713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0.982196" calcext:value-type="float">
            <text:p>30.9821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853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0.982196" calcext:value-type="float">
            <text:p>30.9821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992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0.982328" calcext:value-type="float">
            <text:p>30.98232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2132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0.982328" calcext:value-type="float">
            <text:p>30.98232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2272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0.98627" calcext:value-type="float">
            <text:p>30.986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2412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0.98627" calcext:value-type="float">
            <text:p>30.986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2552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0.98627" calcext:value-type="float">
            <text:p>30.986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2691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0.98627" calcext:value-type="float">
            <text:p>30.986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2831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0.986416" calcext:value-type="float">
            <text:p>30.98641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2971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0.986416" calcext:value-type="float">
            <text:p>30.98641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3111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3251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3390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3530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53670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3810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3950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4089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4229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4369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4509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4649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4788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4928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5068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5208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5348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5487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5627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5767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5907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6047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6186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6326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6466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6606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6746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6885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7025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57165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7305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0.988698" calcext:value-type="float">
            <text:p>30.9886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7445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0.988698" calcext:value-type="float">
            <text:p>30.9886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7584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0.988798" calcext:value-type="float">
            <text:p>30.9887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7724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0.988837" calcext:value-type="float">
            <text:p>30.98883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7864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0.988837" calcext:value-type="float">
            <text:p>30.98883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004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0.988837" calcext:value-type="float">
            <text:p>30.98883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144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0.989614" calcext:value-type="float">
            <text:p>30.9896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283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0.989614" calcext:value-type="float">
            <text:p>30.9896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423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30.989614" calcext:value-type="float">
            <text:p>30.9896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563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0.990218" calcext:value-type="float">
            <text:p>30.9902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703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0.990218" calcext:value-type="float">
            <text:p>30.9902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843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0.990218" calcext:value-type="float">
            <text:p>30.9902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982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0.990218" calcext:value-type="float">
            <text:p>30.9902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9122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0.990362" calcext:value-type="float">
            <text:p>30.9903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9262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0.990362" calcext:value-type="float">
            <text:p>30.9903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9402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0.990362" calcext:value-type="float">
            <text:p>30.9903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9542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0.99054" calcext:value-type="float">
            <text:p>30.990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9681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0.99054" calcext:value-type="float">
            <text:p>30.990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9821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30.99054" calcext:value-type="float">
            <text:p>30.990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9961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30.99054" calcext:value-type="float">
            <text:p>30.990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0101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0.990694" calcext:value-type="float">
            <text:p>30.9906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0241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0.991486" calcext:value-type="float">
            <text:p>30.9914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0380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0.991486" calcext:value-type="float">
            <text:p>30.9914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0520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30.991486" calcext:value-type="float">
            <text:p>30.9914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0660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30.991486" calcext:value-type="float">
            <text:p>30.9914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0800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0.991619" calcext:value-type="float">
            <text:p>30.9916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0940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0.991619" calcext:value-type="float">
            <text:p>30.9916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1079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0.991619" calcext:value-type="float">
            <text:p>30.9916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1219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0.991682" calcext:value-type="float">
            <text:p>30.99168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1359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0.991682" calcext:value-type="float">
            <text:p>30.99168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1499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0.991682" calcext:value-type="float">
            <text:p>30.99168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61639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0.991682" calcext:value-type="float">
            <text:p>30.99168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1778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0.991954" calcext:value-type="float">
            <text:p>30.9919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1918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0.991954" calcext:value-type="float">
            <text:p>30.9919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2058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30.991954" calcext:value-type="float">
            <text:p>30.9919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2198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0.991954" calcext:value-type="float">
            <text:p>30.9919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80 <text:s/>&gt; <text:s/>1959 [PSH, ACK] Seq=623381 Ack=861 Win=16768 Len=116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0.991954" calcext:value-type="float">
            <text:p>30.9919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2349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0.992078" calcext:value-type="float">
            <text:p>30.99207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2489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0.992078" calcext:value-type="float">
            <text:p>30.99207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2629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30.99214" calcext:value-type="float">
            <text:p>30.992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2769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0.99214" calcext:value-type="float">
            <text:p>30.992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2908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0.99214" calcext:value-type="float">
            <text:p>30.992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3048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30.99214" calcext:value-type="float">
            <text:p>30.992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3188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30.992288" calcext:value-type="float">
            <text:p>30.9922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3328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0.992464" calcext:value-type="float">
            <text:p>30.99246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3468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0.992464" calcext:value-type="float">
            <text:p>30.99246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3607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30.992464" calcext:value-type="float">
            <text:p>30.99246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3747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30.992464" calcext:value-type="float">
            <text:p>30.99246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3887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30.992635" calcext:value-type="float">
            <text:p>30.992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4027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30.992635" calcext:value-type="float">
            <text:p>30.992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4167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30.992635" calcext:value-type="float">
            <text:p>30.992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4306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30.992635" calcext:value-type="float">
            <text:p>30.992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4446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.992766" calcext:value-type="float">
            <text:p>30.9927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4586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0.99279" calcext:value-type="float">
            <text:p>30.992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4726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30.992836" calcext:value-type="float">
            <text:p>30.9928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4866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30.992836" calcext:value-type="float">
            <text:p>30.9928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005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0.992836" calcext:value-type="float">
            <text:p>30.9928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145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30.99296" calcext:value-type="float">
            <text:p>30.992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285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1.000792" calcext:value-type="float">
            <text:p>31.00079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425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1.000792" calcext:value-type="float">
            <text:p>31.00079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565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31.000792" calcext:value-type="float">
            <text:p>31.00079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704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31.000792" calcext:value-type="float">
            <text:p>31.00079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844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31.000915" calcext:value-type="float">
            <text:p>31.00091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984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31.000942" calcext:value-type="float">
            <text:p>31.0009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6124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1.001071" calcext:value-type="float">
            <text:p>31.0010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6264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31.001071" calcext:value-type="float">
            <text:p>31.0010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6403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31.001071" calcext:value-type="float">
            <text:p>31.0010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6543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1.001213" calcext:value-type="float">
            <text:p>31.0012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6683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31.001213" calcext:value-type="float">
            <text:p>31.0012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66823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31.001213" calcext:value-type="float">
            <text:p>31.0012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6963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31.001387" calcext:value-type="float">
            <text:p>31.0013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7102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31.001387" calcext:value-type="float">
            <text:p>31.0013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7242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31.001387" calcext:value-type="float">
            <text:p>31.0013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7382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31.001387" calcext:value-type="float">
            <text:p>31.0013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7522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1.00158" calcext:value-type="float">
            <text:p>31.0015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7662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1.00158" calcext:value-type="float">
            <text:p>31.0015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7801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31.00158" calcext:value-type="float">
            <text:p>31.0015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7941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1.00158" calcext:value-type="float">
            <text:p>31.0015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081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1.00158" calcext:value-type="float">
            <text:p>31.0015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221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31.001722" calcext:value-type="float">
            <text:p>31.00172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361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1.001722" calcext:value-type="float">
            <text:p>31.00172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500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31.001722" calcext:value-type="float">
            <text:p>31.00172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640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1.001886" calcext:value-type="float">
            <text:p>31.0018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780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1.001886" calcext:value-type="float">
            <text:p>31.0018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920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31.001886" calcext:value-type="float">
            <text:p>31.0018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9060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31.001886" calcext:value-type="float">
            <text:p>31.0018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9199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31.00208" calcext:value-type="float">
            <text:p>31.002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9339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31.00208" calcext:value-type="float">
            <text:p>31.002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9479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31.00208" calcext:value-type="float">
            <text:p>31.002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9619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31.00208" calcext:value-type="float">
            <text:p>31.002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9759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1.002233" calcext:value-type="float">
            <text:p>31.00223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9898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31.002233" calcext:value-type="float">
            <text:p>31.00223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0038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31.002233" calcext:value-type="float">
            <text:p>31.00223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0178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31.002233" calcext:value-type="float">
            <text:p>31.00223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0318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1.002385" calcext:value-type="float">
            <text:p>31.00238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0458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31.002385" calcext:value-type="float">
            <text:p>31.00238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0597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31.002385" calcext:value-type="float">
            <text:p>31.00238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0737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31.002385" calcext:value-type="float">
            <text:p>31.00238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0877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1.003379" calcext:value-type="float">
            <text:p>31.0033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1017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1.003379" calcext:value-type="float">
            <text:p>31.0033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1157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31.003487" calcext:value-type="float">
            <text:p>31.0034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1296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31.003513" calcext:value-type="float">
            <text:p>31.0035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1436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31.003645" calcext:value-type="float">
            <text:p>31.0036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1576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1.00368" calcext:value-type="float">
            <text:p>31.003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1716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31.00368" calcext:value-type="float">
            <text:p>31.003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1856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1.003804" calcext:value-type="float">
            <text:p>31.00380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71995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31.00388" calcext:value-type="float">
            <text:p>31.00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2135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31.00388" calcext:value-type="float">
            <text:p>31.00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2275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31.00388" calcext:value-type="float">
            <text:p>31.00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2415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31.00388" calcext:value-type="float">
            <text:p>31.00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2555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1.004003" calcext:value-type="float">
            <text:p>31.00400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2694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31.004132" calcext:value-type="float">
            <text:p>31.00413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2834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1.004267" calcext:value-type="float">
            <text:p>31.00426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2974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31.004267" calcext:value-type="float">
            <text:p>31.00426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3114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31.00442" calcext:value-type="float">
            <text:p>31.004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3254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31.00442" calcext:value-type="float">
            <text:p>31.004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3393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1.00442" calcext:value-type="float">
            <text:p>31.004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3533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31.00442" calcext:value-type="float">
            <text:p>31.004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3673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1.004559" calcext:value-type="float">
            <text:p>31.00455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3813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31.004559" calcext:value-type="float">
            <text:p>31.00455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3953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1.004559" calcext:value-type="float">
            <text:p>31.00455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4092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31.004619" calcext:value-type="float">
            <text:p>31.0046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4232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31.004619" calcext:value-type="float">
            <text:p>31.0046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4372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31.004619" calcext:value-type="float">
            <text:p>31.0046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4512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31.004619" calcext:value-type="float">
            <text:p>31.0046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4652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1.004786" calcext:value-type="float">
            <text:p>31.0047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4791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31.004786" calcext:value-type="float">
            <text:p>31.0047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4931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31.004786" calcext:value-type="float">
            <text:p>31.0047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5071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1.004889" calcext:value-type="float">
            <text:p>31.00488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5211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31.004942" calcext:value-type="float">
            <text:p>31.0049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5351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31.004942" calcext:value-type="float">
            <text:p>31.0049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75490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1.004942" calcext:value-type="float">
            <text:p>31.0049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5630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1.004942" calcext:value-type="float">
            <text:p>31.0049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5770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31.005068" calcext:value-type="float">
            <text:p>31.0050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5910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1.005116" calcext:value-type="float">
            <text:p>31.00511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6050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1.005116" calcext:value-type="float">
            <text:p>31.00511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6189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1.005116" calcext:value-type="float">
            <text:p>31.00511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6329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31.005257" calcext:value-type="float">
            <text:p>31.00525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6469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31.005257" calcext:value-type="float">
            <text:p>31.00525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6609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31.005382" calcext:value-type="float">
            <text:p>31.00538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6749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31.006371" calcext:value-type="float">
            <text:p>31.0063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6888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31.006371" calcext:value-type="float">
            <text:p>31.0063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7028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1.006371" calcext:value-type="float">
            <text:p>31.0063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7168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1.006371" calcext:value-type="float">
            <text:p>31.0063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7308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1.006869" calcext:value-type="float">
            <text:p>31.00686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7448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31.006913" calcext:value-type="float">
            <text:p>31.0069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7587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31.006913" calcext:value-type="float">
            <text:p>31.0069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7727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31.006913" calcext:value-type="float">
            <text:p>31.0069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7867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31.007031" calcext:value-type="float">
            <text:p>31.0070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8007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31.007085" calcext:value-type="float">
            <text:p>31.00708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8147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1.007085" calcext:value-type="float">
            <text:p>31.00708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8286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31.007085" calcext:value-type="float">
            <text:p>31.00708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8426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31.007217" calcext:value-type="float">
            <text:p>31.00721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8566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31.007996" calcext:value-type="float">
            <text:p>31.0079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8706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31.007996" calcext:value-type="float">
            <text:p>31.0079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78846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31.007996" calcext:value-type="float">
            <text:p>31.0079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8985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31.007996" calcext:value-type="float">
            <text:p>31.0079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9125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31.008131" calcext:value-type="float">
            <text:p>31.0081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9265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1.008131" calcext:value-type="float">
            <text:p>31.0081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9405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31.008131" calcext:value-type="float">
            <text:p>31.0081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9545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31.008298" calcext:value-type="float">
            <text:p>31.0082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9684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31.008298" calcext:value-type="float">
            <text:p>31.0082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9824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31.008298" calcext:value-type="float">
            <text:p>31.0082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9964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31.008298" calcext:value-type="float">
            <text:p>31.0082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0104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31.008468" calcext:value-type="float">
            <text:p>31.0084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0244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31.008468" calcext:value-type="float">
            <text:p>31.0084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0383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1.008468" calcext:value-type="float">
            <text:p>31.0084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0523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31.008468" calcext:value-type="float">
            <text:p>31.0084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0663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31.008635" calcext:value-type="float">
            <text:p>31.008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0803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31.008635" calcext:value-type="float">
            <text:p>31.008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0943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31.008635" calcext:value-type="float">
            <text:p>31.008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1082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31.008635" calcext:value-type="float">
            <text:p>31.008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1222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31.008809" calcext:value-type="float">
            <text:p>31.00880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1362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31.008809" calcext:value-type="float">
            <text:p>31.00880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1502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1.008809" calcext:value-type="float">
            <text:p>31.00880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1642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31.008809" calcext:value-type="float">
            <text:p>31.00880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1781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31.008999" calcext:value-type="float">
            <text:p>31.0089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1921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31.008999" calcext:value-type="float">
            <text:p>31.0089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2061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31.008999" calcext:value-type="float">
            <text:p>31.0089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82201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31.008999" calcext:value-type="float">
            <text:p>31.0089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2341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31.009148" calcext:value-type="float">
            <text:p>31.0091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2480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31.009148" calcext:value-type="float">
            <text:p>31.0091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2620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1.009148" calcext:value-type="float">
            <text:p>31.0091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80 <text:s/>&gt; <text:s/>1959 [PSH, ACK] Seq=827605 Ack=861 Win=16768 Len=292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31.009148" calcext:value-type="float">
            <text:p>31.0091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2789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31.009307" calcext:value-type="float">
            <text:p>31.00930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2929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31.009307" calcext:value-type="float">
            <text:p>31.00930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3069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31.009307" calcext:value-type="float">
            <text:p>31.00930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3209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31.009307" calcext:value-type="float">
            <text:p>31.00930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33489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31.009444" calcext:value-type="float">
            <text:p>31.00944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34887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31.009444" calcext:value-type="float">
            <text:p>31.00944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36285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1.009444" calcext:value-type="float">
            <text:p>31.00944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37683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31.00959" calcext:value-type="float">
            <text:p>31.0095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39081 Ack=861 Win=1676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31.00959" calcext:value-type="float">
            <text:p>31.0095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float" office:value="31.040653" calcext:value-type="float">
            <text:p>31.04065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59 [FIN, ACK] Seq=841171 Ack=862 Win=1676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03702" calcext:value-type="float">
            <text:p>3.03702</text:p>
          </table:table-cell>
          <table:table-cell office:value-type="string" calcext:value-type="string">
            <text:p>93.184.220.2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758 [FIN, ACK] Seq=1 Ack=2 Win=123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2.146752" calcext:value-type="float">
            <text:p>22.146752</text:p>
          </table:table-cell>
          <table:table-cell office:value-type="string" calcext:value-type="string">
            <text:p>99.84.12.2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781 [ACK] Seq=1 Ack=2 Win=123 Len=0 SLE=1 SRE=2</text:p>
          </table:table-cell>
          <table:table-cell table:style-name="Default" table:number-columns-repeated="16377"/>
        </table:table-row>
      </table:table>
      <table:table table:name="Sheet1" table:style-name="ta2">
        <office:forms form:automatic-focus="false" form:apply-design-mode="false"/>
        <table:table-column table:style-name="co4" table:number-columns-repeated="4" table:default-cell-style-name="ce3"/>
        <table:table-column table:style-name="co5" table:default-cell-style-name="ce3"/>
        <table:table-column table:style-name="co6" table:number-columns-repeated="10" table:default-cell-style-name="ce3"/>
        <table:table-column table:style-name="co1" table:default-cell-style-name="ce3"/>
        <table:table-column table:style-name="co1" table:number-columns-repeated="16368"/>
        <table:table-row table:style-name="ro1">
          <table:table-cell table:style-name="ce1" office:value-type="string" calcext:value-type="string">
            <text:p>Data Allocations</text:p>
          </table:table-cell>
          <table:table-cell table:number-columns-repeated="15"/>
          <table:table-cell table:style-name="ce3" table:number-columns-repeated="16368"/>
        </table:table-row>
        <table:table-row table:style-name="ro1">
          <table:table-cell table:style-name="ce2" office:value-type="string" calcext:value-type="string">
            <text:p>Researcher</text:p>
          </table:table-cell>
          <table:table-cell table:style-name="ce2" office:value-type="string" calcext:value-type="string">
            <text:p>Starting Row</text:p>
          </table:table-cell>
          <table:table-cell table:style-name="ce2" office:value-type="string" calcext:value-type="string">
            <text:p>Ending Row</text:p>
          </table:table-cell>
          <table:table-cell table:style-name="ce2"/>
          <table:table-cell table:style-name="ce1" office:value-type="string" calcext:value-type="string">
            <text:p>Kai</text:p>
          </table:table-cell>
          <table:table-cell table:number-columns-repeated="11"/>
          <table:table-cell table:style-name="ce3" table:number-columns-repeated="16368"/>
        </table:table-row>
        <table:table-row table:style-name="ro1">
          <table:table-cell office:value-type="string" calcext:value-type="string">
            <text:p>Indigo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3" table:number-columns-repeated="16368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80" calcext:value-type="float">
            <text:p>80</text:p>
          </table:table-cell>
          <table:table-cell table:formula="of:=[.B4]+1000" office:value-type="float" office:value="1080" calcext:value-type="float">
            <text:p>1080</text:p>
          </table:table-cell>
          <table:table-cell/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3" table:number-columns-repeated="16368"/>
        </table:table-row>
        <table:table-row table:style-name="ro1">
          <table:table-cell office:value-type="string" calcext:value-type="string">
            <text:p>George</text:p>
          </table:table-cell>
          <table:table-cell table:formula="of:=[.B4]+100" office:value-type="float" office:value="180" calcext:value-type="float">
            <text:p>180</text:p>
          </table:table-cell>
          <table:table-cell table:formula="of:=[.B5]+1000" office:value-type="float" office:value="1180" calcext:value-type="float">
            <text:p>118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-[.E5]" office:value-type="float" office:value="0" calcext:value-type="float">
            <text:p>0</text:p>
          </table:table-cell>
          <table:table-cell table:formula="of:=[.G4]-[.F5]" office:value-type="float" office:value="2" calcext:value-type="float">
            <text:p>2</text:p>
          </table:table-cell>
          <table:table-cell table:formula="of:=[.H4]-[.G5]" office:value-type="float" office:value="1" calcext:value-type="float">
            <text:p>1</text:p>
          </table:table-cell>
          <table:table-cell table:formula="of:=[.I4]-[.H5]" office:value-type="float" office:value="3" calcext:value-type="float">
            <text:p>3</text:p>
          </table:table-cell>
          <table:table-cell table:formula="of:=[.J4]-[.I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4]-[.K5]" office:value-type="float" office:value="7" calcext:value-type="float">
            <text:p>7</text:p>
          </table:table-cell>
          <table:table-cell table:formula="of:=[.M4]-[.L5]" office:value-type="float" office:value="1" calcext:value-type="float">
            <text:p>1</text:p>
          </table:table-cell>
          <table:table-cell table:formula="of:=[.N4]-[.M5]" office:value-type="float" office:value="8" calcext:value-type="float">
            <text:p>8</text:p>
          </table:table-cell>
          <table:table-cell table:formula="of:=[.O4]-[.N5]" office:value-type="float" office:value="2" calcext:value-type="float">
            <text:p>2</text:p>
          </table:table-cell>
          <table:table-cell/>
          <table:table-cell table:style-name="ce3" table:number-columns-repeated="16368"/>
        </table:table-row>
        <table:table-row table:style-name="ro1">
          <table:table-cell office:value-type="string" calcext:value-type="string">
            <text:p>Will</text:p>
          </table:table-cell>
          <table:table-cell table:formula="of:=[.B5]+100" office:value-type="float" office:value="280" calcext:value-type="float">
            <text:p>280</text:p>
          </table:table-cell>
          <table:table-cell table:formula="of:=[.B6]+950" office:value-type="float" office:value="1230" calcext:value-type="float">
            <text:p>123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5]-[.G6]" office:value-type="float" office:value="1" calcext:value-type="float">
            <text:p>1</text:p>
          </table:table-cell>
          <table:table-cell table:formula="of:=[.I5]-[.H6]" office:value-type="float" office:value="2" calcext:value-type="float">
            <text:p>2</text:p>
          </table:table-cell>
          <table:table-cell table:formula="of:=[.J5]-[.I6]" office:value-type="float" office:value="0" calcext:value-type="float">
            <text:p>0</text:p>
          </table:table-cell>
          <table:table-cell table:formula="of:=[.K5]-[.J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M5]-[.L6]+7" office:value-type="float" office:value="5" calcext:value-type="float">
            <text:p>5</text:p>
          </table:table-cell>
          <table:table-cell table:formula="of:=[.N5]-[.M6]" office:value-type="float" office:value="3" calcext:value-type="float">
            <text:p>3</text:p>
          </table:table-cell>
          <table:table-cell table:formula="of:=[.O5]-[.N6]+4" office:value-type="float" office:value="3" calcext:value-type="float">
            <text:p>3</text:p>
          </table:table-cell>
          <table:table-cell/>
          <table:table-cell table:style-name="ce3" table:number-columns-repeated="16368"/>
        </table:table-row>
        <table:table-row table:style-name="ro1">
          <table:table-cell office:value-type="string" calcext:value-type="string">
            <text:p>Colin</text:p>
          </table:table-cell>
          <table:table-cell table:formula="of:=[.B6]+100" office:value-type="float" office:value="380" calcext:value-type="float">
            <text:p>380</text:p>
          </table:table-cell>
          <table:table-cell table:formula="of:=[.B7]+950" office:value-type="float" office:value="1330" calcext:value-type="float">
            <text:p>133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office:value-type="string" calcext:value-type="string">
            <text:p>Jonny</text:p>
          </table:table-cell>
          <table:table-cell table:formula="of:=[.B7]+100" office:value-type="float" office:value="480" calcext:value-type="float">
            <text:p>480</text:p>
          </table:table-cell>
          <table:table-cell table:formula="of:=[.B8]+950" office:value-type="float" office:value="1430" calcext:value-type="float">
            <text:p>14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number-columns-repeated="16368"/>
        </table:table-row>
        <table:table-row table:style-name="ro1">
          <table:table-cell office:value-type="string" calcext:value-type="string">
            <text:p>Jude</text:p>
          </table:table-cell>
          <table:table-cell table:formula="of:=[.B8]+100" office:value-type="float" office:value="580" calcext:value-type="float">
            <text:p>580</text:p>
          </table:table-cell>
          <table:table-cell table:formula="of:=[.B9]+950" office:value-type="float" office:value="1530" calcext:value-type="float">
            <text:p>153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Ross</text:p>
          </table:table-cell>
          <table:table-cell table:formula="of:=[.B9]+100" office:value-type="float" office:value="680" calcext:value-type="float">
            <text:p>680</text:p>
          </table:table-cell>
          <table:table-cell table:formula="of:=[.B10]+950" office:value-type="float" office:value="1630" calcext:value-type="float">
            <text:p>163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office:value-type="string" calcext:value-type="string">
            <text:p>Igor</text:p>
          </table:table-cell>
          <table:table-cell table:formula="of:=[.B10]+100" office:value-type="float" office:value="780" calcext:value-type="float">
            <text:p>780</text:p>
          </table:table-cell>
          <table:table-cell table:formula="of:=[.B11]+950" office:value-type="float" office:value="1730" calcext:value-type="float">
            <text:p>173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office:value-type="string" calcext:value-type="string">
            <text:p>Patryk</text:p>
          </table:table-cell>
          <table:table-cell table:formula="of:=[.B11]+100" office:value-type="float" office:value="880" calcext:value-type="float">
            <text:p>880</text:p>
          </table:table-cell>
          <table:table-cell table:formula="of:=[.B12]+950" office:value-type="float" office:value="1830" calcext:value-type="float">
            <text:p>183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office:value-type="string" calcext:value-type="string">
            <text:p>Oleseana</text:p>
          </table:table-cell>
          <table:table-cell table:formula="of:=[.B12]+100" office:value-type="float" office:value="980" calcext:value-type="float">
            <text:p>980</text:p>
          </table:table-cell>
          <table:table-cell table:formula="of:=[.B13]+950" office:value-type="float" office:value="1930" calcext:value-type="float">
            <text:p>193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number-columns-repeated="16368"/>
        </table:table-row>
        <table:table-row table:style-name="ro1">
          <table:table-cell office:value-type="string" calcext:value-type="string">
            <text:p>Kai</text:p>
          </table:table-cell>
          <table:table-cell table:formula="of:=[.B13]+100" office:value-type="float" office:value="1080" calcext:value-type="float">
            <text:p>108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16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Patryk</text:p>
          </table:table-cell>
          <table:table-cell table:number-columns-repeated="11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18]-[.E19]" office:value-type="float" office:value="0" calcext:value-type="float">
            <text:p>0</text:p>
          </table:table-cell>
          <table:table-cell table:formula="of:=[.G18]-[.F19]" office:value-type="float" office:value="2" calcext:value-type="float">
            <text:p>2</text:p>
          </table:table-cell>
          <table:table-cell table:formula="of:=[.H18]-[.G19]" office:value-type="float" office:value="1" calcext:value-type="float">
            <text:p>1</text:p>
          </table:table-cell>
          <table:table-cell table:formula="of:=[.I18]-[.H19]" office:value-type="float" office:value="3" calcext:value-type="float">
            <text:p>3</text:p>
          </table:table-cell>
          <table:table-cell table:formula="of:=[.J18]-[.I1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18]-[.K19]" office:value-type="float" office:value="7" calcext:value-type="float">
            <text:p>7</text:p>
          </table:table-cell>
          <table:table-cell table:formula="of:=[.M18]-[.L19]" office:value-type="float" office:value="1" calcext:value-type="float">
            <text:p>1</text:p>
          </table:table-cell>
          <table:table-cell table:formula="of:=[.N18]-[.M19]" office:value-type="float" office:value="8" calcext:value-type="float">
            <text:p>8</text:p>
          </table:table-cell>
          <table:table-cell table:formula="of:=[.O18]-[.N19]" office:value-type="float" office:value="2" calcext:value-type="float">
            <text:p>2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9]-[.G20]" office:value-type="float" office:value="1" calcext:value-type="float">
            <text:p>1</text:p>
          </table:table-cell>
          <table:table-cell table:formula="of:=[.I19]-[.H20]" office:value-type="float" office:value="2" calcext:value-type="float">
            <text:p>2</text:p>
          </table:table-cell>
          <table:table-cell table:formula="of:=[.J19]-[.I20]" office:value-type="float" office:value="0" calcext:value-type="float">
            <text:p>0</text:p>
          </table:table-cell>
          <table:table-cell table:formula="of:=[.K19]-[.J20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M19]-[.L20]+7" office:value-type="float" office:value="5" calcext:value-type="float">
            <text:p>5</text:p>
          </table:table-cell>
          <table:table-cell table:formula="of:=[.N19]-[.M20]" office:value-type="float" office:value="3" calcext:value-type="float">
            <text:p>3</text:p>
          </table:table-cell>
          <table:table-cell table:formula="of:=[.O19]-[.N20]+4" office:value-type="float" office:value="3" calcext:value-type="float">
            <text:p>3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16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Oleseana</text:p>
          </table:table-cell>
          <table:table-cell table:number-columns-repeated="11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32]-[.E33]" office:value-type="float" office:value="0" calcext:value-type="float">
            <text:p>0</text:p>
          </table:table-cell>
          <table:table-cell table:formula="of:=[.G32]-[.F33]" office:value-type="float" office:value="2" calcext:value-type="float">
            <text:p>2</text:p>
          </table:table-cell>
          <table:table-cell table:formula="of:=[.H32]-[.G33]" office:value-type="float" office:value="1" calcext:value-type="float">
            <text:p>1</text:p>
          </table:table-cell>
          <table:table-cell table:formula="of:=[.I32]-[.H33]" office:value-type="float" office:value="3" calcext:value-type="float">
            <text:p>3</text:p>
          </table:table-cell>
          <table:table-cell table:formula="of:=[.J32]-[.I3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32]-[.K33]" office:value-type="float" office:value="7" calcext:value-type="float">
            <text:p>7</text:p>
          </table:table-cell>
          <table:table-cell table:formula="of:=[.M32]-[.L33]" office:value-type="float" office:value="1" calcext:value-type="float">
            <text:p>1</text:p>
          </table:table-cell>
          <table:table-cell table:formula="of:=[.N32]-[.M33]" office:value-type="float" office:value="8" calcext:value-type="float">
            <text:p>8</text:p>
          </table:table-cell>
          <table:table-cell table:formula="of:=[.O32]-[.N33]" office:value-type="float" office:value="2" calcext:value-type="float">
            <text:p>2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33]-[.G34]" office:value-type="float" office:value="1" calcext:value-type="float">
            <text:p>1</text:p>
          </table:table-cell>
          <table:table-cell table:formula="of:=[.I33]-[.H34]" office:value-type="float" office:value="2" calcext:value-type="float">
            <text:p>2</text:p>
          </table:table-cell>
          <table:table-cell table:formula="of:=[.J33]-[.I34]" office:value-type="float" office:value="0" calcext:value-type="float">
            <text:p>0</text:p>
          </table:table-cell>
          <table:table-cell table:formula="of:=[.K33]-[.J3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M33]-[.L34]+7" office:value-type="float" office:value="5" calcext:value-type="float">
            <text:p>5</text:p>
          </table:table-cell>
          <table:table-cell table:formula="of:=[.N33]-[.M34]" office:value-type="float" office:value="3" calcext:value-type="float">
            <text:p>3</text:p>
          </table:table-cell>
          <table:table-cell table:formula="of:=[.O33]-[.N34]+4" office:value-type="float" office:value="3" calcext:value-type="float">
            <text:p>3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 table:number-rows-repeated="2">
          <table:table-cell table:number-columns-repeated="16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Igor</text:p>
          </table:table-cell>
          <table:table-cell table:number-columns-repeated="11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47]-[.E48]" office:value-type="float" office:value="0" calcext:value-type="float">
            <text:p>0</text:p>
          </table:table-cell>
          <table:table-cell table:formula="of:=[.G47]-[.F48]" office:value-type="float" office:value="2" calcext:value-type="float">
            <text:p>2</text:p>
          </table:table-cell>
          <table:table-cell table:formula="of:=[.H47]-[.G48]" office:value-type="float" office:value="1" calcext:value-type="float">
            <text:p>1</text:p>
          </table:table-cell>
          <table:table-cell table:formula="of:=[.I47]-[.H48]" office:value-type="float" office:value="3" calcext:value-type="float">
            <text:p>3</text:p>
          </table:table-cell>
          <table:table-cell table:formula="of:=[.J47]-[.I4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L47]-[.K48]" office:value-type="float" office:value="6" calcext:value-type="float">
            <text:p>6</text:p>
          </table:table-cell>
          <table:table-cell table:formula="of:=[.M47]-[.L48]" office:value-type="float" office:value="2" calcext:value-type="float">
            <text:p>2</text:p>
          </table:table-cell>
          <table:table-cell table:formula="of:=[.N47]-[.M48]" office:value-type="float" office:value="7" calcext:value-type="float">
            <text:p>7</text:p>
          </table:table-cell>
          <table:table-cell table:formula="of:=[.O47]-[.N48]" office:value-type="float" office:value="3" calcext:value-type="float">
            <text:p>3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48]-[.G49]" office:value-type="float" office:value="1" calcext:value-type="float">
            <text:p>1</text:p>
          </table:table-cell>
          <table:table-cell table:formula="of:=[.I48]-[.H49]" office:value-type="float" office:value="2" calcext:value-type="float">
            <text:p>2</text:p>
          </table:table-cell>
          <table:table-cell table:formula="of:=[.J48]-[.I49]" office:value-type="float" office:value="0" calcext:value-type="float">
            <text:p>0</text:p>
          </table:table-cell>
          <table:table-cell table:formula="of:=[.K48]-[.J49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M48]-[.L49]+7" office:value-type="float" office:value="6" calcext:value-type="float">
            <text:p>6</text:p>
          </table:table-cell>
          <table:table-cell table:formula="of:=[.N48]-[.M49]" office:value-type="float" office:value="1" calcext:value-type="float">
            <text:p>1</text:p>
          </table:table-cell>
          <table:table-cell table:formula="of:=[.O48]-[.N49]+4" office:value-type="float" office:value="6" calcext:value-type="float">
            <text:p>6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with other sid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16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Ross</text:p>
          </table:table-cell>
          <table:table-cell table:number-columns-repeated="11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61]-[.E62]" office:value-type="float" office:value="0" calcext:value-type="float">
            <text:p>0</text:p>
          </table:table-cell>
          <table:table-cell table:formula="of:=[.G61]-[.F62]" office:value-type="float" office:value="2" calcext:value-type="float">
            <text:p>2</text:p>
          </table:table-cell>
          <table:table-cell table:formula="of:=[.H61]-[.G62]" office:value-type="float" office:value="1" calcext:value-type="float">
            <text:p>1</text:p>
          </table:table-cell>
          <table:table-cell table:formula="of:=[.I61]-[.H62]" office:value-type="float" office:value="3" calcext:value-type="float">
            <text:p>3</text:p>
          </table:table-cell>
          <table:table-cell table:formula="of:=[.J61]-[.I6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L61]-[.K62]" office:value-type="float" office:value="4" calcext:value-type="float">
            <text:p>4</text:p>
          </table:table-cell>
          <table:table-cell table:formula="of:=[.M61]-[.L62]" office:value-type="float" office:value="4" calcext:value-type="float">
            <text:p>4</text:p>
          </table:table-cell>
          <table:table-cell table:formula="of:=[.N61]-[.M62]" office:value-type="float" office:value="5" calcext:value-type="float">
            <text:p>5</text:p>
          </table:table-cell>
          <table:table-cell table:formula="of:=[.O61]-[.N62]" office:value-type="float" office:value="5" calcext:value-type="float">
            <text:p>5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62]-[.G6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62]-[.I63]" office:value-type="float" office:value="2" calcext:value-type="float">
            <text:p>2</text:p>
          </table:table-cell>
          <table:table-cell table:formula="of:=[.K62]-[.J6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M62]-[.L63]+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O62]-[.N63]+4" office:value-type="float" office:value="5" calcext:value-type="float">
            <text:p>5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16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Jude</text:p>
          </table:table-cell>
          <table:table-cell table:number-columns-repeated="11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75]-[.E76]" office:value-type="float" office:value="0" calcext:value-type="float">
            <text:p>0</text:p>
          </table:table-cell>
          <table:table-cell table:formula="of:=[.G75]-[.F76]" office:value-type="float" office:value="2" calcext:value-type="float">
            <text:p>2</text:p>
          </table:table-cell>
          <table:table-cell table:formula="of:=[.H75]-[.G76]" office:value-type="float" office:value="1" calcext:value-type="float">
            <text:p>1</text:p>
          </table:table-cell>
          <table:table-cell table:formula="of:=[.I75]-[.H76]" office:value-type="float" office:value="3" calcext:value-type="float">
            <text:p>3</text:p>
          </table:table-cell>
          <table:table-cell table:formula="of:=[.J75]-[.I7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75]-[.K76]" office:value-type="float" office:value="7" calcext:value-type="float">
            <text:p>7</text:p>
          </table:table-cell>
          <table:table-cell table:formula="of:=[.M75]-[.L76]" office:value-type="float" office:value="1" calcext:value-type="float">
            <text:p>1</text:p>
          </table:table-cell>
          <table:table-cell table:formula="of:=[.N75]-[.M76]" office:value-type="float" office:value="8" calcext:value-type="float">
            <text:p>8</text:p>
          </table:table-cell>
          <table:table-cell table:formula="of:=[.O75]-[.N76]" office:value-type="float" office:value="2" calcext:value-type="float">
            <text:p>2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N76]-[.M77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16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Jonny</text:p>
          </table:table-cell>
          <table:table-cell table:number-columns-repeated="11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89]-[.E90]" office:value-type="float" office:value="0" calcext:value-type="float">
            <text:p>0</text:p>
          </table:table-cell>
          <table:table-cell table:formula="of:=[.G89]-[.F9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89]-[.H90]" office:value-type="float" office:value="4" calcext:value-type="float">
            <text:p>4</text:p>
          </table:table-cell>
          <table:table-cell table:formula="of:=[.J89]-[.I9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L89]-[.K90]" office:value-type="float" office:value="7" calcext:value-type="float">
            <text:p>7</text:p>
          </table:table-cell>
          <table:table-cell table:formula="of:=[.M89]-[.L90]" office:value-type="float" office:value="1" calcext:value-type="float">
            <text:p>1</text:p>
          </table:table-cell>
          <table:table-cell table:formula="of:=[.N89]-[.M90]" office:value-type="float" office:value="8" calcext:value-type="float">
            <text:p>8</text:p>
          </table:table-cell>
          <table:table-cell table:formula="of:=[.O89]-[.N90]" office:value-type="float" office:value="2" calcext:value-type="float">
            <text:p>2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90]-[.G91]" office:value-type="float" office:value="0" calcext:value-type="float">
            <text:p>0</text:p>
          </table:table-cell>
          <table:table-cell table:formula="of:=[.I90]-[.H91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M90]-[.L91]+7" office:value-type="float" office:value="5" calcext:value-type="float">
            <text:p>5</text:p>
          </table:table-cell>
          <table:table-cell table:formula="of:=[.N90]-[.M91]" office:value-type="float" office:value="3" calcext:value-type="float">
            <text:p>3</text:p>
          </table:table-cell>
          <table:table-cell table:formula="of:=[.O90]-[.N91]+4" office:value-type="float" office:value="3" calcext:value-type="float">
            <text:p>3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16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Colin</text:p>
          </table:table-cell>
          <table:table-cell table:number-columns-repeated="11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103]-[.E104]" office:value-type="float" office:value="0" calcext:value-type="float">
            <text:p>0</text:p>
          </table:table-cell>
          <table:table-cell table:formula="of:=[.G103]-[.F104]" office:value-type="float" office:value="2" calcext:value-type="float">
            <text:p>2</text:p>
          </table:table-cell>
          <table:table-cell table:formula="of:=[.H103]-[.G104]" office:value-type="float" office:value="1" calcext:value-type="float">
            <text:p>1</text:p>
          </table:table-cell>
          <table:table-cell table:formula="of:=[.I103]-[.H104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03]-[.K104]" office:value-type="float" office:value="7" calcext:value-type="float">
            <text:p>7</text:p>
          </table:table-cell>
          <table:table-cell table:formula="of:=[.M103]-[.L104]" office:value-type="float" office:value="1" calcext:value-type="float">
            <text:p>1</text:p>
          </table:table-cell>
          <table:table-cell table:formula="of:=[.N103]-[.M104]" office:value-type="float" office:value="8" calcext:value-type="float">
            <text:p>8</text:p>
          </table:table-cell>
          <table:table-cell table:formula="of:=[.O103]-[.N104]" office:value-type="float" office:value="2" calcext:value-type="float">
            <text:p>2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04]-[.G105]" office:value-type="float" office:value="1" calcext:value-type="float">
            <text:p>1</text:p>
          </table:table-cell>
          <table:table-cell table:formula="of:=[.I104]-[.H10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M104]-[.L105]+7" office:value-type="float" office:value="5" calcext:value-type="float">
            <text:p>5</text:p>
          </table:table-cell>
          <table:table-cell table:formula="of:=[.N104]-[.M105]" office:value-type="float" office:value="3" calcext:value-type="float">
            <text:p>3</text:p>
          </table:table-cell>
          <table:table-cell table:formula="of:=[.O104]-[.N105]+4" office:value-type="float" office:value="3" calcext:value-type="float">
            <text:p>3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16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Will</text:p>
          </table:table-cell>
          <table:table-cell table:number-columns-repeated="11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117]-[.E118]" office:value-type="float" office:value="0" calcext:value-type="float">
            <text:p>0</text:p>
          </table:table-cell>
          <table:table-cell table:formula="of:=[.G117]-[.F11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117]-[.H118]" office:value-type="float" office:value="4" calcext:value-type="float">
            <text:p>4</text:p>
          </table:table-cell>
          <table:table-cell table:formula="of:=[.J117]-[.I11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L117]-[.K118]" office:value-type="float" office:value="7" calcext:value-type="float">
            <text:p>7</text:p>
          </table:table-cell>
          <table:table-cell table:formula="of:=[.M117]-[.L118]" office:value-type="float" office:value="1" calcext:value-type="float">
            <text:p>1</text:p>
          </table:table-cell>
          <table:table-cell table:formula="of:=[.N117]-[.M118]" office:value-type="float" office:value="8" calcext:value-type="float">
            <text:p>8</text:p>
          </table:table-cell>
          <table:table-cell table:formula="of:=[.O117]-[.N118]" office:value-type="float" office:value="2" calcext:value-type="float">
            <text:p>2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18]-[.G119]" office:value-type="float" office:value="0" calcext:value-type="float">
            <text:p>0</text:p>
          </table:table-cell>
          <table:table-cell table:formula="of:=[.I118]-[.H11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K118]-[.J11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M118]-[.L119]+7" office:value-type="float" office:value="5" calcext:value-type="float">
            <text:p>5</text:p>
          </table:table-cell>
          <table:table-cell table:formula="of:=[.N118]-[.M119]" office:value-type="float" office:value="3" calcext:value-type="float">
            <text:p>3</text:p>
          </table:table-cell>
          <table:table-cell table:formula="of:=[.O118]-[.N119]+4" office:value-type="float" office:value="3" calcext:value-type="float">
            <text:p>3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16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George</text:p>
          </table:table-cell>
          <table:table-cell table:number-columns-repeated="11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131]-[.E132]" office:value-type="float" office:value="0" calcext:value-type="float">
            <text:p>0</text:p>
          </table:table-cell>
          <table:table-cell table:formula="of:=[.G131]-[.F132]" office:value-type="float" office:value="2" calcext:value-type="float">
            <text:p>2</text:p>
          </table:table-cell>
          <table:table-cell table:formula="of:=[.H131]-[.G132]" office:value-type="float" office:value="1" calcext:value-type="float">
            <text:p>1</text:p>
          </table:table-cell>
          <table:table-cell table:formula="of:=[.I131]-[.H132]" office:value-type="float" office:value="3" calcext:value-type="float">
            <text:p>3</text:p>
          </table:table-cell>
          <table:table-cell table:formula="of:=[.J131]-[.I13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131]-[.K132]" office:value-type="float" office:value="7" calcext:value-type="float">
            <text:p>7</text:p>
          </table:table-cell>
          <table:table-cell table:formula="of:=[.M131]-[.L132]" office:value-type="float" office:value="1" calcext:value-type="float">
            <text:p>1</text:p>
          </table:table-cell>
          <table:table-cell table:formula="of:=[.N131]-[.M132]" office:value-type="float" office:value="8" calcext:value-type="float">
            <text:p>8</text:p>
          </table:table-cell>
          <table:table-cell table:formula="of:=[.O131]-[.N132]" office:value-type="float" office:value="2" calcext:value-type="float">
            <text:p>2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I132]-[.H133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M132]-[.L133]+7" office:value-type="float" office:value="5" calcext:value-type="float">
            <text:p>5</text:p>
          </table:table-cell>
          <table:table-cell table:formula="of:=[.N132]-[.M133]" office:value-type="float" office:value="3" calcext:value-type="float">
            <text:p>3</text:p>
          </table:table-cell>
          <table:table-cell table:formula="of:=[.O132]-[.N133]+4" office:value-type="float" office:value="3" calcext:value-type="float">
            <text:p>3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16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Fin</text:p>
          </table:table-cell>
          <table:table-cell table:number-columns-repeated="11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145]-[.E146]" office:value-type="float" office:value="0" calcext:value-type="float">
            <text:p>0</text:p>
          </table:table-cell>
          <table:table-cell table:formula="of:=[.G145]-[.F146]" office:value-type="float" office:value="2" calcext:value-type="float">
            <text:p>2</text:p>
          </table:table-cell>
          <table:table-cell table:formula="of:=[.H145]-[.G146]" office:value-type="float" office:value="1" calcext:value-type="float">
            <text:p>1</text:p>
          </table:table-cell>
          <table:table-cell table:formula="of:=[.I145]-[.H146]" office:value-type="float" office:value="3" calcext:value-type="float">
            <text:p>3</text:p>
          </table:table-cell>
          <table:table-cell table:formula="of:=[.J145]-[.I14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145]-[.K146]" office:value-type="float" office:value="7" calcext:value-type="float">
            <text:p>7</text:p>
          </table:table-cell>
          <table:table-cell table:formula="of:=[.M145]-[.L146]" office:value-type="float" office:value="1" calcext:value-type="float">
            <text:p>1</text:p>
          </table:table-cell>
          <table:table-cell table:formula="of:=[.N145]-[.M146]" office:value-type="float" office:value="8" calcext:value-type="float">
            <text:p>8</text:p>
          </table:table-cell>
          <table:table-cell table:formula="of:=[.O145]-[.N146]" office:value-type="float" office:value="2" calcext:value-type="float">
            <text:p>2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46]-[.G147]" office:value-type="float" office:value="1" calcext:value-type="float">
            <text:p>1</text:p>
          </table:table-cell>
          <table:table-cell table:formula="of:=[.I146]-[.H147]" office:value-type="float" office:value="2" calcext:value-type="float">
            <text:p>2</text:p>
          </table:table-cell>
          <table:table-cell table:formula="of:=[.J146]-[.I147]" office:value-type="float" office:value="0" calcext:value-type="float">
            <text:p>0</text:p>
          </table:table-cell>
          <table:table-cell table:formula="of:=[.K146]-[.J14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M146]-[.L147]+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O146]-[.N147]+4" office:value-type="float" office:value="6" calcext:value-type="float">
            <text:p>6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16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Indigo</text:p>
          </table:table-cell>
          <table:table-cell table:number-columns-repeated="11"/>
          <table:table-cell table:style-name="ce3" table:number-columns-repeated="16368"/>
        </table:table-row>
        <table:table-row table:style-name="ro1">
          <table:table-cell table:number-columns-repeated="4"/>
          <table:table-cell table:style-name="ce1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159]-[.E160]" office:value-type="float" office:value="0" calcext:value-type="float">
            <text:p>0</text:p>
          </table:table-cell>
          <table:table-cell table:formula="of:=[.G159]-[.F160]" office:value-type="float" office:value="2" calcext:value-type="float">
            <text:p>2</text:p>
          </table:table-cell>
          <table:table-cell table:formula="of:=[.H159]-[.G160]" office:value-type="float" office:value="1" calcext:value-type="float">
            <text:p>1</text:p>
          </table:table-cell>
          <table:table-cell table:formula="of:=[.I159]-[.H160]" office:value-type="float" office:value="3" calcext:value-type="float">
            <text:p>3</text:p>
          </table:table-cell>
          <table:table-cell table:formula="of:=[.J159]-[.I16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159]-[.K160]" office:value-type="float" office:value="7" calcext:value-type="float">
            <text:p>7</text:p>
          </table:table-cell>
          <table:table-cell table:formula="of:=[.M159]-[.L160]" office:value-type="float" office:value="1" calcext:value-type="float">
            <text:p>1</text:p>
          </table:table-cell>
          <table:table-cell table:formula="of:=[.N159]-[.M160]" office:value-type="float" office:value="8" calcext:value-type="float">
            <text:p>8</text:p>
          </table:table-cell>
          <table:table-cell table:formula="of:=[.O159]-[.N160]" office:value-type="float" office:value="2" calcext:value-type="float">
            <text:p>2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60]-[.G161]" office:value-type="float" office:value="1" calcext:value-type="float">
            <text:p>1</text:p>
          </table:table-cell>
          <table:table-cell table:formula="of:=[.I160]-[.H161]" office:value-type="float" office:value="2" calcext:value-type="float">
            <text:p>2</text:p>
          </table:table-cell>
          <table:table-cell table:formula="of:=[.J160]-[.I16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M160]-[.L161]+7" office:value-type="float" office:value="4" calcext:value-type="float">
            <text:p>4</text:p>
          </table:table-cell>
          <table:table-cell table:formula="of:=[.N160]-[.M161]" office:value-type="float" office:value="4" calcext:value-type="float">
            <text:p>4</text:p>
          </table:table-cell>
          <table:table-cell table:formula="of:=[.O160]-[.N161]+4" office:value-type="float" office:value="2" calcext:value-type="float">
            <text:p>2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1" table:number-rows-repeated="1048406">
          <table:table-cell table:number-columns-repeated="16"/>
          <table:table-cell table:style-name="ce3" table:number-columns-repeated="16368"/>
        </table:table-row>
        <table:table-row table:style-name="ro1">
          <table:table-cell table:number-columns-repeated="16"/>
          <table:table-cell table:style-name="ce3" table:number-columns-repeated="16368"/>
        </table:table-row>
      </table:table>
      <table:table table:name="Graphs" table:style-name="ta3">
        <office:forms form:automatic-focus="false" form:apply-design-mode="false"/>
        <table:table-column table:style-name="co7" table:number-columns-repeated="11" table:default-cell-style-name="ce3"/>
        <table:table-row table:style-name="ro3">
          <table:table-cell table:style-name="ce1" office:value-type="string" calcext:value-type="string">
            <text:p>Kai</text:p>
          </table:table-cell>
          <table:table-cell table:number-columns-repeated="10"/>
        </table:table-row>
        <table:table-row table:style-name="ro3">
          <table:table-cell table:style-name="ce1" office:value-type="string" calcext:value-type="string">
            <text:p>Graph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B3]-[.A4]" office:value-type="float" office:value="0" calcext:value-type="float">
            <text:p>0</text:p>
          </table:table-cell>
          <table:table-cell table:formula="of:=[.C3]-[.B4]" office:value-type="float" office:value="2" calcext:value-type="float">
            <text:p>2</text:p>
          </table:table-cell>
          <table:table-cell table:formula="of:=[.D3]-[.C4]" office:value-type="float" office:value="1" calcext:value-type="float">
            <text:p>1</text:p>
          </table:table-cell>
          <table:table-cell table:formula="of:=[.E3]-[.D4]" office:value-type="float" office:value="3" calcext:value-type="float">
            <text:p>3</text:p>
          </table:table-cell>
          <table:table-cell table:formula="of:=[.F3]-[.E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3]-[.G4]" office:value-type="float" office:value="7" calcext:value-type="float">
            <text:p>7</text:p>
          </table:table-cell>
          <table:table-cell table:formula="of:=[.I3]-[.H4]" office:value-type="float" office:value="1" calcext:value-type="float">
            <text:p>1</text:p>
          </table:table-cell>
          <table:table-cell table:formula="of:=[.J3]-[.I4]" office:value-type="float" office:value="8" calcext:value-type="float">
            <text:p>8</text:p>
          </table:table-cell>
          <table:table-cell table:formula="of:=[.K3]-[.J4]"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4]-[.C5]" office:value-type="float" office:value="1" calcext:value-type="float">
            <text:p>1</text:p>
          </table:table-cell>
          <table:table-cell table:formula="of:=[.E4]-[.D5]" office:value-type="float" office:value="2" calcext:value-type="float">
            <text:p>2</text:p>
          </table:table-cell>
          <table:table-cell table:formula="of:=[.F4]-[.E5]" office:value-type="float" office:value="0" calcext:value-type="float">
            <text:p>0</text:p>
          </table:table-cell>
          <table:table-cell table:formula="of:=[.G4]-[.F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4]-[.H5]+7" office:value-type="float" office:value="5" calcext:value-type="float">
            <text:p>5</text:p>
          </table:table-cell>
          <table:table-cell table:formula="of:=[.J4]-[.I5]" office:value-type="float" office:value="3" calcext:value-type="float">
            <text:p>3</text:p>
          </table:table-cell>
          <table:table-cell table:formula="of:=[.K4]-[.J5]+4" office:value-type="float" office:value="3" calcext:value-type="float">
            <text:p>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4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table:style-name="ce4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Default" table:number-columns-repeated="11"/>
        </table:table-row>
        <table:table-row table:style-name="ro3">
          <table:table-cell table:style-name="ce1" office:value-type="string" calcext:value-type="string">
            <text:p>Patryk</text:p>
          </table:table-cell>
          <table:table-cell table:number-columns-repeated="10"/>
        </table:table-row>
        <table:table-row table:style-name="ro3">
          <table:table-cell table:style-name="ce1" office:value-type="string" calcext:value-type="string">
            <text:p>Graph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B17]-[.A18]" office:value-type="float" office:value="0" calcext:value-type="float">
            <text:p>0</text:p>
          </table:table-cell>
          <table:table-cell table:formula="of:=[.C17]-[.B18]" office:value-type="float" office:value="2" calcext:value-type="float">
            <text:p>2</text:p>
          </table:table-cell>
          <table:table-cell table:formula="of:=[.D17]-[.C18]" office:value-type="float" office:value="1" calcext:value-type="float">
            <text:p>1</text:p>
          </table:table-cell>
          <table:table-cell table:formula="of:=[.E17]-[.D18]" office:value-type="float" office:value="3" calcext:value-type="float">
            <text:p>3</text:p>
          </table:table-cell>
          <table:table-cell table:formula="of:=[.F17]-[.E1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7]-[.G18]" office:value-type="float" office:value="7" calcext:value-type="float">
            <text:p>7</text:p>
          </table:table-cell>
          <table:table-cell table:formula="of:=[.I17]-[.H18]" office:value-type="float" office:value="1" calcext:value-type="float">
            <text:p>1</text:p>
          </table:table-cell>
          <table:table-cell table:formula="of:=[.J17]-[.I18]" office:value-type="float" office:value="8" calcext:value-type="float">
            <text:p>8</text:p>
          </table:table-cell>
          <table:table-cell table:formula="of:=[.K17]-[.J18]"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8]-[.C19]" office:value-type="float" office:value="1" calcext:value-type="float">
            <text:p>1</text:p>
          </table:table-cell>
          <table:table-cell table:formula="of:=[.E18]-[.D19]" office:value-type="float" office:value="2" calcext:value-type="float">
            <text:p>2</text:p>
          </table:table-cell>
          <table:table-cell table:formula="of:=[.F18]-[.E19]" office:value-type="float" office:value="0" calcext:value-type="float">
            <text:p>0</text:p>
          </table:table-cell>
          <table:table-cell table:formula="of:=[.G18]-[.F1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18]-[.H19]+7" office:value-type="float" office:value="5" calcext:value-type="float">
            <text:p>5</text:p>
          </table:table-cell>
          <table:table-cell table:formula="of:=[.J18]-[.I19]" office:value-type="float" office:value="3" calcext:value-type="float">
            <text:p>3</text:p>
          </table:table-cell>
          <table:table-cell table:formula="of:=[.K18]-[.J19]+4" office:value-type="float" office:value="3" calcext:value-type="float">
            <text:p>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4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table:style-name="ce4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Default" table:number-columns-repeated="11"/>
        </table:table-row>
        <table:table-row table:style-name="ro3">
          <table:table-cell table:style-name="ce1" office:value-type="string" calcext:value-type="string">
            <text:p>Oleseana</text:p>
          </table:table-cell>
          <table:table-cell table:number-columns-repeated="10"/>
        </table:table-row>
        <table:table-row table:style-name="ro3">
          <table:table-cell table:style-name="ce1" office:value-type="string" calcext:value-type="string">
            <text:p>Graph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B31]-[.A32]" office:value-type="float" office:value="0" calcext:value-type="float">
            <text:p>0</text:p>
          </table:table-cell>
          <table:table-cell table:formula="of:=[.C31]-[.B32]" office:value-type="float" office:value="2" calcext:value-type="float">
            <text:p>2</text:p>
          </table:table-cell>
          <table:table-cell table:formula="of:=[.D31]-[.C32]" office:value-type="float" office:value="1" calcext:value-type="float">
            <text:p>1</text:p>
          </table:table-cell>
          <table:table-cell table:formula="of:=[.E31]-[.D32]" office:value-type="float" office:value="3" calcext:value-type="float">
            <text:p>3</text:p>
          </table:table-cell>
          <table:table-cell table:formula="of:=[.F31]-[.E3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31]-[.G32]" office:value-type="float" office:value="7" calcext:value-type="float">
            <text:p>7</text:p>
          </table:table-cell>
          <table:table-cell table:formula="of:=[.I31]-[.H32]" office:value-type="float" office:value="1" calcext:value-type="float">
            <text:p>1</text:p>
          </table:table-cell>
          <table:table-cell table:formula="of:=[.J31]-[.I32]" office:value-type="float" office:value="8" calcext:value-type="float">
            <text:p>8</text:p>
          </table:table-cell>
          <table:table-cell table:formula="of:=[.K31]-[.J32]"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32]-[.C33]" office:value-type="float" office:value="1" calcext:value-type="float">
            <text:p>1</text:p>
          </table:table-cell>
          <table:table-cell table:formula="of:=[.E32]-[.D33]" office:value-type="float" office:value="2" calcext:value-type="float">
            <text:p>2</text:p>
          </table:table-cell>
          <table:table-cell table:formula="of:=[.F32]-[.E33]" office:value-type="float" office:value="0" calcext:value-type="float">
            <text:p>0</text:p>
          </table:table-cell>
          <table:table-cell table:formula="of:=[.G32]-[.F3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32]-[.H33]+7" office:value-type="float" office:value="5" calcext:value-type="float">
            <text:p>5</text:p>
          </table:table-cell>
          <table:table-cell table:formula="of:=[.J32]-[.I33]" office:value-type="float" office:value="3" calcext:value-type="float">
            <text:p>3</text:p>
          </table:table-cell>
          <table:table-cell table:formula="of:=[.K32]-[.J33]+4" office:value-type="float" office:value="3" calcext:value-type="float">
            <text:p>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4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table:style-name="ce4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Default" table:number-columns-repeated="11"/>
        </table:table-row>
        <table:table-row table:style-name="ro3">
          <table:table-cell table:style-name="ce1" office:value-type="string" calcext:value-type="string">
            <text:p>Igor</text:p>
          </table:table-cell>
          <table:table-cell table:number-columns-repeated="10"/>
        </table:table-row>
        <table:table-row table:style-name="ro3">
          <table:table-cell table:style-name="ce1" office:value-type="string" calcext:value-type="string">
            <text:p>Graph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B45]-[.A46]" office:value-type="float" office:value="0" calcext:value-type="float">
            <text:p>0</text:p>
          </table:table-cell>
          <table:table-cell table:formula="of:=[.C45]-[.B46]" office:value-type="float" office:value="2" calcext:value-type="float">
            <text:p>2</text:p>
          </table:table-cell>
          <table:table-cell table:formula="of:=[.D45]-[.C46]" office:value-type="float" office:value="1" calcext:value-type="float">
            <text:p>1</text:p>
          </table:table-cell>
          <table:table-cell table:formula="of:=[.E45]-[.D46]" office:value-type="float" office:value="3" calcext:value-type="float">
            <text:p>3</text:p>
          </table:table-cell>
          <table:table-cell table:formula="of:=[.F45]-[.E4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5]-[.G46]" office:value-type="float" office:value="6" calcext:value-type="float">
            <text:p>6</text:p>
          </table:table-cell>
          <table:table-cell table:formula="of:=[.I45]-[.H46]" office:value-type="float" office:value="2" calcext:value-type="float">
            <text:p>2</text:p>
          </table:table-cell>
          <table:table-cell table:formula="of:=[.J45]-[.I46]" office:value-type="float" office:value="7" calcext:value-type="float">
            <text:p>7</text:p>
          </table:table-cell>
          <table:table-cell table:formula="of:=[.K45]-[.J46]" office:value-type="float" office:value="3" calcext:value-type="float">
            <text:p>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46]-[.C47]" office:value-type="float" office:value="1" calcext:value-type="float">
            <text:p>1</text:p>
          </table:table-cell>
          <table:table-cell table:formula="of:=[.E46]-[.D47]" office:value-type="float" office:value="2" calcext:value-type="float">
            <text:p>2</text:p>
          </table:table-cell>
          <table:table-cell table:formula="of:=[.F46]-[.E47]" office:value-type="float" office:value="0" calcext:value-type="float">
            <text:p>0</text:p>
          </table:table-cell>
          <table:table-cell table:formula="of:=[.G46]-[.F4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46]-[.H47]+7" office:value-type="float" office:value="6" calcext:value-type="float">
            <text:p>6</text:p>
          </table:table-cell>
          <table:table-cell table:formula="of:=[.J46]-[.I47]" office:value-type="float" office:value="1" calcext:value-type="float">
            <text:p>1</text:p>
          </table:table-cell>
          <table:table-cell table:formula="of:=[.K46]-[.J47]+4" office:value-type="float" office:value="6" calcext:value-type="float">
            <text:p>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4"/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table:style-name="ce4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Default" table:number-columns-repeated="11"/>
        </table:table-row>
        <table:table-row table:style-name="ro3">
          <table:table-cell table:style-name="ce1" office:value-type="string" calcext:value-type="string">
            <text:p>Ross</text:p>
          </table:table-cell>
          <table:table-cell table:number-columns-repeated="10"/>
        </table:table-row>
        <table:table-row table:style-name="ro3">
          <table:table-cell table:style-name="ce1" office:value-type="string" calcext:value-type="string">
            <text:p>Graph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B59]-[.A60]" office:value-type="float" office:value="0" calcext:value-type="float">
            <text:p>0</text:p>
          </table:table-cell>
          <table:table-cell table:formula="of:=[.C59]-[.B60]" office:value-type="float" office:value="2" calcext:value-type="float">
            <text:p>2</text:p>
          </table:table-cell>
          <table:table-cell table:formula="of:=[.D59]-[.C60]" office:value-type="float" office:value="1" calcext:value-type="float">
            <text:p>1</text:p>
          </table:table-cell>
          <table:table-cell table:formula="of:=[.E59]-[.D60]" office:value-type="float" office:value="3" calcext:value-type="float">
            <text:p>3</text:p>
          </table:table-cell>
          <table:table-cell table:formula="of:=[.F59]-[.E60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59]-[.G60]" office:value-type="float" office:value="4" calcext:value-type="float">
            <text:p>4</text:p>
          </table:table-cell>
          <table:table-cell table:formula="of:=[.I59]-[.H60]" office:value-type="float" office:value="4" calcext:value-type="float">
            <text:p>4</text:p>
          </table:table-cell>
          <table:table-cell table:formula="of:=[.J59]-[.I60]" office:value-type="float" office:value="5" calcext:value-type="float">
            <text:p>5</text:p>
          </table:table-cell>
          <table:table-cell table:formula="of:=[.K59]-[.J60]" office:value-type="float" office:value="5" calcext:value-type="float">
            <text:p>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60]-[.C6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60]-[.E61]" office:value-type="float" office:value="2" calcext:value-type="float">
            <text:p>2</text:p>
          </table:table-cell>
          <table:table-cell table:formula="of:=[.G60]-[.F61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60]-[.H61]+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K60]-[.J61]+4" office:value-type="float" office:value="5" calcext:value-type="float">
            <text:p>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4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table:style-name="ce4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Default" table:number-columns-repeated="11"/>
        </table:table-row>
        <table:table-row table:style-name="ro3">
          <table:table-cell table:style-name="ce1" office:value-type="string" calcext:value-type="string">
            <text:p>Jude</text:p>
          </table:table-cell>
          <table:table-cell table:number-columns-repeated="10"/>
        </table:table-row>
        <table:table-row table:style-name="ro3">
          <table:table-cell table:style-name="ce1" office:value-type="string" calcext:value-type="string">
            <text:p>Graph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B73]-[.A74]" office:value-type="float" office:value="0" calcext:value-type="float">
            <text:p>0</text:p>
          </table:table-cell>
          <table:table-cell table:formula="of:=[.C73]-[.B74]" office:value-type="float" office:value="2" calcext:value-type="float">
            <text:p>2</text:p>
          </table:table-cell>
          <table:table-cell table:formula="of:=[.D73]-[.C74]" office:value-type="float" office:value="1" calcext:value-type="float">
            <text:p>1</text:p>
          </table:table-cell>
          <table:table-cell table:formula="of:=[.E73]-[.D74]" office:value-type="float" office:value="3" calcext:value-type="float">
            <text:p>3</text:p>
          </table:table-cell>
          <table:table-cell table:formula="of:=[.F73]-[.E7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3]-[.G74]" office:value-type="float" office:value="7" calcext:value-type="float">
            <text:p>7</text:p>
          </table:table-cell>
          <table:table-cell table:formula="of:=[.I73]-[.H74]" office:value-type="float" office:value="1" calcext:value-type="float">
            <text:p>1</text:p>
          </table:table-cell>
          <table:table-cell table:formula="of:=[.J73]-[.I74]" office:value-type="float" office:value="8" calcext:value-type="float">
            <text:p>8</text:p>
          </table:table-cell>
          <table:table-cell table:formula="of:=[.K73]-[.J74]"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J74]-[.I75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4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table:style-name="ce4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Default" table:number-columns-repeated="11"/>
        </table:table-row>
        <table:table-row table:style-name="ro3">
          <table:table-cell table:style-name="ce1" office:value-type="string" calcext:value-type="string">
            <text:p>Jonny</text:p>
          </table:table-cell>
          <table:table-cell table:number-columns-repeated="10"/>
        </table:table-row>
        <table:table-row table:style-name="ro3">
          <table:table-cell table:style-name="ce1" office:value-type="string" calcext:value-type="string">
            <text:p>Graph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B87]-[.A88]" office:value-type="float" office:value="0" calcext:value-type="float">
            <text:p>0</text:p>
          </table:table-cell>
          <table:table-cell table:formula="of:=[.C87]-[.B8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7]-[.D88]" office:value-type="float" office:value="4" calcext:value-type="float">
            <text:p>4</text:p>
          </table:table-cell>
          <table:table-cell table:formula="of:=[.F87]-[.E8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87]-[.G88]" office:value-type="float" office:value="7" calcext:value-type="float">
            <text:p>7</text:p>
          </table:table-cell>
          <table:table-cell table:formula="of:=[.I87]-[.H88]" office:value-type="float" office:value="1" calcext:value-type="float">
            <text:p>1</text:p>
          </table:table-cell>
          <table:table-cell table:formula="of:=[.J87]-[.I88]" office:value-type="float" office:value="8" calcext:value-type="float">
            <text:p>8</text:p>
          </table:table-cell>
          <table:table-cell table:formula="of:=[.K87]-[.J88]"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88]-[.C89]" office:value-type="float" office:value="0" calcext:value-type="float">
            <text:p>0</text:p>
          </table:table-cell>
          <table:table-cell table:formula="of:=[.E88]-[.D89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88]-[.H89]+7" office:value-type="float" office:value="5" calcext:value-type="float">
            <text:p>5</text:p>
          </table:table-cell>
          <table:table-cell table:formula="of:=[.J88]-[.I89]" office:value-type="float" office:value="3" calcext:value-type="float">
            <text:p>3</text:p>
          </table:table-cell>
          <table:table-cell table:formula="of:=[.K88]-[.J89]+4" office:value-type="float" office:value="3" calcext:value-type="float">
            <text:p>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4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table:style-name="ce4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Default" table:number-columns-repeated="11"/>
        </table:table-row>
        <table:table-row table:style-name="ro3">
          <table:table-cell table:style-name="ce1" office:value-type="string" calcext:value-type="string">
            <text:p>Colin</text:p>
          </table:table-cell>
          <table:table-cell table:number-columns-repeated="10"/>
        </table:table-row>
        <table:table-row table:style-name="ro3">
          <table:table-cell table:style-name="ce1" office:value-type="string" calcext:value-type="string">
            <text:p>Graph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B101]-[.A102]" office:value-type="float" office:value="0" calcext:value-type="float">
            <text:p>0</text:p>
          </table:table-cell>
          <table:table-cell table:formula="of:=[.C101]-[.B102]" office:value-type="float" office:value="2" calcext:value-type="float">
            <text:p>2</text:p>
          </table:table-cell>
          <table:table-cell table:formula="of:=[.D101]-[.C102]" office:value-type="float" office:value="1" calcext:value-type="float">
            <text:p>1</text:p>
          </table:table-cell>
          <table:table-cell table:formula="of:=[.E101]-[.D102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01]-[.G102]" office:value-type="float" office:value="7" calcext:value-type="float">
            <text:p>7</text:p>
          </table:table-cell>
          <table:table-cell table:formula="of:=[.I101]-[.H102]" office:value-type="float" office:value="1" calcext:value-type="float">
            <text:p>1</text:p>
          </table:table-cell>
          <table:table-cell table:formula="of:=[.J101]-[.I102]" office:value-type="float" office:value="8" calcext:value-type="float">
            <text:p>8</text:p>
          </table:table-cell>
          <table:table-cell table:formula="of:=[.K101]-[.J102]"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02]-[.C103]" office:value-type="float" office:value="1" calcext:value-type="float">
            <text:p>1</text:p>
          </table:table-cell>
          <table:table-cell table:formula="of:=[.E102]-[.D10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I102]-[.H103]+7" office:value-type="float" office:value="5" calcext:value-type="float">
            <text:p>5</text:p>
          </table:table-cell>
          <table:table-cell table:formula="of:=[.J102]-[.I103]" office:value-type="float" office:value="3" calcext:value-type="float">
            <text:p>3</text:p>
          </table:table-cell>
          <table:table-cell table:formula="of:=[.K102]-[.J103]+4" office:value-type="float" office:value="3" calcext:value-type="float">
            <text:p>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4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table:style-name="ce4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Default" table:number-columns-repeated="11"/>
        </table:table-row>
        <table:table-row table:style-name="ro3">
          <table:table-cell table:style-name="ce1" office:value-type="string" calcext:value-type="string">
            <text:p>Will</text:p>
          </table:table-cell>
          <table:table-cell table:number-columns-repeated="10"/>
        </table:table-row>
        <table:table-row table:style-name="ro3">
          <table:table-cell table:style-name="ce1" office:value-type="string" calcext:value-type="string">
            <text:p>Graph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B115]-[.A116]" office:value-type="float" office:value="0" calcext:value-type="float">
            <text:p>0</text:p>
          </table:table-cell>
          <table:table-cell table:formula="of:=[.C115]-[.B11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15]-[.D116]" office:value-type="float" office:value="4" calcext:value-type="float">
            <text:p>4</text:p>
          </table:table-cell>
          <table:table-cell table:formula="of:=[.F115]-[.E1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15]-[.G116]" office:value-type="float" office:value="7" calcext:value-type="float">
            <text:p>7</text:p>
          </table:table-cell>
          <table:table-cell table:formula="of:=[.I115]-[.H116]" office:value-type="float" office:value="1" calcext:value-type="float">
            <text:p>1</text:p>
          </table:table-cell>
          <table:table-cell table:formula="of:=[.J115]-[.I116]" office:value-type="float" office:value="8" calcext:value-type="float">
            <text:p>8</text:p>
          </table:table-cell>
          <table:table-cell table:formula="of:=[.K115]-[.J116]"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16]-[.C117]" office:value-type="float" office:value="0" calcext:value-type="float">
            <text:p>0</text:p>
          </table:table-cell>
          <table:table-cell table:formula="of:=[.E116]-[.D11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G116]-[.F11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116]-[.H117]+7" office:value-type="float" office:value="5" calcext:value-type="float">
            <text:p>5</text:p>
          </table:table-cell>
          <table:table-cell table:formula="of:=[.J116]-[.I117]" office:value-type="float" office:value="3" calcext:value-type="float">
            <text:p>3</text:p>
          </table:table-cell>
          <table:table-cell table:formula="of:=[.K116]-[.J117]+4" office:value-type="float" office:value="3" calcext:value-type="float">
            <text:p>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4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table:style-name="ce4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Default" table:number-columns-repeated="11"/>
        </table:table-row>
        <table:table-row table:style-name="ro3">
          <table:table-cell table:style-name="ce1" office:value-type="string" calcext:value-type="string">
            <text:p>George</text:p>
          </table:table-cell>
          <table:table-cell table:number-columns-repeated="10"/>
        </table:table-row>
        <table:table-row table:style-name="ro3">
          <table:table-cell table:style-name="ce1" office:value-type="string" calcext:value-type="string">
            <text:p>Graph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B129]-[.A130]" office:value-type="float" office:value="0" calcext:value-type="float">
            <text:p>0</text:p>
          </table:table-cell>
          <table:table-cell table:formula="of:=[.C129]-[.B130]" office:value-type="float" office:value="2" calcext:value-type="float">
            <text:p>2</text:p>
          </table:table-cell>
          <table:table-cell table:formula="of:=[.D129]-[.C130]" office:value-type="float" office:value="1" calcext:value-type="float">
            <text:p>1</text:p>
          </table:table-cell>
          <table:table-cell table:formula="of:=[.E129]-[.D130]" office:value-type="float" office:value="3" calcext:value-type="float">
            <text:p>3</text:p>
          </table:table-cell>
          <table:table-cell table:formula="of:=[.F129]-[.E13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29]-[.G130]" office:value-type="float" office:value="7" calcext:value-type="float">
            <text:p>7</text:p>
          </table:table-cell>
          <table:table-cell table:formula="of:=[.I129]-[.H130]" office:value-type="float" office:value="1" calcext:value-type="float">
            <text:p>1</text:p>
          </table:table-cell>
          <table:table-cell table:formula="of:=[.J129]-[.I130]" office:value-type="float" office:value="8" calcext:value-type="float">
            <text:p>8</text:p>
          </table:table-cell>
          <table:table-cell table:formula="of:=[.K129]-[.J130]"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130]-[.D131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I130]-[.H131]+7" office:value-type="float" office:value="5" calcext:value-type="float">
            <text:p>5</text:p>
          </table:table-cell>
          <table:table-cell table:formula="of:=[.J130]-[.I131]" office:value-type="float" office:value="3" calcext:value-type="float">
            <text:p>3</text:p>
          </table:table-cell>
          <table:table-cell table:formula="of:=[.K130]-[.J131]+4" office:value-type="float" office:value="3" calcext:value-type="float">
            <text:p>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4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table:style-name="ce4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Default" table:number-columns-repeated="11"/>
        </table:table-row>
        <table:table-row table:style-name="ro3">
          <table:table-cell table:style-name="ce1" office:value-type="string" calcext:value-type="string">
            <text:p>Fin</text:p>
          </table:table-cell>
          <table:table-cell table:number-columns-repeated="10"/>
        </table:table-row>
        <table:table-row table:style-name="ro3">
          <table:table-cell table:style-name="ce1" office:value-type="string" calcext:value-type="string">
            <text:p>Graph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B143]-[.A144]" office:value-type="float" office:value="0" calcext:value-type="float">
            <text:p>0</text:p>
          </table:table-cell>
          <table:table-cell table:formula="of:=[.C143]-[.B144]" office:value-type="float" office:value="2" calcext:value-type="float">
            <text:p>2</text:p>
          </table:table-cell>
          <table:table-cell table:formula="of:=[.D143]-[.C144]" office:value-type="float" office:value="1" calcext:value-type="float">
            <text:p>1</text:p>
          </table:table-cell>
          <table:table-cell table:formula="of:=[.E143]-[.D144]" office:value-type="float" office:value="3" calcext:value-type="float">
            <text:p>3</text:p>
          </table:table-cell>
          <table:table-cell table:formula="of:=[.F143]-[.E14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43]-[.G144]" office:value-type="float" office:value="7" calcext:value-type="float">
            <text:p>7</text:p>
          </table:table-cell>
          <table:table-cell table:formula="of:=[.I143]-[.H144]" office:value-type="float" office:value="1" calcext:value-type="float">
            <text:p>1</text:p>
          </table:table-cell>
          <table:table-cell table:formula="of:=[.J143]-[.I144]" office:value-type="float" office:value="8" calcext:value-type="float">
            <text:p>8</text:p>
          </table:table-cell>
          <table:table-cell table:formula="of:=[.K143]-[.J144]"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44]-[.C145]" office:value-type="float" office:value="1" calcext:value-type="float">
            <text:p>1</text:p>
          </table:table-cell>
          <table:table-cell table:formula="of:=[.E144]-[.D145]" office:value-type="float" office:value="2" calcext:value-type="float">
            <text:p>2</text:p>
          </table:table-cell>
          <table:table-cell table:formula="of:=[.F144]-[.E145]" office:value-type="float" office:value="0" calcext:value-type="float">
            <text:p>0</text:p>
          </table:table-cell>
          <table:table-cell table:formula="of:=[.G144]-[.F14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144]-[.H145]+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K144]-[.J145]+4" office:value-type="float" office:value="6" calcext:value-type="float">
            <text:p>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4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table:style-name="ce4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Default" table:number-columns-repeated="11"/>
        </table:table-row>
        <table:table-row table:style-name="ro3">
          <table:table-cell table:style-name="ce1" office:value-type="string" calcext:value-type="string">
            <text:p>Indigo</text:p>
          </table:table-cell>
          <table:table-cell table:number-columns-repeated="10"/>
        </table:table-row>
        <table:table-row table:style-name="ro3">
          <table:table-cell table:style-name="ce1" office:value-type="string" calcext:value-type="string">
            <text:p>Graph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o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B157]-[.A158]" office:value-type="float" office:value="0" calcext:value-type="float">
            <text:p>0</text:p>
          </table:table-cell>
          <table:table-cell table:formula="of:=[.C157]-[.B158]" office:value-type="float" office:value="2" calcext:value-type="float">
            <text:p>2</text:p>
          </table:table-cell>
          <table:table-cell table:formula="of:=[.D157]-[.C158]" office:value-type="float" office:value="1" calcext:value-type="float">
            <text:p>1</text:p>
          </table:table-cell>
          <table:table-cell table:formula="of:=[.E157]-[.D158]" office:value-type="float" office:value="3" calcext:value-type="float">
            <text:p>3</text:p>
          </table:table-cell>
          <table:table-cell table:formula="of:=[.F157]-[.E15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57]-[.G158]" office:value-type="float" office:value="7" calcext:value-type="float">
            <text:p>7</text:p>
          </table:table-cell>
          <table:table-cell table:formula="of:=[.I157]-[.H158]" office:value-type="float" office:value="1" calcext:value-type="float">
            <text:p>1</text:p>
          </table:table-cell>
          <table:table-cell table:formula="of:=[.J157]-[.I158]" office:value-type="float" office:value="8" calcext:value-type="float">
            <text:p>8</text:p>
          </table:table-cell>
          <table:table-cell table:formula="of:=[.K157]-[.J158]"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58]-[.C159]" office:value-type="float" office:value="1" calcext:value-type="float">
            <text:p>1</text:p>
          </table:table-cell>
          <table:table-cell table:formula="of:=[.E158]-[.D159]" office:value-type="float" office:value="2" calcext:value-type="float">
            <text:p>2</text:p>
          </table:table-cell>
          <table:table-cell table:formula="of:=[.F158]-[.E159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I158]-[.H159]+7" office:value-type="float" office:value="4" calcext:value-type="float">
            <text:p>4</text:p>
          </table:table-cell>
          <table:table-cell table:formula="of:=[.J158]-[.I159]" office:value-type="float" office:value="4" calcext:value-type="float">
            <text:p>4</text:p>
          </table:table-cell>
          <table:table-cell table:formula="of:=[.K158]-[.J159]+4" office:value-type="float" office:value="2" calcext:value-type="float">
            <text:p>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4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table:style-name="ce4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in.A1:in.G1" table:display-filter-buttons="true" table:orientation="column">
          <table:sort>
            <table:sort-by table:field-number="0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be5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deded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fff2c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eebf7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4c7e7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8cbad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bdbdb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ffe699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dd7e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8faadc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9c9c9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ffd966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dc3e6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472c4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d7d31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a5a5a5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ffc000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5b9bd5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" style:display-name="PageStyle_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03T07:36:57</meta:creation-date>
    <dc:date>2025-10-31T12:52:13.885031519</dc:date>
    <meta:generator>LibreOffice/25.2.6.2$Linux_X86_64 LibreOffice_project/520$Build-2</meta:generator>
    <meta:editing-duration>PT5M28S</meta:editing-duration>
    <meta:editing-cycles>1</meta:editing-cycles>
    <meta:document-statistic meta:table-count="3" meta:cell-count="15980" meta:object-count="0"/>
    <meta:user-defined meta:name="AppVersion">16.0300</meta:user-defined>
    <meta:user-defined meta:name="ContentTypeId">0x0101006E5605FA8370854D97D4B7B1ABB40E00</meta:user-defined>
  </office:meta>
</office:document-meta>
</file>